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6cm"/>
    </style:style>
    <style:style style:name="co2" style:family="table-column">
      <style:table-column-properties fo:break-before="auto" style:column-width="3.466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results2" table:style-name="ta1">
        <table:shapes>
          <draw:frame draw:z-index="0" draw:style-name="gr1" draw:text-style-name="P1" svg:width="16cm" svg:height="9.012cm" svg:x="18.94cm" svg:y="3.556cm">
            <draw:object draw:notify-on-update-of-ranges="results2.B1:results2.B1 results2.C2:results2.C97 results2.C1:results2.C1 results2.B2:results2.B97 results2.H2:results2.H3 results2.H2:results2.H3"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number-columns-repeated="2" table:default-cell-style-name="Default"/>
        <table:table-column table:style-name="co3" table:number-columns-repeated="5" table:default-cell-style-name="Default"/>
        <table:table-row table:style-name="ro1">
          <table:table-cell office:value-type="string" calcext:value-type="string">
            <text:p>text</text:p>
          </table:table-cell>
          <table:table-cell office:value-type="string" calcext:value-type="string">
            <text:p>prediction</text:p>
          </table:table-cell>
          <table:table-cell table:style-name="ce1" office:value-type="string" calcext:value-type="string">
            <text:p>true</text:p>
          </table:table-cell>
          <table:table-cell table:number-columns-repeated="5"/>
        </table:table-row>
        <table:table-row table:style-name="ro1">
          <table:table-cell office:value-type="string" calcext:value-type="string">
            <text:p>The aim of this experiment was to prepare tin iodide, SnI4, from its elements, by weighing these out and being especially careful when weighing out iodide, and the performing a series of tests to examine the reactivity of the made tin iodide species. The experiment was started by firstly weighing out 1.0g, 1.01 was weighed, of tin and 2.5 g of iodine. These were then placed in a 100 mL quick fit round-bottom flask, with 10 cm3 of toluene and placed on a heating mantle. After adding a 3 anti-bumping granulates, a condenser was placed on top and the mixture was then heated under reflux until the originally violet solution became orange. After that, the hot solution was decanted and moved to a flask, leaving residual tin in the reaction flask, and petroleum spirit 40/60 was then added to the flask with the hot solution. The residual tin was washed with acetone and set out on a watch glass to dry. The hot solution created orange crystals as it cooled, an ice bath should be used to maximize this crystallization. After the crystals are filtered off under vacuum and washed, chemical tests can be performed. First, the crystals should be dissolved in 15-20 mL of water. For the first test, 2 mL of the solution was added to a test-tube with 4 drops of 0.1 M silver nitrate The second test required 2 mL of the solution in a test tube and then a flame test was done using a copper wire. The third test required 2 mL of the solution to be moved to a test tube and 10 drops of 3% hydrogen peroxide was added. This was shaken for around 30 seconds and 2 mL of petrol was added. The aim of this experiment was to prepare tin iodide, SnI4, from its elements, by weighing these out and being especially careful when weighing out iodide, and the performing a series of tests to examine the reactivity of the made tin iodide species. The experiment was started by firstly weighing out 1.0g, 1.01 was weighed, of tin and 2.5 g of iodine. These were then placed in a 100 mL quick fit round-bottom flask, with 10 cm3 of toluene and placed on a heating mantle. After adding a 3 anti-bumping granulates, a condenser was placed on top and the mixture was then heated under reflux until the originally violet solution became orange. After that, the hot solution was decanted and moved to a flask, leaving residual tin in the reaction flask, and petroleum spirit 40/60 was then added to the flask with the hot solution. The residual tin was washed with acetone and set out on a watch glass to dry. The hot solution created orange crystals as it cooled, an ice bath should be used to maximize this crystallization. After the crystals are filtered off under vacuum and washed, chemical tests can be performed. First, the crystals should be dissolved in 15-20 mL of water. For the first test, 2 mL of the solution was added to a test-tube with 4 drops of 0.1 M silver nitrate The second test required 2 mL of the solution in a test tube and then a flame test was done using a copper wire.</text:p>
          </table:table-cell>
          <table:table-cell office:value-type="float" office:value="0.718836724758148" calcext:value-type="float">
            <text:p>0.718836724758148</text:p>
          </table:table-cell>
          <table:table-cell office:value-type="float" office:value="0.75" calcext:value-type="float">
            <text:p>0.75</text:p>
          </table:table-cell>
          <table:table-cell table:number-columns-repeated="4"/>
          <table:table-cell office:value-type="float" office:value="1" calcext:value-type="float">
            <text:p>1</text:p>
          </table:table-cell>
        </table:table-row>
        <table:table-row table:style-name="ro1">
          <table:table-cell office:value-type="string" calcext:value-type="string">
            <text:p>The aim of the experiment was to form tin (IV) iodine (SnI4) from the elements tin (Sn) and iodine (I2) and then to examine the reactivity of the resulting SnI4 compound using a series of tests. 1.2 g of tin was placed in a flask and 2.5 g of iodine was added. 10 cm3 of toluene was the added and the reaction was heated to around 70oC under reflux until the reaction mixture turned fully orange and the condensing solvent was clear at which point the hot solution was decanted into a flask along with 10 cm3 of 40/60 petroleum spirit. This mixture was then allowed to cool and crystallise. The crystals were filtered under reduced pressure then washed with cold petroleum 40/60 spirit, dried and weighed. The unreacted tin metal was washed with acetone and weighed.</text:p>
          </table:table-cell>
          <table:table-cell office:value-type="float" office:value="0.638083279132843" calcext:value-type="float">
            <text:p>0.638083279132843</text:p>
          </table:table-cell>
          <table:table-cell office:value-type="float" office:value="0.779999971389771" calcext:value-type="float">
            <text:p>0.779999971389771</text:p>
          </table:table-cell>
          <table:table-cell table:number-columns-repeated="4"/>
          <table:table-cell office:value-type="float" office:value="0" calcext:value-type="float">
            <text:p>0</text:p>
          </table:table-cell>
        </table:table-row>
        <table:table-row table:style-name="ro1">
          <table:table-cell office:value-type="string" calcext:value-type="string">
            <text:p>The aim of this experiment was to prepare and isolate tin(IV) iodide and to perform various tests to examine its reactivity. Transfer 1.0g of tin metal to a 100mL quickfit round bottom flask, then weigh out 2.5g of iodine pellets on a watchglass, adding these to the flask as well. Take care not to spill any of these pellets, notify a member of staff if you do. Using a measuring cylinder, measure 10cm3 of toluene and add to the flask along with 2 or 3 anti-bumping granules. Connect a reflux condenser to the water supply ensuring no leaks are present, then place the flask in a heating mantle and attach to the reflux condenser, securing with a clamp. Heat at 60% power, a violet vapour should begin to condense and the originally purple solution should turn orange over time. Once the condensing solvent becomes clear turn the mantle off and allow to cool until the solvent stops condensing. Using a clamp to hold the hot flask, decant the solution into a 100cm3 conical flask, leaving the left-over tin in the round bottom flask. Add 10cm3 of petroleum 40/60 to the conical flask then allow to cool to room temperature. Use acetone to wash the residual tin in the reaction flask, then allow the tin to dry on a watchglass � once dry, weigh the tine and record the mass. As the conical flask cools, orange crystals should start to form, the flask can be placed in an ice-bath for roughly five minutes in order to maximise crystallisation. Use a buchner funnel to filter of the crystals, washing them with around 10cm3 of petroleum 40/60, once this process is complete weigh your dried crystals and record the mass. The chemicals properties of the product will now be tested, your observations should be noted throughout. Measure roughly 15-20mL of water and dissolve a heaped micro spatula tip in the water, stir until the solid can not be seen. Using pH paper, check the pH of this solution. This solution should be used in the following tests. Test 1 Add 4 or 5 drops of 0.1 M silver nitrate and roughly 1-2mL of the solution to a test tube, gently shake for half a minute, note your observation. Test 2 Transfer roughly 1-2mL of the solution to a test tube. Using a Bunsen flame, heat one end of a copper wire until it glows red, then dip into the solution and reheat over the Bunsen again, noting the flame colour you observe. Test 3 Transfer roughly 1-2mL of the solution to a test tube, add 10 drops of 3% hydrogen peroxide, then shake for half a minute. Add 2 or 3 drops of petrol, forming a biphasic solution, then swirl and note your observations. The aim of this experiment was to prepare and isolate tin(IV) iodide and to perform various tests to examine its reactivity. Transfer 1.0g of tin metal to a 100mL quickfit round bottom flask, then weigh out 2.5g of iodine pellets on a watchglass, adding these to the flask as well. Take care not to spill any of these pellets, notify a member of staff if you do. Using a measuring cylinder, measure 10cm3 of toluene and add to the flask along with 2 or 3 anti-bumping granules. Connect a reflux condenser to the water supply ensuring no leaks are present, then place the flask in a heating mantle and attach to the reflux condenser, securing with a clamp. Heat at 60% power, a violet vapour should begin to condense and the originally purple solution should turn orange over time. Once the condensing solvent becomes clear turn the mantle off and allow to cool until the solvent stops condensing. Using a clamp to hold the hot flask, decant the solution into a 100cm3 conical flask, leaving the left-over tin in the round bottom flask. Add 10cm3 of petroleum 40/60 to the conical flask then allow to cool to room temperature. Use acetone to wash the residual tin in the reaction flask, then allow the tin to dry on a watchglass � once dry, weigh the tine and record the mass. As the conical flask cools, orange crystals should start to form, the flask can be placed in an ice-bath for roughly five minutes in order to maximise crystallisation. Use a buchner funnel to filter of the crystals, washing them with around 10cm3 of petroleum 40/60, once this process is complete weigh your dried crystals and record the mass. The chemicals properties of the product will now be tested, your observations should be noted throughout. Measure roughly 15-20mL of water and dissolve a heaped micro spatula tip in the water, stir until the solid can not be seen. Using pH paper, check the pH of this solution. This solution should be used in the following tests. Test 1 Add 4 or 5 drops of 0.1 M silver nitrate and roughly 1-2mL of the solution to a test tube, gently shake for half a minute, note your observation. Test 2 Transfer roughly 1-2mL of the solution to a test tube. Using a Bunsen flame, heat one end of a copper wire until it glows red, then dip into the solution and reheat over the Bunsen again, noting the flame colour you observe. Test 3</text:p>
          </table:table-cell>
          <table:table-cell office:value-type="float" office:value="0.647408485412598" calcext:value-type="float">
            <text:p>0.647408485412598</text:p>
          </table:table-cell>
          <table:table-cell office:value-type="float" office:value="0.680000007152557" calcext:value-type="float">
            <text:p>0.680000007152557</text:p>
          </table:table-cell>
          <table:table-cell table:number-columns-repeated="5"/>
        </table:table-row>
        <table:table-row table:style-name="ro1">
          <table:table-cell office:value-type="string" calcext:value-type="string">
            <text:p>The aim of the experiment was to produce tin iodide from tin and iodine under reflux, using filtration to separate the solid product from the flask contents. The aim was also to show how chemical tests can help test reactivity of tin iodide and confirm the presence of certain species in the end product. Method:</text:p>
          </table:table-cell>
          <table:table-cell office:value-type="float" office:value="0.715227067470551" calcext:value-type="float">
            <text:p>0.715227067470551</text:p>
          </table:table-cell>
          <table:table-cell office:value-type="float" office:value="0.699999988079071" calcext:value-type="float">
            <text:p>0.699999988079071</text:p>
          </table:table-cell>
          <table:table-cell table:number-columns-repeated="5"/>
        </table:table-row>
        <table:table-row table:style-name="ro1">
          <table:table-cell office:value-type="string" calcext:value-type="string">
            <text:p>The aim of the experiment was to prepare, by reflux, and isolate a tin iodide species from its components. The reactivity of the species was examined using a flame test, silver nitrate test and the addition of 3% hydrogen peroxide and 2ml petrol. Approximately 1.0g of tin metal and 2.5g iodine pellets were weighed accurately and added to a 100mL round-bottom flask. Toluene (10cm3) was added to the flask with two anti-bumping granules. The reaction mixture was heated under reflux until the solution changed from a violet to an orange colour and the condensing solvent ran clear. The flask was cooled until the solvent stopped condensing. The solution, excluding the solid tin, was transferred into a 100cm3 conical flask containing 10cm3 petroleum spirit 40/60. The solution was cooled in an ice bath until orange crystals formed. The crystals (SnI4) were then isolated using vacuum filtration and weighed. The residual tin was dried and weighed. To investigate the reactivity of the crystals, three tests were conducted. One micro spatula tip of the crystal was added to 15mL water in a beaker which was waggled until all solid dissolved. Three test tubes were set up to which one mL of the solution was added to each. The following tests were conducted. A silver nitrate test was conducted on test tube 1 and results observed. A Beilstein flame test was conducted for the solution of test tube 2 and the colour produced recorded.</text:p>
          </table:table-cell>
          <table:table-cell office:value-type="float" office:value="0.681625127792358" calcext:value-type="float">
            <text:p>0.681625127792358</text:p>
          </table:table-cell>
          <table:table-cell office:value-type="float" office:value="0.680000007152557" calcext:value-type="float">
            <text:p>0.680000007152557</text:p>
          </table:table-cell>
          <table:table-cell table:number-columns-repeated="5"/>
        </table:table-row>
        <table:table-row table:style-name="ro1">
          <table:table-cell office:value-type="string" calcext:value-type="string">
            <text:p>The aim of the experiment is to make a tin iodide species, Sn(IV) iodide, and study its reactivity through different tests. In addition, the tests performed can confirm whether Sn(IV)iodide has been produced.</text:p>
          </table:table-cell>
          <table:table-cell office:value-type="float" office:value="0.591301679611206" calcext:value-type="float">
            <text:p>0.591301679611206</text:p>
          </table:table-cell>
          <table:table-cell office:value-type="float" office:value="0.829999983310699" calcext:value-type="float">
            <text:p>0.829999983310699</text:p>
          </table:table-cell>
          <table:table-cell table:number-columns-repeated="2"/>
          <table:table-cell table:formula="of:=RSQ([.B2:.B97]; [.C2:.C97])" office:value-type="float" office:value="0.474585128794597" calcext:value-type="float">
            <text:p>0.474585128794597</text:p>
          </table:table-cell>
          <table:table-cell table:number-columns-repeated="2"/>
        </table:table-row>
        <table:table-row table:style-name="ro1">
          <table:table-cell office:value-type="string" calcext:value-type="string">
            <text:p>The aim of this experiment was to prepare a sample of tin iodide from iodine and tin and to investigate its properties by performing three different tests on it. Tin metal (0.98g), iodine pellets (2.51g), toluene (10mL) and some anti-bumping granules were added to a round-bottom flask equipped for heating under reflux. The mixture was heated until the solution was orange and the condensing solvent was clear. The solution was allowed to cool until the solvent stopped condensing. The solution was transferred into a conical flask, ensuring that the residual tin metal remained in the round-bottom flask. Petroleum spirit 40/60 (10mL) was transferred to the conical flask and the solution was allowed to cool to room temperature to allow crystals to form, then placed in an ice bath for 5 minutes. The residual tin was washed with acetone and allowed to dry, after which it was weighed. The crystals were filtered and washed with petroleum spirit 40/60 (10mL) and the dried crystals were weighed. A heaped micro spatula of SnI4 was mixed with water (20mL) and the pH was tested using pH paper. Silver nitrate (five drops) and this solution (2mL) were added to a test tube and the reaction was observed. A copper wire, first heated in a Bunsen flame until it was red, was immersed in 2mL of the solution, then held back in the Bunsen flame. The flame colour was noted. Hydrogen peroxide (ten drops) was added to 2mL of the solution and gently shaken. Petroleum spirit 40/60 (2mL) was added and the resulting reaction was observed. The aim of this experiment was to prepare a sample of tin iodide from iodine and tin and to investigate its properties by performing three different tests on it. Tin metal (0.98g), iodine pellets (2.51g), toluene (10mL) and some anti-bumping granules were added to a round-bottom flask equipped for heating under reflux. The mixture was heated until the solution was orange and the condensing solvent was clear. The solution was allowed to cool until the solvent stopped condensing. The solution was transferred into a conical flask, ensuring that the residual tin metal remained in the round-bottom flask. Petroleum spirit 40/60 (10mL) was transferred to the conical flask and the solution was allowed to cool to room temperature to allow crystals to form, then placed in an ice bath for 5 minutes. The residual tin was washed with acetone and allowed to dry, after which it was weighed. The crystals were filtered and washed with petroleum spirit 40/60 (10mL) and the dried crystals were weighed.</text:p>
          </table:table-cell>
          <table:table-cell office:value-type="float" office:value="0.881598949432373" calcext:value-type="float">
            <text:p>0.881598949432373</text:p>
          </table:table-cell>
          <table:table-cell office:value-type="float" office:value="0.899999976158142" calcext:value-type="float">
            <text:p>0.899999976158142</text:p>
          </table:table-cell>
          <table:table-cell table:number-columns-repeated="5"/>
        </table:table-row>
        <table:table-row table:style-name="ro1">
          <table:table-cell office:value-type="string" calcext:value-type="string">
            <text:p>The aim of this experiment was to prepare a sample of SnI4 from tin and iodine and examine the reactivity by completing a series of tests. I mixed tin and iodine together in a round bottom flask with toluene and anti-bumping granules. I then connected this to a reflux condenser and heated the flask in a heating mantle until the liquid turned orange and the condensing solvent became clear. The flask was then placed in an ice bath to allow the SnI4 to crystallize. These crystals were then filtered by using a buchner funnel before being mixed with some water to create a solution. This solution was then tested with silver nitrate, hydrogen peroxide and in a flame to determine reactivity. The aim of this experiment was to prepare a sample of SnI4 from tin and iodine and examine the reactivity by completing a series of tests.</text:p>
          </table:table-cell>
          <table:table-cell office:value-type="float" office:value="0.601599335670471" calcext:value-type="float">
            <text:p>0.601599335670471</text:p>
          </table:table-cell>
          <table:table-cell office:value-type="float" office:value="0.649999976158142" calcext:value-type="float">
            <text:p>0.649999976158142</text:p>
          </table:table-cell>
          <table:table-cell table:number-columns-repeated="5"/>
        </table:table-row>
        <table:table-row table:style-name="ro1">
          <table:table-cell office:value-type="string" calcext:value-type="string">
            <text:p>Produce a tin iodide (SnI4) from its elements and investigate its reactivity and chemical properties by a series of tests. First a solution containing tin, iodine and toluene was heated in a flux condenser until it turned an orange colour from its original purple and its vapour turned colourless. The residual tin mtal was then separated from the solution and left to dry to be weighed. Meanwhile orange SnL4 crystals form in the rest of the solution and filtered off using a Buchner funnel, to be weighed. The three tests involved testing the pH of a solution dissolved SnL4 crystals in water, burning it under a Bunsen flame, and finally adding 3% hydrogen peroxide and 40/60 petroleum to the solution to see what changes occurred. Produce a tin iodide (SnI4) from its elements and investigate its reactivity and chemical properties by a series of tests. First a solution containing tin, iodine and toluene was heated in a flux condenser until it turned an orange colour from its original purple and its vapour turned colourless. The residual tin mtal was then separated from the solution and left to dry to be weighed. Meanwhile orange SnL4 crystals form in the rest of the solution and filtered off using a Buchner funnel, to be weighed.</text:p>
          </table:table-cell>
          <table:table-cell office:value-type="float" office:value="0.74146431684494" calcext:value-type="float">
            <text:p>0.74146431684494</text:p>
          </table:table-cell>
          <table:table-cell office:value-type="float" office:value="0.75" calcext:value-type="float">
            <text:p>0.75</text:p>
          </table:table-cell>
          <table:table-cell table:number-columns-repeated="5"/>
        </table:table-row>
        <table:table-row table:style-name="ro1">
          <table:table-cell office:value-type="string" calcext:value-type="string">
            <text:p>The aim of the experiment was to prepare tin(IV) iodide from its elements, isolate it and perform tests to assess the reactivity of it. I heated a mixture of tin metal, iodine and toluene under reflux. I then decanted the solution into a conical flask and recrystallized the crystals that began to form. I dissolved some of the crystals in water and checked the pH. I tested the crystals with silver nitrate, a flame test and hydrogen peroxide with petrol. The aim of the experiment was to prepare tin(IV) iodide from its elements, isolate it and perform tests to assess the reactivity of it.</text:p>
          </table:table-cell>
          <table:table-cell office:value-type="float" office:value="0.634974896907806" calcext:value-type="float">
            <text:p>0.634974896907806</text:p>
          </table:table-cell>
          <table:table-cell office:value-type="float" office:value="0.649999976158142" calcext:value-type="float">
            <text:p>0.649999976158142</text:p>
          </table:table-cell>
          <table:table-cell table:number-columns-repeated="5"/>
        </table:table-row>
        <table:table-row table:style-name="ro1">
          <table:table-cell office:value-type="string" calcext:value-type="string">
            <text:p>Aims: to prepare tin iodide from its elements. To determine the reactivity of the product formed through four tests: addition of silver nitrate; addition if hydrogen peroxide and then petrol; pH measurement; and a flame test.</text:p>
          </table:table-cell>
          <table:table-cell office:value-type="float" office:value="0.706662595272064" calcext:value-type="float">
            <text:p>0.706662595272064</text:p>
          </table:table-cell>
          <table:table-cell office:value-type="float" office:value="0.730000019073486" calcext:value-type="float">
            <text:p>0.730000019073486</text:p>
          </table:table-cell>
          <table:table-cell table:number-columns-repeated="5"/>
        </table:table-row>
        <table:table-row table:style-name="ro1">
          <table:table-cell office:value-type="string" calcext:value-type="string">
            <text:p>The aim of this experiment was to prepare SnI4 from its elements, isolate it and investigate its reactivity by performing tests on it. 1.03g of tin metal, 2.56g of iodine pellets and 10cm3 of toluene were heated and reacted under reflux, with a few anti-bumping granules. When the solution changed from violet to orange, with the condensing solvent being clear the solution was allowed to cool until the solvent stopped condensing. The residual tin was then collected and weighed and petroleum spirit 40/60 was added to the product and allowed to cool to room temperature. The product was cooled in an ice bath to maximise crystallisation, that is the formation of orange crystals. The crystals were then filtered off and washed with 10cm3 of petroleum spirit 40/60 and the crystals weighed. To investigate the chemical properties of the product tests were carried out. SnI4 (product) was dissolved in 15-20 ml of water until the orange solid was no longer visible. At this point the pH was checked and three tests carried out. The first test was to add 4 or 5 drops of 0.1M silver nitrate to 1-2ml of the solution and gently shake for approximately 30 seconds. The second test was to carry out a Beilstein flame test to test for halide ions. The final test was to add 10 drops of 3% hydrogen peroxide to 1-2ml of the solution and shake the solution for approximately 30 seconds. 2-3ml of petrol was then added to the solution and gently swirled to form a biphasic solution. The aim of this experiment was to prepare SnI4 from its elements, isolate it and investigate its reactivity by performing tests on it. 1.03g of tin metal, 2.56g of iodine pellets and 10cm3 of toluene were heated and reacted under reflux, with a few anti-bumping granules. When the solution changed from violet to orange, with the condensing solvent being clear the solution was allowed to cool until the solvent stopped condensing. The residual tin was then collected and weighed and petroleum spirit 40/60 was added to the product and allowed to cool to room temperature. The product was cooled in an ice bath to maximise crystallisation, that is the formation of orange crystals. The crystals were then filtered off and washed with 10cm3 of petroleum spirit 40/60 and the crystals weighed.</text:p>
          </table:table-cell>
          <table:table-cell office:value-type="float" office:value="0.781229257583618" calcext:value-type="float">
            <text:p>0.781229257583618</text:p>
          </table:table-cell>
          <table:table-cell office:value-type="float" office:value="0.829999983310699" calcext:value-type="float">
            <text:p>0.829999983310699</text:p>
          </table:table-cell>
          <table:table-cell table:number-columns-repeated="5"/>
        </table:table-row>
        <table:table-row table:style-name="ro1">
          <table:table-cell office:value-type="string" calcext:value-type="string">
            <text:p>Aim- to prepare tin iodide and examine the reactivity by carrying out 3 different tests. Procedure- tin metal(1g) was transferred to a Quickfit round bottom flask and iodine(2.55g) was added. Toluene(10cm3) and anti-bumping granules were added as well. The flask was attached to a reflux condenser and then heated until the condensing solvent was clear. The solution was transferred to a conical flask, petroleum spirit 40-60 was added and then cooled in an ice bath for 5 minutes. The residual tin was left in the reaction flask, washed out with acetone, dried and then weighed (0.42g). The crystals in the conical flask were filtered off and washed with petroleum spirit 40-60 then weighed(1.9g). Tests- a spatula of the crystals was dissolved in water(20ml) Test 1- the solution (2ml) was transferred to a test tube and 0.1mL silver nitrate was added (5 drops) and shaken for 30 seconds. Test 2- in a fume cupboard the solution(2mL) was transferred to a test tube and the end of a hot copper wire was put in the solution, the wire was heated again by a Bunsen.</text:p>
          </table:table-cell>
          <table:table-cell office:value-type="float" office:value="0.642548263072968" calcext:value-type="float">
            <text:p>0.642548263072968</text:p>
          </table:table-cell>
          <table:table-cell office:value-type="float" office:value="0.850000023841858" calcext:value-type="float">
            <text:p>0.850000023841858</text:p>
          </table:table-cell>
          <table:table-cell table:number-columns-repeated="5"/>
        </table:table-row>
        <table:table-row table:style-name="ro1">
          <table:table-cell office:value-type="string" calcext:value-type="string">
            <text:p>To observe the reaction between Tin mental and Iodine, and simultaneously observe the products SnI4. The reaction was proceeded with 2.51g of Iodine, 0.96g of Tin and 10ml of Toluene were reacted by heating in a round-bottom flask. The reactants turned to orange at the end, and crystals, orange powder, were cooled in the ice then filtered off. In part ii, the powder was used to react with silver nitrate, fire and hydrogen peroxide respectively. To observe the reaction between Tin mental and Iodine, and simultaneously observe the products SnI4. The reaction was proceeded with 2.51g of Iodine, 0.96g of Tin and 10ml of Toluene were reacted by heating in a round-bottom flask. The reactants turned to orange at the end, and crystals, orange powder, were cooled in the ice then filtered off.</text:p>
          </table:table-cell>
          <table:table-cell office:value-type="float" office:value="0.291472285985947" calcext:value-type="float">
            <text:p>0.291472285985947</text:p>
          </table:table-cell>
          <table:table-cell office:value-type="float" office:value="0.280000001192093" calcext:value-type="float">
            <text:p>0.280000001192093</text:p>
          </table:table-cell>
          <table:table-cell table:number-columns-repeated="5"/>
        </table:table-row>
        <table:table-row table:style-name="ro1">
          <table:table-cell office:value-type="string" calcext:value-type="string">
            <text:p>The aim of this experiment was to prepare SnI4 from its constituent elements, isolate the compound, and to investigate its reactivity. 1.0g of tin metal, 2.5g of iodine, 10cm3 of toluene and 3 anti-bumping granules was added to a 100mL conical flask. <text:s/>The flask was heated under reflux until all vapour turned clear. <text:s/>The remaining solution along with 10cm3 of petroleum spirit 40-60 was added to a different 100mL conical flask and placed in ice bath. <text:s/>The suspension was washed with 10cm3 of cold petrol 40-60 and dried under suction for several minutes to afford the SnI4 as orange crystals. <text:s/>Residual tin in reaction flask was washed with acetone and weighed once dried. A microspatula tip of the SnI4 crystals was fully dissolved in 20mL of water and 2mL of the solution was added to 3 test tubes each. 3 tests were performed on each test boiling tube and observations recorded: 5 drops of 0.1M silver nitrate were added to the test tube and mixture shaken End of copper wire was heated until glowing red. <text:s/>The wire was dipped in the solution and placed back in the flame. 10 drops of 3% hydrogen peroxide were added to the test tube and gently shaken. <text:s/>3mL of petrol 40-60 was added and mixture shaken.</text:p>
          </table:table-cell>
          <table:table-cell office:value-type="float" office:value="0.65798032283783" calcext:value-type="float">
            <text:p>0.65798032283783</text:p>
          </table:table-cell>
          <table:table-cell office:value-type="float" office:value="0.779999971389771" calcext:value-type="float">
            <text:p>0.779999971389771</text:p>
          </table:table-cell>
          <table:table-cell table:number-columns-repeated="5"/>
        </table:table-row>
        <table:table-row table:style-name="ro1">
          <table:table-cell office:value-type="string" calcext:value-type="string">
            <text:p>The aim of the experiment was to find the mass of residual tin after it had been under reflux conditions as well as the crystals produced after filtration. An investigation of the chemical properties of the tin iodide crystals that was obtained after both reflux and filtration under suction was also carried out.</text:p>
          </table:table-cell>
          <table:table-cell office:value-type="float" office:value="0.464142233133316" calcext:value-type="float">
            <text:p>0.464142233133316</text:p>
          </table:table-cell>
          <table:table-cell office:value-type="float" office:value="0.449999988079071" calcext:value-type="float">
            <text:p>0.449999988079071</text:p>
          </table:table-cell>
          <table:table-cell table:number-columns-repeated="5"/>
        </table:table-row>
        <table:table-row table:style-name="ro1">
          <table:table-cell office:value-type="string" calcext:value-type="string">
            <text:p>The aim was to prepare a tin iodide mixture from its constituent elements, and through condensing, the isolated crystals left, underwent tests to conclude how reactive the compound was. Tin (1.13g), iodine pellets (2.49g) and toluene (10cm3) were refluxed at approximately 170�C. The finished point of heating was identified when the condensed solvent dropping back into the round bottom flask became clear. <text:s/>Once the solvent stopped condensing, whilst the solution was still hot, it was transferred (with the remaining solid tin left in the condensing flask) along with petroleum 40-60 (10cm3) into a conical flask, in an ice bath to quicken recrystallisation. Remaining tin was rinsed with acetone and left to dry (0.53g) whilst orange crystals began to form in conical flask. <text:s/>These crystals were filtered, dried and weighed (1.97g). A generous microspatula tip of dried crystals were dissolved in water (20cm3) and shaken (pH of 1). <text:s/>This solution was used for the following tests. Solution (2cm3) was transferred to test tube along with silver nitrate (0.1M, 5 drops). <text:s/>Mixture was gently shaken for approximately 30 seconds. Solution (2cm3) was transferred to test tube. <text:s/>A copper wire was heated until visibly glowing. <text:s/>At this point, end of wire was dipped into test tube and then put back into flame. Solution (2cm3) was transferred to test tube along with hydrogen peroxide (3%, 10 drops). <text:s/>Test tube was shaken for approximately 30 seconds before adding petroleum 40-60 (2-3cm3). Mixture was gently shaken again.</text:p>
          </table:table-cell>
          <table:table-cell office:value-type="float" office:value="0.763202726840973" calcext:value-type="float">
            <text:p>0.763202726840973</text:p>
          </table:table-cell>
          <table:table-cell office:value-type="float" office:value="0.649999976158142" calcext:value-type="float">
            <text:p>0.649999976158142</text:p>
          </table:table-cell>
          <table:table-cell table:number-columns-repeated="5"/>
        </table:table-row>
        <table:table-row table:style-name="ro1">
          <table:table-cell office:value-type="string" calcext:value-type="string">
            <text:p>In this experiment, SnI4 is made by Sn and I2 using condensation and crystallization and the reactivity is tested by reacting with silver nitrate, Beilstein test, and the hydrogen peroxide. In this experiment, tin (1.0g) and iodine (2.5g) is heated and refluxed with toluene(10cm3), the solution change from violt to orange. Stop heating until the condensed solvent is colorless. Weight and record the tin left. Cool the solution with petroleum spirit 40/60,then with ice bath. Filter to get crystal and record the weigh of the sample after dry. Dissolve some sample with water(15-20ml). Silver nitrate(0.1 mole) is react with the sample solution(1-2ml) Hot copper is dipped in the sample solution and heated again. Hydrogen peroxide(3%, 10 drops) is add to the sample solution(1-2ml) and shaked with petrel(2-3ml) In this experiment, SnI4 is made by Sn and I2 using condensation and crystallization and the reactivity is tested by reacting with silver nitrate, Beilstein test, and the hydrogen peroxide. In this experiment, tin (1.0g) and iodine (2.5g) is heated and refluxed with toluene(10cm3), the solution change from violt to orange. Stop heating until the condensed solvent is colorless. Weight and record the tin left. Cool the solution with petroleum spirit 40/60,then with ice bath. Filter to get crystal and record the weigh of the sample after dry. Dissolve some sample with water(15-20ml). Silver nitrate(0.1 mole) is react with the sample solution(1-2ml) Hot copper is dipped in the sample solution and heated again.</text:p>
          </table:table-cell>
          <table:table-cell office:value-type="float" office:value="0.631255865097046" calcext:value-type="float">
            <text:p>0.631255865097046</text:p>
          </table:table-cell>
          <table:table-cell office:value-type="float" office:value="0.649999976158142" calcext:value-type="float">
            <text:p>0.649999976158142</text:p>
          </table:table-cell>
          <table:table-cell table:number-columns-repeated="5"/>
        </table:table-row>
        <table:table-row table:style-name="ro1">
          <table:table-cell office:value-type="string" calcext:value-type="string">
            <text:p>The aim of this experiment is to prepare tin iodide (SnI4) and test its reactivity. Tin metal (1g) and elemental iodine (2.5g) were suspended in toluene (10cm3) and heated under reflux. A violet vapor condenses and the mixture was heated until this condensing vapor was colourless, and the solution is orange. The hot solution was decanted, petroleum spirit 40/60 (10cm3) was added and it was left to cool to room temperature. Once orange crystals formed the solution was further cooled in an ice bath. The crystals (SnI4) were filtered with a Bucher funnel using cold petroleum 40/60 (10cm3) to wash them. The tin remaining from the reaction flask was washed with acetone and left to dry. Chemical tests were performed using a dilute aqueous solution of the orange crystals prepared. First pH paper was used to measure the pH of the solution. 0.1M silver nitrate (4-5 drops) was mixed with the solution of tin iodide (1-2mL). A Beilstein flame test was performed by dipping a hot copper wire into the SnI4 solution and burning in a Bunsen flame. Finally, hydrogen peroxide (3%, 10drops) was mixed with the SnI4 solution (1-2mL) and petrol (3 drops). The aim of this experiment is to prepare tin iodide (SnI4) and test its reactivity. Tin metal (1g) and elemental iodine (2.5g) were suspended in toluene (10cm3) and heated under reflux. A violet vapor condenses and the mixture was heated until this condensing vapor was colourless, and the solution is orange. The hot solution was decanted, petroleum spirit 40/60 (10cm3) was added and it was left to cool to room temperature. Once orange crystals formed the solution was further cooled in an ice bath. The crystals (SnI4) were filtered with a Bucher funnel using cold petroleum 40/60 (10cm3) to wash them. The tin remaining from the reaction flask was washed with acetone and left to dry.</text:p>
          </table:table-cell>
          <table:table-cell office:value-type="float" office:value="0.717103064060211" calcext:value-type="float">
            <text:p>0.717103064060211</text:p>
          </table:table-cell>
          <table:table-cell office:value-type="float" office:value="0.649999976158142" calcext:value-type="float">
            <text:p>0.649999976158142</text:p>
          </table:table-cell>
          <table:table-cell table:number-columns-repeated="5"/>
        </table:table-row>
        <table:table-row table:style-name="ro1">
          <table:table-cell office:value-type="string" calcext:value-type="string">
            <text:p>The aim of the experiment was to prepare a tin iodide species (SnI4) and then to isolate it. Furthermore, it was to examine the reactivity of the product through three tests. Add 1.0g of tin metal to a 100mL Quickfit round-bottom flask and carefully weight 2.5g of iodine onto a watchglass before transferring the iodine pellets into the reaction flask with the tin metal. Then add 10cm3 of toluene into the flask along with 2-3 antibumping granules and set it up with a reflux condenser. Place the flask on the DrySyn hot plate and turn it to around 175c and let it condense until the vapour is clear then detach the flask from the condensor and let the flask cool until it stops condensing. Decant the solution without the tin metal into a 100cm3 conical flask and add 10cm3 of petroleum spirit 40/60 to the conical flask before letting it cool. Wash the tin with acetone and leave it to dry on a watchglass before weighing it. Then, place the conical flask containing the orange liquid into an ice bath to ensure maximum yield of crystals. Filter off the crystals with a Buchner funnel and weigh the dried crystals. Then add about a spatula full of crystals (SnI4) into another conical flask and dissolve it in water and take a pH reading of this. For the tests, add around 1-2mL of the solution into three separate test tubes and follow the following steps: Test 1: Add 4 to 5 drops of 0.1M silver nitrate and shake the mixture and observe the change Test 2: Heat a copper wire with a Bunsen burner until it is red before dipping it in the solution and conducting a flame test with a Bunsen burner and observing the colour of the flame. This is known as a Beilstein test Test 3: Add 10 drops of 3% hydrogen peroxide, shake and then add 2 to 3 mL of petrol before swirling and observing the biphasic solution. The aim of the experiment was to prepare a tin iodide species (SnI4) and then to isolate it. Furthermore, it was to examine the reactivity of the product through three tests. Add 1.0g of tin metal to a 100mL Quickfit round-bottom flask and carefully weight 2.5g of iodine onto a watchglass before transferring the iodine pellets into the reaction flask with the tin metal. Then add 10cm3 of toluene into the flask along with 2-3 antibumping granules and set it up with a reflux condenser. Place the flask on the DrySyn hot plate and turn it to around 175c and let it condense until the vapour is clear then detach the flask from the condensor and let the flask cool until it stops condensing. Decant the solution without the tin metal into a 100cm3 conical flask and add 10cm3 of petroleum spirit 40/60 to the conical flask before letting it cool. Wash the tin with acetone and leave it to dry on a watchglass before weighing it. Then, place the conical flask containing the orange liquid into an ice bath to ensure maximum yield of crystals. Filter off the crystals with a Buchner funnel and weigh the dried crystals. Then add about a spatula full of crystals (SnI4) into another conical flask and dissolve it in water and take a pH reading of this. For the tests, add around 1-2mL of the solution into three separate test tubes and follow the following steps: Test 1: Add 4 to 5 drops of 0.1M silver nitrate and shake the mixture and observe the change Test 2: Heat a copper wire with a Bunsen burner until it is red before dipping it in the solution and conducting a flame test with a Bunsen burner and observing the colour of the flame. This is known as a Beilstein test</text:p>
          </table:table-cell>
          <table:table-cell office:value-type="float" office:value="0.556610345840454" calcext:value-type="float">
            <text:p>0.556610345840454</text:p>
          </table:table-cell>
          <table:table-cell office:value-type="float" office:value="0.550000011920929" calcext:value-type="float">
            <text:p>0.550000011920929</text:p>
          </table:table-cell>
          <table:table-cell table:number-columns-repeated="5"/>
        </table:table-row>
        <table:table-row table:style-name="ro1">
          <table:table-cell office:value-type="string" calcext:value-type="string">
            <text:p>The aim of this experiment was to react solid iodine with tin metal under reflux conditions in petroleum 40/60 to obtain tin tetraiodide. The tin metal was filtered off and the petroleum 40/60 was cooled so that SnI4 crystals precipitated out. The crystals were then dried using a B�chner funnel and washed with cold petroleum 40/60. The aim of this experiment was to react solid iodine with tin metal under reflux conditions in petroleum 40/60 to obtain tin tetraiodide.</text:p>
          </table:table-cell>
          <table:table-cell office:value-type="float" office:value="0.77986490726471" calcext:value-type="float">
            <text:p>0.77986490726471</text:p>
          </table:table-cell>
          <table:table-cell office:value-type="float" office:value="0.779999971389771" calcext:value-type="float">
            <text:p>0.779999971389771</text:p>
          </table:table-cell>
          <table:table-cell table:number-columns-repeated="5"/>
        </table:table-row>
        <table:table-row table:style-name="ro1">
          <table:table-cell office:value-type="string" calcext:value-type="string">
            <text:p>The aim of the following experiment was to understand how to prepare tin iodide (SnI4) from its elements by heating under reflux and filtering under reduced pressure. In the second part of the experiment the reactivity of the tin oxide was measured by carrying out a series of chemical tests. A Quickfit round-bottom flask (100mL) was equipped with a plastic powder funnel and tin metal (1.0g) was transferred into it. Iodine (2.5g), toluene (10cm3) and anti-bumping granules were also transferred into the reaction flask respectively. The apparatus for heating under reflux was set up ensuring there are no leaks. The mantle was turned on (60% power) and the violet solution was heated until it turned orange and the condensing solvent was clear. The mantle was switched off after the heating period and the flask cooled until the solvent stopped condensing. The solution was then decanted into a conical flask (100cm3), leaving the residual tin, and petroleum spirit 40/60 (10cm3) was added, allowing the conical flask to cool to room temperature. The residual tin was washed with acetone, dried and then weighed, while the conical flask was placed in an ice bath. The crystals formed in the conical flask were filtered using a Buchner funnel, washed with petroleum spirit 40/60 (10cm3) and weighed. A micro spatula of SnI4 was dissolved in water (15mL) and shaken until dissolved. The pH of the solution was checked and used in the chemical tests. In test 1, 0.1 M silver nitrate (5 drops) was added to the SnI4 solution (1-2mL) and shaken gently for. In test 2, a copper wire was heated, immersed in the SnI4 solution (1-2mL) and then heated again. In test 3, 3% hydrogen peroxide (10 drops) was added to the SnI4 solution (1-2mL) and the solution shaken. Petrol was then added (2mL) and the solution gently swirled. The aim of the following experiment was to understand how to prepare tin iodide (SnI4) from its elements by heating under reflux and filtering under reduced pressure. In the second part of the experiment the reactivity of the tin oxide was measured by carrying out a series of chemical tests. A Quickfit round-bottom flask (100mL) was equipped with a plastic powder funnel and tin metal (1.0g) was transferred into it. Iodine (2.5g), toluene (10cm3) and anti-bumping granules were also transferred into the reaction flask respectively. The apparatus for heating under reflux was set up ensuring there are no leaks. The mantle was turned on (60% power) and the violet solution was heated until it turned orange and the condensing solvent was clear. The mantle was switched off after the heating period and the flask cooled until the solvent stopped condensing. The solution was then decanted into a conical flask (100cm3), leaving the residual tin, and petroleum spirit 40/60 (10cm3) was added, allowing the conical flask to cool to room temperature. The residual tin was washed with acetone, dried and then weighed, while the conical flask was placed in an ice bath. The crystals formed in the conical flask were filtered using a Buchner funnel, washed with petroleum spirit 40/60 (10cm3) and weighed.</text:p>
          </table:table-cell>
          <table:table-cell office:value-type="float" office:value="0.738204956054688" calcext:value-type="float">
            <text:p>0.738204956054688</text:p>
          </table:table-cell>
          <table:table-cell office:value-type="float" office:value="0.699999988079071" calcext:value-type="float">
            <text:p>0.699999988079071</text:p>
          </table:table-cell>
          <table:table-cell table:number-columns-repeated="5"/>
        </table:table-row>
        <table:table-row table:style-name="ro1">
          <table:table-cell office:value-type="string" calcext:value-type="string">
            <text:p>The aim of the experiment was to react tin with iodine to produce SnI4 and preform reactivity tests on this compound. Tin (1.04g) and iodine (2.5g) were suspended in toluene (10 cm3) and reflux was carried out until the initially violet vapour turned clear and the solution was orange. The resulting liquid was decanted and was added to petroleum spirit 40/60 (10 cm3) and placed in an ice bath. The left-over tin metal was washed, dried and weighed. The crystals were washed with petroleum spirit 40/60 (10 cm3), dried and then weighed. A sample of the crystals was dissolved in water (15 cm3) and pH was recorded. Three tests were conducted with this solution. Test 1 was adding silver nitrate (0.1 M, 4 drops) to a sample of the solution (1-2 mL). Test 2 was a Beilstein test and test 3 was adding hydrogen peroxide (3%, 10 drops) and petroleum (2-3 mL) to the solution (1-2 mL) to form a biphasic solution. The aim of the experiment was to react tin with iodine to produce SnI4 and preform reactivity tests on this compound.</text:p>
          </table:table-cell>
          <table:table-cell office:value-type="float" office:value="0.785445392131805" calcext:value-type="float">
            <text:p>0.785445392131805</text:p>
          </table:table-cell>
          <table:table-cell office:value-type="float" office:value="0.800000011920929" calcext:value-type="float">
            <text:p>0.800000011920929</text:p>
          </table:table-cell>
          <table:table-cell table:number-columns-repeated="5"/>
        </table:table-row>
        <table:table-row table:style-name="ro1">
          <table:table-cell office:value-type="string" calcext:value-type="string">
            <text:p>The aim of this experiment was to prepare a sample of tin iodide and then perform various tests on the sample in order to determine its reactivity. Tin metal (1.00 g) was measured out into a round-bottom flask along with iodine (2.5 g). Toluene (10 cm3) and 4 anti-bumping granules were added into the flask. The mixture was then heated under reflux until the condensing liquid was clear. The solution was allowed to cool until the no more condensation took place and the hot solution was transferred into a conical flask. Petroleum spirit 40/60 (10 cm3) was added and the solution was left to cool to room temperature. The recovered tin metal was left to dry. The remaining solution was left to recrystallize and placed in an ice bath. The cooled solution was filtered under a vacuum and rinsed with cold petroleum 40/60 spirit (10 cm3). The dried crystals were then weighed. A series of chemical test were then carried out using a solution that was made up from SnI4 (heaped microspatula) and distilled water (20 mL). pH was also tested. Test 1 The above solution (2 mL) was dispensed into a test tube and silver nitrate (5 drops, 0.1 M) was added. The mixture was mixed for 30 seconds and observations recorded. Test 2 The solution (2 mL) was transferred to a test tube. A copper wire was heated using a Bunsen burner, and then dipped into the solution and then re-heated in the flame and the observations recorded. Test 3 The solution (2 mL) was transferred to a third test tube along with hydrogen peroxide (10 drops, 3%) and the solution was swirled for 30 seconds. Petrol (2 mL) was then added and further swirled. Observations were then recorded. The aim of this experiment was to prepare a sample of tin iodide and then perform various tests on the sample in order to determine its reactivity. Tin metal (1.00 g) was measured out into a round-bottom flask along with iodine (2.5 g). Toluene (10 cm3) and 4 anti-bumping granules were added into the flask. The mixture was then heated under reflux until the condensing liquid was clear. The solution was allowed to cool until the no more condensation took place and the hot solution was transferred into a conical flask. Petroleum spirit 40/60 (10 cm3) was added and the solution was left to cool to room temperature. The recovered tin metal was left to dry. The remaining solution was left to recrystallize and placed in an ice bath. The cooled solution was filtered under a vacuum and rinsed with cold petroleum 40/60 spirit (10 cm3). The dried crystals were then weighed. A series of chemical test were then carried out using a solution that was made up from SnI4 (heaped microspatula) and distilled water (20 mL). pH was also tested. Test 1 The above solution (2 mL) was dispensed into a test tube and silver nitrate (5 drops, 0.1 M) was added. The mixture was mixed for 30 seconds and observations recorded. Test 2 The solution (2 mL) was transferred to a test tube. A copper wire was heated using a Bunsen burner, and then dipped into the solution and then re-heated in the flame and the observations recorded. Test 3</text:p>
          </table:table-cell>
          <table:table-cell office:value-type="float" office:value="0.687813937664032" calcext:value-type="float">
            <text:p>0.687813937664032</text:p>
          </table:table-cell>
          <table:table-cell office:value-type="float" office:value="0.649999976158142" calcext:value-type="float">
            <text:p>0.649999976158142</text:p>
          </table:table-cell>
          <table:table-cell table:number-columns-repeated="5"/>
        </table:table-row>
        <table:table-row table:style-name="ro1">
          <table:table-cell office:value-type="string" calcext:value-type="string">
            <text:p>The aim of the experiment was to react tin metal with elemental iodine, producing a sample of tin iodide (SnI4). Tin (1 g, 0.00842 mol), iodine (2.5 g, 0.00985 mol) and toluene (10cm3 0.0944 mol) was heated under reflux until <text:s/>the colour <text:s/>of the solution had changed from purple to orange and the re- condensing liquid was clear. The solution was allowed to cool before the solution was vacuum filtered in order to recover the crystals of SnI4 (1.86 g 0.00297 mol). The recovered crystals were washed using petroleum spirit and dried using a Buchner funnel. A solution of the SnI4 crystals and water was prepared, its pH was tested (pH 1-2) and 2cm3 of the solution was transferred to 3 test tubes in order to observe the properties of SnI4. Test 1 involved adding 5 drops of silver nitrate (0.1 mol/L) to one of the test tubes. Test 2 involved heating a sample of the solution on a copper wire in a Bunsen flame. Test 3 involved adding 10 drops of 10% hydrogen peroxide solution and 2cm3 of petroleum spirit to one of the tubes. University of St Andrews School of Chemistry</text:p>
          </table:table-cell>
          <table:table-cell office:value-type="float" office:value="0.644482135772705" calcext:value-type="float">
            <text:p>0.644482135772705</text:p>
          </table:table-cell>
          <table:table-cell office:value-type="float" office:value="0.75" calcext:value-type="float">
            <text:p>0.75</text:p>
          </table:table-cell>
          <table:table-cell table:number-columns-repeated="5"/>
        </table:table-row>
        <table:table-row table:style-name="ro1">
          <table:table-cell office:value-type="string" calcext:value-type="string">
            <text:p>The experiment aimed to produce tin (IV) iodide (SnI4) and to test its reactive properties. Production of SnI4 The tin metal (1.0 g) and iodine (2.5 g) were suspended in toluene (10 cm3) and brought to reflux. The solution changed color from violet to orange which indicated reflux was complete. The orange solution was moved to an empty flask and put on ice to cool. There was residual tin metal (0.46 g) left in the original flask. Petroleum spirit 40/60 (10 cm3) was added to the flask containing the orange solution. The orange solution underwent recrystallization and was washed with additional petroleum spirit (10 cm3). The SnI4 product was orange colored crystalized solids (1.5 g). Investigation of SnI4�s reactive properties The SnI4 product was suspended in water (15 cm3) and stirred at room temperature, which was used for the three tests. The solution�s pH was determined to be 2, which indicated it was a very acidic solution. The first test added 4 drops of silver nitrate to the SnI4 and water solution (2 cm3) which resulted in a color change from a colorless to yellow solution. The second test was a Beilstein flame test where a copper wire dipped in the SnI4 was subjected to a flame. The flame produced a green color. The third test added 10 drops of 3% hydrogen peroxide and petrol (2 cm3) to the SnI4 and water solution (2 cm3) which resulted in a biphasic solution of a yellow colored layer (on top) and brown colored layer (on the bottom). The experiment aimed to produce tin (IV) iodide (SnI4) and to test its reactive properties. Production of SnI4 The tin metal (1.0 g) and iodine (2.5 g) were suspended in toluene (10 cm3) and brought to reflux. The solution changed color from violet to orange which indicated reflux was complete. The orange solution was moved to an empty flask and put on ice to cool. There was residual tin metal (0.46 g) left in the original flask. Petroleum spirit 40/60 (10 cm3) was added to the flask containing the orange solution. The orange solution underwent recrystallization and was washed with additional petroleum spirit (10 cm3). The SnI4 product was orange colored crystalized solids (1.5 g). Investigation of SnI4�s reactive properties</text:p>
          </table:table-cell>
          <table:table-cell office:value-type="float" office:value="0.735107958316803" calcext:value-type="float">
            <text:p>0.735107958316803</text:p>
          </table:table-cell>
          <table:table-cell office:value-type="float" office:value="0.629999995231628" calcext:value-type="float">
            <text:p>0.629999995231628</text:p>
          </table:table-cell>
          <table:table-cell table:number-columns-repeated="5"/>
        </table:table-row>
        <table:table-row table:style-name="ro1">
          <table:table-cell office:value-type="string" calcext:value-type="string">
            <text:p>The aim of this procedure was to synthesise tin iodide from tin metal and iodine via reflux and vacuum filtration and then test its reactivity to certain conditions. 1.0g of tin metal and 2.5g of iodine added to a Quickfit round round-bottom flask. 10cm3 of toluene was then added with 3 anti-bumping granules to the flask and connected up to a reflux condenser where the solution was heated under reflux. The solution was boiled until the solution had turned from violet to orange and the condensing solvent became clear. The contents were then allowed to cool until no more solvent was condensing and then the solution (still hot) was poured into a conical flask, using a clamp, leaving the remaining tin the reaction flask. 10cm3 of petroleum spirit 40/60 was then added to the conical flask and left to cool whilst the remaining tin was washed with acetone, left to dry and then weighed. Orange crystals of SnI4 had formed at the bottom of the conical flask and so were removed from the solution via vacuum filtration using 10cm3 of cold petroleum to wash the crystals. Once dried the mass of the crystals was taken. A heaped micro spatula of SnI4 crystals was then dissolved in 20cm 3 of water and the pH of the solution taken. Using this solution three tests were performed. Three test tubes were filled with 2cm3 of the dissolved SnI4. The first test involved adding 5 drops of 0.1M Silver Nitrate to one of the test tubes and noting observations. The second test involved immersing a red-hot wire into another test tube, then placing it back into a Bunsen flame and noting the flame colour. The third test involved adding 10 drops of 3% hydrogen peroxide to the third test tube, shaking it, adding 3mL of petrol and then swirling the solution noting what was observed.</text:p>
          </table:table-cell>
          <table:table-cell office:value-type="float" office:value="0.819341063499451" calcext:value-type="float">
            <text:p>0.819341063499451</text:p>
          </table:table-cell>
          <table:table-cell office:value-type="float" office:value="0.829999983310699" calcext:value-type="float">
            <text:p>0.829999983310699</text:p>
          </table:table-cell>
          <table:table-cell table:number-columns-repeated="5"/>
        </table:table-row>
        <table:table-row table:style-name="ro1">
          <table:table-cell office:value-type="string" calcext:value-type="string">
            <text:p>The aim of the experiment was to prepare an isolated sample of SnI4 and assess its reactivity by performing a series of three tests. Tin metal (1.20 g, 0.010 mol) was added to iodine (2.5 g, 0.0099 mol) and toluene (10 cm3, 0.020 mol). Solution was allowed to reflux at ~ 60% power until the condensing solvent turned from violet to clear. The resulting hot orange solution was decanted off and added to petroleum spirit 40/60 (10 cm3, 0.080 mol). Residual tin (0.54 g, 0.0046 mol) metal was washed with excess acetone and the dry solid weighed. The solution was allowed to cool to room temperature, and then was cooled in an ice-bath for ~ 5 minutes. Orange crystals were then purified with vacuum filtration and washed with cold petroleum spirit 40/60. The purified SnI4 was obtained as an orange crystalline solid (1.82 g, 0.029 mol). A heaped microspatula of SnI4 was dissolved in water (20 cm3). Resulting solution (2 cm3) was transferred to three test tubes. To test tube 1, silver nitrate (5 drops, 0.1 M) was added and gently shaken for 30 seconds and observations logged. Heated copper wire was immersed in test tube 2 and then heated in a Bunsen flame, with the flame colour observed. To test tube 3, hydrogen peroxide (10 drops, 0.88 M) was added and shaken for 30 seconds, then petroleum spirit 40/60 (3 cm3) was added. Resulting biphasic solution was gently swirled and observations were noted. The aim of the experiment was to prepare an isolated sample of SnI4 and assess its reactivity by performing a series of three tests. Tin metal (1.20 g, 0.010 mol) was added to iodine (2.5 g, 0.0099 mol) and toluene (10 cm3, 0.020 mol). Solution was allowed to reflux at ~ 60% power until the condensing solvent turned from violet to clear. The resulting hot orange solution was decanted off and added to petroleum spirit 40/60 (10 cm3, 0.080 mol). Residual tin (0.54 g, 0.0046 mol) metal was washed with excess acetone and the dry solid weighed. The solution was allowed to cool to room temperature, and then was cooled in an ice-bath for ~ 5 minutes. Orange crystals were then purified with vacuum filtration and washed with cold petroleum spirit 40/60. The purified SnI4 was obtained as an orange crystalline solid (1.82 g, 0.029 mol).</text:p>
          </table:table-cell>
          <table:table-cell office:value-type="float" office:value="0.675118088722229" calcext:value-type="float">
            <text:p>0.675118088722229</text:p>
          </table:table-cell>
          <table:table-cell office:value-type="float" office:value="0.779999971389771" calcext:value-type="float">
            <text:p>0.779999971389771</text:p>
          </table:table-cell>
          <table:table-cell table:number-columns-repeated="5"/>
        </table:table-row>
        <table:table-row table:style-name="ro1">
          <table:table-cell office:value-type="string" calcext:value-type="string">
            <text:p>The aim of the experiment was to produce tin iodide (SnI4) from its elements, tin metal and elemental iodine. To do this, 1g of tin metal and 2.5g of iodine were weighed with a balance and transferred into a 100ml Quickfit round-bottom flask. Using a measuring cylinder and a spatula, 10cm3 of Toluene and 3 anti-bumping granules were added to the flask which was assembled with reflux apparatus and a heating mantle. The flask was then heated at 60% power until the violet vapour that evaporated and condensed became clear. The apparatus was then allowed to cool until no more vapour condensed and the hot solution was decanted into a 100ml conical flask carefully. After 10cm3 of petroleum spirit 40/60 was added and the flask was allowed to cool to room temperature, the residual tin was washed with acetone and left to dry so that it could be weighed. Orange crystals of tin iodide began to form as the flask cooled and the flask was put in an ice bath to maximise recrystallisation before the crystals were filtered under suction with a Buchner funnel and washed with 10cm3 petroleum spirit 40/60. A sample vial was weighed and then the crystals were added and it was reweighed to calculate the mass of the dried tin iodide crystals. To perform the chemical tests, one micro spatula tip of the tin iodide crystals from the sample vial was dissolved in 15ml of water. The first test was the pH of the dissolved crystals so a glass rod was dipped into the solution and spotted onto pH paper which revealed that it was pH 1. Another test performed was by adding 5 drops of silver nitrate to 1ml of this solution in a test tube which was shaked for 30 seconds. The Beilstein flame test was done by dipping a hot copper wire into a test tube with 1ml of the tin iodide dissolved in water and putting it into a flame again. Finally, to a test tube with 1ml of the solution, 10 drops of 3% hydrogen peroxide were added and it was shaken for 30 seconds. Then a few drops of petrol were added and the solution was swirled, forming a biphasic solution in the test tube. The aim of the experiment was to produce tin iodide (SnI4) from its elements, tin metal and elemental iodine. To do this, 1g of tin metal and 2.5g of iodine were weighed with a balance and transferred into a 100ml Quickfit round-bottom flask. Using a measuring cylinder and a spatula, 10cm3 of Toluene and 3 anti-bumping granules were added to the flask which was assembled with reflux apparatus and a heating mantle. The flask was then heated at 60% power until the violet vapour that evaporated and condensed became clear. The apparatus was then allowed to cool until no more vapour condensed and the hot solution was decanted into a 100ml conical flask carefully. After 10cm3 of petroleum spirit 40/60 was added and the flask was allowed to cool to room temperature, the residual tin was washed with acetone and left to dry so that it could be weighed. Orange crystals of tin iodide began to form as the flask cooled and the flask was put in an ice bath to maximise recrystallisation before the crystals were filtered under suction with a Buchner funnel and washed with 10cm3 petroleum spirit 40/60. A sample vial was weighed and then the crystals were added and it was reweighed to calculate the mass of the dried tin iodide crystals.</text:p>
          </table:table-cell>
          <table:table-cell office:value-type="float" office:value="0.768409669399262" calcext:value-type="float">
            <text:p>0.768409669399262</text:p>
          </table:table-cell>
          <table:table-cell office:value-type="float" office:value="0.779999971389771" calcext:value-type="float">
            <text:p>0.779999971389771</text:p>
          </table:table-cell>
          <table:table-cell table:number-columns-repeated="5"/>
        </table:table-row>
        <table:table-row table:style-name="ro1">
          <table:table-cell office:value-type="string" calcext:value-type="string">
            <text:p>In this experiment SnI4 crystals were synthesised and purified from Sn and I2. The crystals were dissolved in water and then tested using three tests: a) addition of silver nitrate b) Beilstein test c) addition of hydrogen peroxide and petrol. This enabled the reactivity of SnI4 to be investigate. Tin (1.0g), iodine (2.5g) and toluene (10cm3) were added to a reaction flask and reflux carried out until the condensed solvent had become colourless. The resulting solution was decanted leaving the tin residue in the reaction flask. <text:s/>The tin residue was then washed using acetone and the dried tin residue weighed. Petroleum spirit 40/60 (10cm3) was added to the decanted solution and cooled using an ice bath allowing crystals to form. The crystals were then filtered under a vacuum and washed with petroleum spirit 40/60. The dried crystals of SnI4 were then weighed. A micro spatula of the SnI4 crystals were dissolved in water (15-20cm3). The dissolved solution of crystals (1-2mL) were add to silver nitrate 0.1M (4-5drops) and observations recorded. A heated end of copper wire was then dipped into the dissolved solution (1-2mL) and placed under a Bunsen burner. The flame colour was recorded. Dissolved solution (1-2mL) was added to 3% hydrogen peroxide (10 drops) and petrol (2-3mL) and observations recorded. In this experiment SnI4 crystals were synthesised and purified from Sn and I2. The crystals were dissolved in water and then tested using three tests: a) addition of silver nitrate b) Beilstein test c) addition of hydrogen peroxide and petrol. This enabled the reactivity of SnI4 to be investigate.</text:p>
          </table:table-cell>
          <table:table-cell office:value-type="float" office:value="0.971789360046387" calcext:value-type="float">
            <text:p>0.971789360046387</text:p>
          </table:table-cell>
          <table:table-cell office:value-type="float" office:value="0.980000019073486" calcext:value-type="float">
            <text:p>0.980000019073486</text:p>
          </table:table-cell>
          <table:table-cell table:number-columns-repeated="5"/>
        </table:table-row>
        <table:table-row table:style-name="ro1">
          <table:table-cell office:value-type="string" calcext:value-type="string">
            <text:p>The aims of the experiment were to isolate and prepare a tin iodide compound, SnI4, and then explore its reactivity through 3 different tests. 1.01g of tin metal was added to a 100mL round-bottomed flask along with iodine (2.52g), toluene (10cm3) and 3 anti-bumping granules. The mixture was then heated under reflux, with the heating mantle at 60% power, until the vapour that condenses is orange (with the initial colour being purple). This was then cooled to the point where it stopped condensing, then transferred into a 100cm3 conical flask, leaving the remaining tin in the round-bottomed flask. The residual tin was left to dry and weighed (0.39g) on a watch glass, and the reaction flask washed with acetone. Petroleum spirit 40/60 (10cm3) was added to the mixture in the conical flask, and the flask allowed cool in an ice bath for around 5 minutes after reaching room temperature. The crystals were then washed with petroleum 40/60and filtered under suction through a Buchner funnel, then weighed. The final mass of SnI4 was 2.15g. A master solution of 1 micro spatula tip of SnI4 and water (15mL) was prepared. This was then shaken. The pH was tested, and found to be ~1.5. The solution was then tested in 3 different ways 1-2mL of the solution was shaken gently with 5 drops of 0.1M silver nitrate in test tube 1-2mL of the solution was transferred to a test tube. A copper wire was heated until it glowed red, then immersed in the solution, then heated again and the flame colour observed.</text:p>
          </table:table-cell>
          <table:table-cell office:value-type="float" office:value="0.653553247451782" calcext:value-type="float">
            <text:p>0.653553247451782</text:p>
          </table:table-cell>
          <table:table-cell office:value-type="float" office:value="0.730000019073486" calcext:value-type="float">
            <text:p>0.730000019073486</text:p>
          </table:table-cell>
          <table:table-cell table:number-columns-repeated="5"/>
        </table:table-row>
        <table:table-row table:style-name="ro1">
          <table:table-cell office:value-type="string" calcext:value-type="string">
            <text:p>The overall aim of the experiment was to prepare a sample of a species of tin iodide and qualitatively measure the reactivity of this species. In order to do this, tin metal (1g) and iodine pellets (2.5g) were condensed along with toluene (10cm3) until the solution changed colour from violet <text:s/>(orange) <text:s/>colourless. After heating was complete, the now colourless solution was decanted and petroleum spirit 40/60 was added to it before being cooled to room temperature. The tin metal which remained in the flask was then weighed. Next, the colourless solution was placed in an ice bath to maximise crystallisation (of the orange crystals). The final step in preparing the crystals was that the suspension was recrystalised from petroleum spirit 40-60 (10cm3) and the mass of the orange crystals (Tin Iodide, SnI4) was measured. To prepare a solution for the following tests, a heaped micro-spatula tip of the product, tin iodide was fully dissolved in water (15mL) and the pH of the solution was taken. For test 1, 2mL of the solution prepared in the above step was placed in a test tube with a few drops of 0.1M silver nitrate and shook for 30 seconds. Next, for test 2, the prepared solution was used to carry out the Beilstein flame test, testing the flame colour observed when the solution was heated in a Bunsen flame. For the final test, test 3, 2mL of the solution was added to a test tube along with 3% hydrogen peroxide (10 drops) and shaken well before 3mL of petroleum 40/60 was added, the colour change for this reaction was recorded. The overall aim of the experiment was to prepare a sample of a species of tin iodide and qualitatively measure the reactivity of this species. In order to do this, tin metal (1g) and iodine pellets (2.5g) were condensed along with toluene (10cm3) until the solution changed colour from violet <text:s/>(orange) <text:s/>colourless. After heating was complete, the now colourless solution was decanted and petroleum spirit 40/60 was added to it before being cooled to room temperature. The tin metal which remained in the flask was then weighed. Next, the colourless solution was placed in an ice bath to maximise crystallisation (of the orange crystals). The final step in preparing the crystals was that the suspension was recrystalised from petroleum spirit 40-60 (10cm3) and the mass of the orange crystals (Tin Iodide, SnI4) was measured. To prepare a solution for the following tests, a heaped micro-spatula tip of the product, tin iodide was fully dissolved in water (15mL) and the pH of the solution was taken. For test 1, 2mL of the solution prepared in the above step was placed in a test tube with a few drops of 0.1M silver nitrate and shook for 30 seconds. Next, for test 2, the prepared solution was used to carry out the Beilstein flame test, testing the flame colour observed when the solution was heated in a Bunsen flame.</text:p>
          </table:table-cell>
          <table:table-cell office:value-type="float" office:value="0.76027375459671" calcext:value-type="float">
            <text:p>0.76027375459671</text:p>
          </table:table-cell>
          <table:table-cell office:value-type="float" office:value="0.600000023841858" calcext:value-type="float">
            <text:p>0.600000023841858</text:p>
          </table:table-cell>
          <table:table-cell table:number-columns-repeated="5"/>
        </table:table-row>
        <table:table-row table:style-name="ro1">
          <table:table-cell office:value-type="string" calcext:value-type="string">
            <text:p>The aim of the experiment was to isolate a tin oxide species and examine its reactivity. Tin metal (1.0 g), iodine (2.5 g), toluene (10 cm3) and anti-bumping crystals (3) were transferred to a round-bottom flask. The flask was heated on a mantle at 60% power until the solution changed colour from violet to orange. After the solvent stopped condensing it was decanted into a conical flask. Petroleum spirit (10 cm3, 60/40) was added before leaving to cool. The residual tin metal in the reaction flask was washed with acetone and left to dry, then weighed. SnI4 crystals were filtered under vacuum suction and washed with petroleum spirit (60/40), then weighed. A solution containing SnI4 crystals (1 micro spatula tip) and water (200 mL) was made and used in 3 reactivity tests. In test 1, silver nitrate (5 drops, 0.1 mol) was added to SnI4 solution (2 mL) and shaken for 30 seconds. In test 2, a Beilstein flame test was undertaken using SnI4 solution (2 mL). In test 3, hydrogen peroxide (10 drops, 3%) was added to SnI4 solution (2 mL) and shaken for 30 seconds; petrol (3 mL) was then added and the solution gently swirled. The aim of the experiment was to isolate a tin oxide species and examine its reactivity. Tin metal (1.0 g), iodine (2.5 g), toluene (10 cm3) and anti-bumping crystals (3) were transferred to a round-bottom flask. The flask was heated on a mantle at 60% power until the solution changed colour from violet to orange. After the solvent stopped condensing it was decanted into a conical flask. Petroleum spirit (10 cm3, 60/40) was added before leaving to cool. The residual tin metal in the reaction flask was washed with acetone and left to dry, then weighed. SnI4 crystals were filtered under vacuum suction and washed with petroleum spirit (60/40), then weighed.</text:p>
          </table:table-cell>
          <table:table-cell office:value-type="float" office:value="0.585129141807556" calcext:value-type="float">
            <text:p>0.585129141807556</text:p>
          </table:table-cell>
          <table:table-cell office:value-type="float" office:value="0.649999976158142" calcext:value-type="float">
            <text:p>0.649999976158142</text:p>
          </table:table-cell>
          <table:table-cell table:number-columns-repeated="5"/>
        </table:table-row>
        <table:table-row table:style-name="ro1">
          <table:table-cell office:value-type="string" calcext:value-type="string">
            <text:p>The aim of the experiment is to react tin metal with iodide, forming tin iodide that can then undergo different tests to observe it�s reactivity. 1g of tin is transferred into a round bottom conical flask along with 2.5g of iodine, 10cm^3 of toluene and 3 anti-bumping granules. The conical flask is placed on a heating mantle at 60% power and attached to a reflux condenser. The solution should turn from violet to orange to clear, before being cooled with 10cm^3 of petrol. The tin should then be washed with acetone, and the dried tin metal can be weighed. The flask can then be cooled in an ice bath, where orange crystals should form and can be weighed. A micro spatula of the resulting tin iodide crystals should then be dissolved in around 15 mL of water and the pH tested. The tests can now be carried out. In test 1, 4 drops of 0.1 M silver nitrate are added to 1 mL of the solution in a test tube to observe the result. Test 2 involves the Beilstein test, where a sterilized copper wire is heated with a Bunsen burner and dipped into 1 mL of solution in a test tube before placing the rod back into the flame to observe the flame colour. In test 3, 10 drops of 3% Hydrogen peroxide is added to 1 mL of solution in a test tube then adding 2 mL of petrol to observe the reaction.</text:p>
          </table:table-cell>
          <table:table-cell office:value-type="float" office:value="0.914878726005554" calcext:value-type="float">
            <text:p>0.914878726005554</text:p>
          </table:table-cell>
          <table:table-cell office:value-type="float" office:value="0.449999988079071" calcext:value-type="float">
            <text:p>0.449999988079071</text:p>
          </table:table-cell>
          <table:table-cell table:number-columns-repeated="5"/>
        </table:table-row>
        <table:table-row table:style-name="ro1">
          <table:table-cell office:value-type="string" calcext:value-type="string">
            <text:p>Aim: To form tin (IV) iodide by reacting together tin and iodine, and then conduct qualitative tests on the product. Summary: Tin metal (1.05g) and iodine (2.5g) were added to toluene (10cm3) and heated under reflux. The residual tin (0.49g) was extracted from the solution. The solution was cooled in an ice bath for 5 minutes to precipitate out the product. The purified tin iodide product was obtained as an orange powdered solid. Aim: To form tin (IV) iodide by reacting together tin and iodine, and then conduct qualitative tests on the product.</text:p>
          </table:table-cell>
          <table:table-cell office:value-type="float" office:value="0.702350318431854" calcext:value-type="float">
            <text:p>0.702350318431854</text:p>
          </table:table-cell>
          <table:table-cell office:value-type="float" office:value="0.779999971389771" calcext:value-type="float">
            <text:p>0.779999971389771</text:p>
          </table:table-cell>
          <table:table-cell table:number-columns-repeated="5"/>
        </table:table-row>
        <table:table-row table:style-name="ro1">
          <table:table-cell office:value-type="string" calcext:value-type="string">
            <text:p>Through the process of several test with the Sn iodide that isolated from the reaction Sn + 2I2 <text:s text:c="11"/>SnI4 some properties of the tin metal with elemental iodine could be found. Prepare 1g tin metal and 2.5g iodine in the 100cm3 flask with 10 cm3 toluene. Connect with a condenser and heat it until the color change from violent to orange. Divide the residual metal and solution. Weigh the dried tin metal that from the acetone cleaned flask. And for the orange solution, cool to the room temperature with 10 cm3 petroleum. Filter off the crystals and weigh it. Dissolving a small tip crystal in 15ml water and conduct the following 3 experiments. Mix it with 4 or 5 drops 0.1 M silver nitrate. Immerse the copper wire and heat it to examine the color change. Pour with 10 drops of 3% hydrogen peroxide. Shake and add 2 or 3 ml of petrol. Observe the Through the process of several test with the Sn iodide that isolated from the reaction Sn + 2I2 <text:s text:c="11"/>SnI4 some properties of the tin metal with elemental iodine could be found. Prepare 1g tin metal and 2.5g iodine in the 100cm3 flask with 10 cm3 toluene. Connect with a condenser and heat it until the color change from violent to orange. Divide the residual metal and solution. Weigh the dried tin metal that from the acetone cleaned flask. And for the orange solution, cool to the room temperature with 10 cm3 petroleum. Filter off the crystals and weigh it. Dissolving a small tip crystal in 15ml water and conduct the following 3 experiments. Mix it with 4 or 5 drops 0.1 M silver nitrate. Immerse the copper wire and heat it to examine the color change. Pour with 10 drops of 3% hydrogen peroxide. Shake and add 2 or 3 ml of petrol.</text:p>
          </table:table-cell>
          <table:table-cell office:value-type="float" office:value="0.522402346134186" calcext:value-type="float">
            <text:p>0.522402346134186</text:p>
          </table:table-cell>
          <table:table-cell office:value-type="float" office:value="0.5" calcext:value-type="float">
            <text:p>0.5</text:p>
          </table:table-cell>
          <table:table-cell table:number-columns-repeated="5"/>
        </table:table-row>
        <table:table-row table:style-name="ro1">
          <table:table-cell office:value-type="string" calcext:value-type="string">
            <text:p>Aim: to prepare a tin iodide species from its elements, isolate it and examine the reactivity of the product using three different tests, including flame testing. Tin metal (1.06g, 0.0089 mol), iodine (2.52g, 0.0099 mol), toluene (10cm3) and 2 or 3 anti-bumping granules were refluxed at 60% power until the violet vapour became clear. The flask was then cooled to where the solvent stopped condensing. Petroleum spirit 40/60 (10cm3) was added and the solution was left to cool to room temperature. The residual tin was washed with acetone, left to dry then weighed (0.57g, 0.0048mol). The flask was cooled in an ice bath and then the crystals were filtered and washed with cold petroleum spirit 40/60 and weighed (1.46g, 0.0023 mol). A heaped microspatula tip of SnI4 was dissolved in water (20mL). Test 1: the SnI4 solution (1mL) and 0.1M silver nitrate (4 drops) were shaken together Test 2: SnI4 solution (1mL) was flame tested Test 3: SnI4 solution (1mL) and 3% hydrogen peroxide (10 drops) were shaken together and then <text:s text:c="36"/>petrol (2mL) was added and swirled. Aim: to prepare a tin iodide species from its elements, isolate it and examine the reactivity of the product using three different tests, including flame testing. Tin metal (1.06g, 0.0089 mol), iodine (2.52g, 0.0099 mol), toluene (10cm3) and 2 or 3 anti-bumping granules were refluxed at 60% power until the violet vapour became clear. The flask was then cooled to where the solvent stopped condensing. Petroleum spirit 40/60 (10cm3) was added and the solution was left to cool to room temperature. The residual tin was washed with acetone, left to dry then weighed (0.57g, 0.0048mol). The flask was cooled in an ice bath and then the crystals were filtered and washed with cold petroleum spirit 40/60 and weighed (1.46g, 0.0023 mol). A heaped microspatula tip of SnI4 was dissolved in water (20mL). Test 1: the SnI4 solution (1mL) and 0.1M silver nitrate (4 drops) were shaken together Test 2: SnI4 solution (1mL) was flame tested</text:p>
          </table:table-cell>
          <table:table-cell office:value-type="float" office:value="0.854930222034454" calcext:value-type="float">
            <text:p>0.854930222034454</text:p>
          </table:table-cell>
          <table:table-cell office:value-type="float" office:value="0.879999995231628" calcext:value-type="float">
            <text:p>0.879999995231628</text:p>
          </table:table-cell>
          <table:table-cell table:number-columns-repeated="5"/>
        </table:table-row>
        <table:table-row table:style-name="ro1">
          <table:table-cell office:value-type="string" calcext:value-type="string">
            <text:p>The aim of the experiment was to prepare and isolate tin iodide by recrystallisation and then examine the resulting crystals by carrying out three separate chemical tests. Tin metal (1.0g) and iodine pellets (2.5g) were weighed separately and then added to one 100cm3 Quickfit conical flask. Toluene (10cm3) and 3 anti-bumping granules were then transferred to the conical flask. A reflux condenser was set up in which the water supply entered the bottom of the condenser and left at the top through rubber pipes. After the water supply had been turned on, heating commenced to 60% power of the heating mantle until the condensing solvent had gone from purple to colourless and the heating was turned off. The solution was left to cool and residual tin left in the reaction flask after the solution was decanted. Petroleum spirit (10cm3) was added to the solution. The dried tin metal was weighed and recorded. As the conical flask was left to cool, orange crystals were formed. They were then filtered, washed with cold petroleum spirit (10cm3) and weighed. A micro spatula tip of SnI4 and H2O (15-20mL) were reacted and shaken until all orange crystals weren�t visible. This solution was examined in the following three tests: Test 1: 0.1mol silver nitrate (4-5 drops) and the solution (1-2mL) were transferred to a test tube and shaken and observed. Test 2: The solution (1-2mL) was transferred to another test tube. Copper wire was heated until glowing red then immersed into the solution. The wire was heated again after it had been immersed and observed. Test 3: 3% H2O2 (10 drops) and the solution (1-2mL) were transferred to a third test tube and shaken for 30 seconds. Petrol (2-3mL) was then added and the resulting biphasic solution observed. The aim of the experiment was to prepare and isolate tin iodide by recrystallisation and then examine the resulting crystals by carrying out three separate chemical tests. Tin metal (1.0g) and iodine pellets (2.5g) were weighed separately and then added to one 100cm3 Quickfit conical flask. Toluene (10cm3) and 3 anti-bumping granules were then transferred to the conical flask. A reflux condenser was set up in which the water supply entered the bottom of the condenser and left at the top through rubber pipes. After the water supply had been turned on, heating commenced to 60% power of the heating mantle until the condensing solvent had gone from purple to colourless and the heating was turned off. The solution was left to cool and residual tin left in the reaction flask after the solution was decanted. Petroleum spirit (10cm3) was added to the solution. The dried tin metal was weighed and recorded. As the conical flask was left to cool, orange crystals were formed. They were then filtered, washed with cold petroleum spirit (10cm3) and weighed. A micro spatula tip of SnI4 and H2O (15-20mL) were reacted and shaken until all orange crystals weren�t visible. This solution was examined in the following three tests: Test 1: 0.1mol silver nitrate (4-5 drops) and the solution (1-2mL) were transferred to a test tube and shaken and observed. Test 2: The solution (1-2mL) was transferred to another test tube. Copper wire was heated until glowing red then immersed into the solution. The wire was heated again after it had been immersed and observed.</text:p>
          </table:table-cell>
          <table:table-cell office:value-type="float" office:value="0.796099603176117" calcext:value-type="float">
            <text:p>0.796099603176117</text:p>
          </table:table-cell>
          <table:table-cell office:value-type="float" office:value="0.479999989271164" calcext:value-type="float">
            <text:p>0.479999989271164</text:p>
          </table:table-cell>
          <table:table-cell table:number-columns-repeated="5"/>
        </table:table-row>
        <table:table-row table:style-name="ro1">
          <table:table-cell office:value-type="string" calcext:value-type="string">
            <text:p>Aim: To produce SnI4 from its elements and to test the reactivity of the product through various tests. Method: 1.01g of tin metal and 2.52g of iodine pellets were transferred to a 100ml round-bottom flask using a plastic powder funnel. 10cm3 of toluene and 2 or 3 anti-bumping granules were added and a reflux reaction was performed. The reflux reaction occurred at approximately 60% power and the reflux reaction continued until the condensing liquid was colourless. Once the solvent stopped condensing, the hot solution was decanted into a 100cm3 conical flask without removing the tin residue from the round-bottom flask. 10 cm3 of petroleum 40/60 was added to the conical flask and was allowed to cool in an ice bath in order to maximize crystallization. The residual tin metal was washed with acetone, the rinsings were disposed of and the mass of dried tin metal was measured. The orange crystals were then filtered using a Buchner funnel and washed with 10cm3 of petroleum 40/60. The mass of dried crystals was recorded. A heaped micro spatula tip of SnI4 was dissolved in 20ml of water and shaken until the crystals had fully dissolved. The pH of this solution was recorded. Three subsequent tests were performed using this solution. Test 1 - 2ml of solution was transferred to a test tube and 5 drops of 0.1M silver nitrate were added. The test tube was gently shaken, and observations were noted Test 2 - 2ml of solution was transferred to a test tube and heated copper wire was immersed in the test tube and was then heated. The flame colour was noted. Test 3 � 2ml of solution was transferred to a test tube and 10 drops of 3% hydrogen peroxide were added. The solution was shaken and the 3ml of petroleum 40/60 were added. Observations were noted. Aim: To produce SnI4 from its elements and to test the reactivity of the product through various tests. Method: 1.01g of tin metal and 2.52g of iodine pellets were transferred to a 100ml round-bottom flask using a plastic powder funnel. 10cm3 of toluene and 2 or 3 anti-bumping granules were added and a reflux reaction was performed. The reflux reaction occurred at approximately 60% power and the reflux reaction continued until the condensing liquid was colourless. Once the solvent stopped condensing, the hot solution was decanted into a 100cm3 conical flask without removing the tin residue from the round-bottom flask. 10 cm3 of petroleum 40/60 was added to the conical flask and was allowed to cool in an ice bath in order to maximize crystallization. The residual tin metal was washed with acetone, the rinsings were disposed of and the mass of dried tin metal was measured. The orange crystals were then filtered using a Buchner funnel and washed with 10cm3 of petroleum 40/60. The mass of dried crystals was recorded. A heaped micro spatula tip of SnI4 was dissolved in 20ml of water and shaken until the crystals had fully dissolved. The pH of this solution was recorded. Three subsequent tests were performed using this solution. Test 1 - 2ml of solution was transferred to a test tube and 5 drops of 0.1M silver nitrate were added. The test tube was gently shaken, and observations were noted Test 2 - 2ml of solution was transferred to a test tube and heated copper wire was immersed in the test tube and was then heated. The flame colour was noted.</text:p>
          </table:table-cell>
          <table:table-cell office:value-type="float" office:value="0.619261980056763" calcext:value-type="float">
            <text:p>0.619261980056763</text:p>
          </table:table-cell>
          <table:table-cell office:value-type="float" office:value="0.629999995231628" calcext:value-type="float">
            <text:p>0.629999995231628</text:p>
          </table:table-cell>
          <table:table-cell table:number-columns-repeated="5"/>
        </table:table-row>
        <table:table-row table:style-name="ro1">
          <table:table-cell office:value-type="string" calcext:value-type="string">
            <text:p>The aim of this experiment was to synthesise tin (IV) iodide from tin metal and iodine solution and test the reactivity of the product through a series of tests to ensure the correct product had been synthesised.</text:p>
          </table:table-cell>
          <table:table-cell office:value-type="float" office:value="0.74484658241272" calcext:value-type="float">
            <text:p>0.74484658241272</text:p>
          </table:table-cell>
          <table:table-cell office:value-type="float" office:value="0.75" calcext:value-type="float">
            <text:p>0.75</text:p>
          </table:table-cell>
          <table:table-cell table:number-columns-repeated="5"/>
        </table:table-row>
        <table:table-row table:style-name="ro1">
          <table:table-cell office:value-type="string" calcext:value-type="string">
            <text:p>The aim of this experiment was make tin iodide (SnI4) from Tin (Sn (IV) ) and Iodine (I2). The reactivity of the product was to be tested. I2 and Sn where reacted in an evaporatory rotator. Once the condensation drops were clear/ transparent, the product was transferred into a flask and left to cool down. The excess tin was dried, weighed. After the formation of orange crystals in the flask, the crystals were filtered and dried. A spatula tip of orange crystals was dissolved in 20ml of water and poured into 3 test tubes. 3 tests were then carried out to test the reactivity of the product. In the first test, the solution was mixed with silver nitrate. A Beilstein test was the second reactivity test. In the last test the solution was mixed with hydrogen peroxide then petroleum spirit. The aim of this experiment was make tin iodide (SnI4) from Tin (Sn (IV) ) and Iodine (I2). The reactivity of the product was to be tested. I2 and Sn where reacted in an evaporatory rotator. Once the condensation drops were clear/ transparent, the product was transferred into a flask and left to cool down. The excess tin was dried, weighed. After the formation of orange crystals in the flask, the crystals were filtered and dried.</text:p>
          </table:table-cell>
          <table:table-cell office:value-type="float" office:value="0.713124871253967" calcext:value-type="float">
            <text:p>0.713124871253967</text:p>
          </table:table-cell>
          <table:table-cell office:value-type="float" office:value="0.600000023841858" calcext:value-type="float">
            <text:p>0.600000023841858</text:p>
          </table:table-cell>
          <table:table-cell table:number-columns-repeated="5"/>
        </table:table-row>
        <table:table-row table:style-name="ro1">
          <table:table-cell office:value-type="string" calcext:value-type="string">
            <text:p>The aim of this experiment was to produce a sample of tin iodide from its elements, iodine and tin. The sample was then to be isolated and a series of tests to be performed to test the reactivity of the sample prepared. Tin metal (1.0 g) and iodine pellets (2.5 g) were added to a Quickfit round-bottom flask. Toluene (10 cm3) and 3 anti bumping granules were then added to the flask. After the equipment was set up, the solution was heated until the condensing liquid turned colourless. The solution was then allowed to cool and poured into a conical flask along with petroleum spirit 40/60 (10cm3), leaving the remaining tin within the reaction flask. The remaining tin was washed with acetone, dried and weighed. Crystals which had formed in the conical flask were filtered off using a Buchner funnel and washed with petroleum spirit 40/60. The crystals were then dried and weighed.</text:p>
          </table:table-cell>
          <table:table-cell office:value-type="float" office:value="0.774337589740753" calcext:value-type="float">
            <text:p>0.774337589740753</text:p>
          </table:table-cell>
          <table:table-cell office:value-type="float" office:value="0.75" calcext:value-type="float">
            <text:p>0.75</text:p>
          </table:table-cell>
          <table:table-cell table:number-columns-repeated="5"/>
        </table:table-row>
        <table:table-row table:style-name="ro1">
          <table:table-cell office:value-type="string" calcext:value-type="string">
            <text:p>The aim of this experiment was to become more acquainted at using the reflux condenser and be able the Buchner funnel. The aim was also to become better suited at weighing out accurate measurements, dealing with more dangerous substances. After using a weighing out about 1g of tin metal and transferring it into a round-bottomed flask using a plastic funnel, I added the appropriate amount of iodine (2.5g), again with the plastic funnel and set up the apparatus for reflux. Then after adding 10 cm� of toluene and a few anti-bumping granules, the heat was ready to be applied for reflux. After the reaction has finished, which will be visible by the solution going an orange colour and the vapours becoming colourless, I decanted the tin metal to a watch glass to weigh it. Once the solution has then cooled using an ice bath, it was then time to filter off the crystals using the Buchner funnel, washing them with 10cm� of petroleum spirit 40/60. Finally, after weighing my dried crystals I dissolved them in a small amount of water to prepare them for 3 tests. The first, during which I would add a small amount of silver nitrate, the second in which I would heat a copper wire and then after getting some of my solution on it, I would I test the flame colour and finally I would add small amounts of hydrogen peroxide and a similar amount of petrol to take note on the colours of the biphasic solution. The aim of this experiment was to become more acquainted at using the reflux condenser and be able the Buchner funnel. The aim was also to become better suited at weighing out accurate measurements, dealing with more dangerous substances.</text:p>
          </table:table-cell>
          <table:table-cell office:value-type="float" office:value="0.61992359161377" calcext:value-type="float">
            <text:p>0.61992359161377</text:p>
          </table:table-cell>
          <table:table-cell office:value-type="float" office:value="0.680000007152557" calcext:value-type="float">
            <text:p>0.680000007152557</text:p>
          </table:table-cell>
          <table:table-cell table:number-columns-repeated="5"/>
        </table:table-row>
        <table:table-row table:style-name="ro1">
          <table:table-cell office:value-type="string" calcext:value-type="string">
            <text:p>The aim of the experiment is to prepare and isolate tin iodide compound from its elements (tin and iodine) and to examine the reactivity of tin iodide compound by performing a series of chemical test. As Sn2+ is easily oxidized to more stable Sn4+ ion and difficult to isolate, so focused only on compound SnI4. Sn + 2I2 = SnI4</text:p>
          </table:table-cell>
          <table:table-cell office:value-type="float" office:value="0.774309098720551" calcext:value-type="float">
            <text:p>0.774309098720551</text:p>
          </table:table-cell>
          <table:table-cell office:value-type="float" office:value="0.829999983310699" calcext:value-type="float">
            <text:p>0.829999983310699</text:p>
          </table:table-cell>
          <table:table-cell table:number-columns-repeated="5"/>
        </table:table-row>
        <table:table-row table:style-name="ro1">
          <table:table-cell office:value-type="string" calcext:value-type="string">
            <text:p>Aim: to form, isolate and examine the reactivity of SnI4. Procedure: set up a reflux with iodine, tin and toluene, with a heating mantle and run until the vapour turns clear. Leave to cool until there is no more condensing taking place. Decant the liquid into a conical flask and add petroleum spirit 40/60, leave it to cool. Wash the tin with acetone and leave to dry, then weigh it to compare to the starting mass. After the solution forms crystals use a Buchner funnel to isolate the precipitate.</text:p>
          </table:table-cell>
          <table:table-cell office:value-type="float" office:value="0.380253493785858" calcext:value-type="float">
            <text:p>0.380253493785858</text:p>
          </table:table-cell>
          <table:table-cell office:value-type="float" office:value="0.379999995231628" calcext:value-type="float">
            <text:p>0.379999995231628</text:p>
          </table:table-cell>
          <table:table-cell table:number-columns-repeated="5"/>
        </table:table-row>
        <table:table-row table:style-name="ro1">
          <table:table-cell office:value-type="string" calcext:value-type="string">
            <text:p>The aim of this experiment was to produce tin iodide (SnI4) from its elements. 1.0g of tin was added to 2.5g of iodine with 10cm3 of toluene. The solution was refluxed until the colour turned orange and no more vapour was condensing. The hot solution was decanted and 10cm3 of petroleum 40/60 added, and left to recrystallize in an ice bath. The tin residue was washed with acetone and dried to weigh. The crystals were dried under suction to afford the pure sample as crystals. A microspatula�s worth of crystals were dissolved in water, so that further tests could be done. First by mixing with Silver nitrate, secondly by heating the solution in a Bunsen flame, and thirdly by mixing with hydrogen peroxide and petroleum. The aim of this experiment was to produce tin iodide (SnI4) from its elements. 1.0g of tin was added to 2.5g of iodine with 10cm3 of toluene. The solution was refluxed until the colour turned orange and no more vapour was condensing. The hot solution was decanted and 10cm3 of petroleum 40/60 added, and left to recrystallize in an ice bath. The tin residue was washed with acetone and dried to weigh. The crystals were dried under suction to afford the pure sample as crystals.</text:p>
          </table:table-cell>
          <table:table-cell office:value-type="float" office:value="0.732665598392487" calcext:value-type="float">
            <text:p>0.732665598392487</text:p>
          </table:table-cell>
          <table:table-cell office:value-type="float" office:value="0.550000011920929" calcext:value-type="float">
            <text:p>0.550000011920929</text:p>
          </table:table-cell>
          <table:table-cell table:number-columns-repeated="5"/>
        </table:table-row>
        <table:table-row table:style-name="ro1">
          <table:table-cell office:value-type="string" calcext:value-type="string">
            <text:p>The aim of this experiment was to facilitate a reaction between tin metal and iodine to produce and recrystallize tin (IV) iodide. In addition to this, three tests were performed to determine the reactions between various chemicals and a solution created from the addition of water to a sample of the recrystallized SnI4. 1.31g of tin metal, 2.52g of iodine, and 10ml of toluene were added to a 100ml Quickfit round bottom flask. This mixture was heated using a hot plate and a reflux condenser. The mixture was heated until the mixture changed from its original deep violet colour to orange, and its vapour turned clear. Once the reaction was completed the mixture was transferred to a conical beaker and 10ml of petroleum spirit 40/60 was added. The beaker was then placed on ice to allow for recrystallization of the SnI4. Once the crystals had formed and the solution was cool the crystals were filtered out using a Buchner funnel facilitated by petroleum spirit 40/60. From this point the tests were conducted using a solution of a micro spatula tip of SnI4 added to 20ml water that were thoroughly mixed. The first test consisted of 1-2ml of this solution being transferred to a test tube and then adding 4-5 drops of 0.1M silver nitrate, which was then shaken gently. The second test was conducted by placing a copper wire in the flame of a Bunsen Burner and noting the flame�s colour. Then the same copper wire was dipped into the SnI4 and water solution and placed back in the flame. The colour was once again noted. Finally, another 1-2ml of the solution were placed in a test tube and 10 drops of 3% hydrogen peroxide were added and the colour noted, then 2-3 ml of petroleum spirit 40/60 was added to the same test tube and the colour and biphasic separation was noted. All chemicals and solutions were disposed of in the appropriate containers. The aim of this experiment was to facilitate a reaction between tin metal and iodine to produce and recrystallize tin (IV) iodide. In addition to this, three tests were performed to determine the reactions between various chemicals and a solution created from the addition of water to a sample of the recrystallized SnI4. 1.31g of tin metal, 2.52g of iodine, and 10ml of toluene were added to a 100ml Quickfit round bottom flask. This mixture was heated using a hot plate and a reflux condenser. The mixture was heated until the mixture changed from its original deep violet colour to orange, and its vapour turned clear. Once the reaction was completed the mixture was transferred to a conical beaker and 10ml of petroleum spirit 40/60 was added. The beaker was then placed on ice to allow for recrystallization of the SnI4. Once the crystals had formed and the solution was cool the crystals were filtered out using a Buchner funnel facilitated by petroleum spirit 40/60. From this point the tests were conducted using a solution of a micro spatula tip of SnI4 added to 20ml water that were thoroughly mixed. The first test consisted of 1-2ml of this solution being transferred to a test tube and then adding 4-5 drops of 0.1M silver nitrate, which was then shaken gently. The second test was conducted by placing a copper wire in the flame of a Bunsen Burner and noting the flame�s colour. Then the same copper wire was dipped into the SnI4 and water solution and placed back in the flame. The colour was once again noted. Finally, another 1-2ml of the solution were placed in a test tube and 10 drops of 3% hydrogen peroxide were added and the colour noted, then 2-3 ml of petroleum spirit 40/60 was added to the same test tube and the colour and biphasic separation was noted.</text:p>
          </table:table-cell>
          <table:table-cell office:value-type="float" office:value="0.731932938098908" calcext:value-type="float">
            <text:p>0.731932938098908</text:p>
          </table:table-cell>
          <table:table-cell office:value-type="float" office:value="0.779999971389771" calcext:value-type="float">
            <text:p>0.779999971389771</text:p>
          </table:table-cell>
          <table:table-cell table:number-columns-repeated="5"/>
        </table:table-row>
        <table:table-row table:style-name="ro1">
          <table:table-cell office:value-type="string" calcext:value-type="string">
            <text:p>The aim of this experiment was to produce (from its elements) and isolate tin iodide (SnI4). 1.0g of tin metal and 2.5g of iodine was added to a 100mL round-bottomed flask. Using a measuring cylinder, 10cm3 of toluene was measured out and added to the round-bottomed flask. 2-3 anti-bumping granules were also added. This was connected to a condenser in the reflux position and heated using a heating mantle. This was heated until the vapour became clear. While the solutio was still hot it was transferred into a 100cm3 conical flask, leaving the tin metal in the round bottomed flask. To the conical flask 10cm3 of petroleum spirit 40/60 was added and left to cool to room temperature. The crystals that formed were filtered using a buchner funnel, washed with a small amount of cold petroleum spirit 40/60 and weighed. A micro spatula of the crystals was dissolved in 20mL of water and this solution was used in three tests. Test 1 � 4 drop of 0.1 M silver nitrate was added to 2mL of the solution and gently shaken for 30 seconds Test 2 � using a Bunsen burner, a copper wire was heated, dipped in the solution the held back in the flame, the flame colour was observed. Test 3 � 10 drops of 3% hydrogen peroxide and 2 mL of petrol was added to 2 mL of the solution</text:p>
          </table:table-cell>
          <table:table-cell office:value-type="float" office:value="0.660450220108032" calcext:value-type="float">
            <text:p>0.660450220108032</text:p>
          </table:table-cell>
          <table:table-cell office:value-type="float" office:value="0.629999995231628" calcext:value-type="float">
            <text:p>0.629999995231628</text:p>
          </table:table-cell>
          <table:table-cell table:number-columns-repeated="5"/>
        </table:table-row>
        <table:table-row table:style-name="ro1">
          <table:table-cell office:value-type="string" calcext:value-type="string">
            <text:p>First, tin metal (1.0g) was measured and transferred to a round-bottom flask (100ml) using a powder funnel, along with iodine pellets (2.5g), first onto a watchglass and then into the same flask, ensuring no iodine pellets are spilled onto the bench. Toluene (10cm3) was then added to the flask, along with 2-3 anti-bumping granules. It was then heated under reflux using a heating mantle and reflux condenser until the condensing solvent turned transparent. The flask solution was poured into a conical flask (100cm3). The remaining tin metal in the flask, after washing with acetone and drying, weighed 0.37g. Petroleum ether 40/60 (10cm3) was added to the conical flask and left to cool. The crystals in the flask were then extracted by filtration using a Buchner funnel. This yielded 1.36g of crystals. A micro spatula of the crystals were then dissolved in water (15cm3) and stirred until fully dissolved. This solution was used to perform chemical tests 1, 2 and 3. In this experiment, we aimed to form tin iodide (IV) using tin metal and iodine pellets and heating them together, with the solvent toluene, via reflux using a reflux condenser. After forming the suspected tin (IV) iodide complex, we aimed to confirm the presence of the tin (IV) iodide using three confirmatory tests using silver nitrate (0.1M) solution, hydrogen peroxide with petroleum ether 40/60 and the Beilstein test. We aimed to also use these tests to determine the reactivity of our crystalline product.</text:p>
          </table:table-cell>
          <table:table-cell office:value-type="float" office:value="0.607223331928253" calcext:value-type="float">
            <text:p>0.607223331928253</text:p>
          </table:table-cell>
          <table:table-cell office:value-type="float" office:value="0.600000023841858" calcext:value-type="float">
            <text:p>0.600000023841858</text:p>
          </table:table-cell>
          <table:table-cell table:number-columns-repeated="5"/>
        </table:table-row>
        <table:table-row table:style-name="ro1">
          <table:table-cell office:value-type="string" calcext:value-type="string">
            <text:p>The aim of this experiment was to isolate a tin iodide species and examine its reactivity. 1.0g of tin metal and 2.5 g of iodine pellets were transferred to a 100 mL Quickfit round-bottom flask. 10 cm3 of toluene and 2 or 3 anti-bumping granules were added to the reaction flask. The reaction flask was heated under reflux until the condensing solvent changes from violet to colourless. The hot solvent was decanted off into a 100 cm3 conical flask; the tin residue was washed, dried, and weighed. 10 cm3 of petroleum spirit 40/60 was added to the conical flask and allowed to cool. Orange crystals formed in the conical flask, at this point the flask was cooled in an ice bath for 5 minutes. The crystals were filtered off using a Buchner funnel, washed with petroleum spirit 40/60, allowed to dry and weighed. A heaped micro spatula tip of the SnI4 crystals was dissolved in water and shaken until the orange solid was no longer visible. The pH of the solution formed was determined using pH paper. 1-2 mL of the SnI4 solution was tested using 4 or 5 drops of silver nitrate in a test tube. Observations were noted. 1-2 mL of the SnI4 solution was added to a test tube. A copper wire was heated in a Bunsen flame, immersed in the solution and held in the flame again. Observations were noted. 1-2 mL of the SnI4 solution was added to a test tube. 10 drops of 3% hydrogen peroxide were added to this solution. The test tube was shaken for 30 seconds and 2 or 3 mL of petroleum spirit 40/60 were added. The biphasic solution formed was swirled gently. Observations were noted. The aim of this experiment was to isolate a tin iodide species and examine its reactivity. 1.0g of tin metal and 2.5 g of iodine pellets were transferred to a 100 mL Quickfit round-bottom flask. 10 cm3 of toluene and 2 or 3 anti-bumping granules were added to the reaction flask. The reaction flask was heated under reflux until the condensing solvent changes from violet to colourless. The hot solvent was decanted off into a 100 cm3 conical flask; the tin residue was washed, dried, and weighed. 10 cm3 of petroleum spirit 40/60 was added to the conical flask and allowed to cool. Orange crystals formed in the conical flask, at this point the flask was cooled in an ice bath for 5 minutes. The crystals were filtered off using a Buchner funnel, washed with petroleum spirit 40/60, allowed to dry and weighed. A heaped micro spatula tip of the SnI4 crystals was dissolved in water and shaken until the orange solid was no longer visible. The pH of the solution formed was determined using pH paper. 1-2 mL of the SnI4 solution was tested using 4 or 5 drops of silver nitrate in a test tube. Observations were noted. 1-2 mL of the SnI4 solution was added to a test tube. A copper wire was heated in a Bunsen flame, immersed in the solution and held in the flame again. Observations were noted.</text:p>
          </table:table-cell>
          <table:table-cell office:value-type="float" office:value="0.671336770057678" calcext:value-type="float">
            <text:p>0.671336770057678</text:p>
          </table:table-cell>
          <table:table-cell office:value-type="float" office:value="0.649999976158142" calcext:value-type="float">
            <text:p>0.649999976158142</text:p>
          </table:table-cell>
          <table:table-cell table:number-columns-repeated="5"/>
        </table:table-row>
        <table:table-row table:style-name="ro1">
          <table:table-cell office:value-type="string" calcext:value-type="string">
            <text:p>The aim of the experiment was to formulate and isolate a sample of tin (IV) iodide (SnI4), then run a series of 3 experiments in order to describe its reactivity within different scenarios. The procedure carried out started with the weighing accurately approximately a mass of around 1g of tin metal and 2.5g of iodine within a pellet form. These components were added to a round bottom flask, additionally 10ml of toluene was added to the round bottom flask. Due to the flammability of toluene, the reaction was carried out using a reflux distillation. Anti-bumping granules were used to stop foaming. The flask was then heated. The reaction was termed finished when the condensation of the vapor within the experiment was clear. The solution was then transferred to a conical flask leaving the metallic solid tin within the round bottom flask. 10ml of petroleum spirit was added to the conical flask and a bucket of ice was used to cool this sample, allowing crystals to form. The tin metal was dried and weighted. A solution of tin (IV) iodide was prepared using 20ml of water and a large spatula of the compound. The solution was shaken until the solid had fully dissolved and then the 3 further tests were carried out upon the sample. 1. Addition of a small amount of silver nitrate 2. Flame test 3. Addition of a small volume of hydrogen peroxide and a small volume of petroleum spirit</text:p>
          </table:table-cell>
          <table:table-cell office:value-type="float" office:value="0.469971030950546" calcext:value-type="float">
            <text:p>0.469971030950546</text:p>
          </table:table-cell>
          <table:table-cell office:value-type="float" office:value="0.479999989271164" calcext:value-type="float">
            <text:p>0.479999989271164</text:p>
          </table:table-cell>
          <table:table-cell table:number-columns-repeated="5"/>
        </table:table-row>
        <table:table-row table:style-name="ro1">
          <table:table-cell office:value-type="string" calcext:value-type="string">
            <text:p>The main aim of this experiment was to prepare a sample of Sn (IV) iodide from its elements for use in a series of reactivity tests. The Sn (IV) iodide was prepared via the heating of solid tin and iodine in a reflux condenser, using toluene as a solvent. The solid Sn (IV) iodide was then washed using petroleum spirit and dried using a Buchner funnel. The dried Sn (IV) iodide was then dissolved in water a small volume of water to prepare it for three reactivity tests. Test 1 involved the addition of a few drops of o.1 M silver nitrate solution. Test 2 involved a flame test where the Sn (IV) iodide was combusted in a Bunsen burner. Test 3 involved the addition of 1o drops of 3% hydrogen peroxide followed by a few drops of petroleum spirit. The main aim of this experiment was to prepare a sample of Sn (IV) iodide from its elements for use in a series of reactivity tests. The Sn (IV) iodide was prepared via the heating of solid tin and iodine in a reflux condenser, using toluene as a solvent. The solid Sn (IV) iodide was then washed using petroleum spirit and dried using a Buchner funnel. The dried Sn (IV) iodide was then dissolved in water a small volume of water to prepare it for three reactivity tests. Test 1 involved the addition of a few drops of o.1 M silver nitrate solution. Test 2 involved a flame test where the Sn (IV) iodide was combusted in a Bunsen burner.</text:p>
          </table:table-cell>
          <table:table-cell office:value-type="float" office:value="0.729613542556763" calcext:value-type="float">
            <text:p>0.729613542556763</text:p>
          </table:table-cell>
          <table:table-cell office:value-type="float" office:value="0.550000011920929" calcext:value-type="float">
            <text:p>0.550000011920929</text:p>
          </table:table-cell>
          <table:table-cell table:number-columns-repeated="5"/>
        </table:table-row>
        <table:table-row table:style-name="ro1">
          <table:table-cell office:value-type="string" calcext:value-type="string">
            <text:p>The aim of the experiment was to use reflux and filtration to isolate a sample of SnI4 in order to examine the reactivity of the sample. Tin metal (0.98g), iodine (2.4g) and toluene (10cm3) were refluxed together at 210 rpm, and a temperature of 177 �C. Once the solvent stopped condensing, the residual tin metal (0.37g) was removed to dry, and petroleum spirit (10cm3, 40/60) was added to the resultant solution. The solution was cooled in an ice bath for 5 minutes. The solution was filtered with cold petroleum spirit (10cm3, 40/60). The purified SnI4 was obtained as an orange crystalline solid (1.87g). A micro spatula tip of SnI4 was dissolved in water (19cm3) to make a solution. The pH was taken with pH paper. Three tests commenced. Test 1: SnI4 solution (2mL) was mixed for 30 seconds with silver nitrate (4 drops, 0.1M). Test 2: A piece of cooper wire was heated and then dipped in SnI4 solution (2mL) and then heated again. Test 3: SnI4 solution (2mL) was mixed for 30 seconds with hydrogen peroxide (10 drops, 3%) and then swirled with petroleum (3mL, 40/60). The aim of the experiment was to use reflux and filtration to isolate a sample of SnI4 in order to examine the reactivity of the sample. Tin metal (0.98g), iodine (2.4g) and toluene (10cm3) were refluxed together at 210 rpm, and a temperature of 177 �C. Once the solvent stopped condensing, the residual tin metal (0.37g) was removed to dry, and petroleum spirit (10cm3, 40/60) was added to the resultant solution. The solution was cooled in an ice bath for 5 minutes. The solution was filtered with cold petroleum spirit (10cm3, 40/60). The purified SnI4 was obtained as an orange crystalline solid (1.87g). A micro spatula tip of SnI4 was dissolved in water (19cm3) to make a solution. The pH was taken with pH paper. Three tests commenced. Test 1: SnI4 solution (2mL) was mixed for 30 seconds with silver nitrate (4 drops, 0.1M). Test 2: A piece of cooper wire was heated and then dipped in SnI4 solution (2mL) and then heated again.</text:p>
          </table:table-cell>
          <table:table-cell office:value-type="float" office:value="0.786785066127777" calcext:value-type="float">
            <text:p>0.786785066127777</text:p>
          </table:table-cell>
          <table:table-cell office:value-type="float" office:value="0.800000011920929" calcext:value-type="float">
            <text:p>0.800000011920929</text:p>
          </table:table-cell>
          <table:table-cell table:number-columns-repeated="5"/>
        </table:table-row>
        <table:table-row table:style-name="ro1">
          <table:table-cell office:value-type="string" calcext:value-type="string">
            <text:p>The aim of the experiment was to isolate of Tin (IV) iodide produced from the reaction of tin and iodine and thus examine the reactivity of tin (IV) iodide. Tin (IV) iodide was produced by reacting 1g of tin metal with 2.5g of iodine. To isolate the tin (IV) iodide the products of the tin iodine reaction were dissolved in 10cm3 of toluene, an ideal solvent since tin (IV) iodide is highly soluble in non-polar solvents, and this solution was heated-under reflux (using anti-bumping granules to control heating) causing the mixture to condense. tin (IV) iodide is highly soluble in non-polar solvents therefore 10cm3 of toluene was used as a solvent to produce a solution which could be heated-under reflux causing the mixture to condense. To isolate <text:s/>the tin (IV) iodide, the solution obtained from condensation was transferred to a conical flask and left to cooled in an ice bath, this promoted crystallisation. Vacuum filtration was then used to collect the tin (IV) iodide crystals and impurities were removed by washing the crystals in petroleum spirt 40/60. After allowing the crystals to dry the mass of the pure crystals was obtained using <text:s/>balance which weighed accurately to 2 decimal places. A solution was made by dissolving isolated tin (IV) iodide in water and its pH was determined using pH paper. The solution was then used for three separate tests to examine the reactivity of tin (IV) iodide. Test 1: 0.1M of silver nitrate was added to 1-2ml of the tin (IV) solution in a test tube. The solution was the shaken <text:s/>for 30sand the colour change was observed. Test 2: A copper rod was placed in a Bunsen flame and the colour of the flame was recorded, the copper rod was then removed and dipped in a sample of the tin (IV) iodide solution, the process of placing the metal rod in the Bunsen flame was repeated and the coulor of the flame was recorded. Test 3: 10 drops of 3% hydrogen peroxide was added to 1-2ml of the tin (IV) solution in a test tube. The solution was the shaken <text:s/>for 30sand the colour change was observed.</text:p>
          </table:table-cell>
          <table:table-cell office:value-type="float" office:value="0.652454257011414" calcext:value-type="float">
            <text:p>0.652454257011414</text:p>
          </table:table-cell>
          <table:table-cell office:value-type="float" office:value="0.649999976158142" calcext:value-type="float">
            <text:p>0.649999976158142</text:p>
          </table:table-cell>
          <table:table-cell table:number-columns-repeated="5"/>
        </table:table-row>
        <table:table-row table:style-name="ro1">
          <table:table-cell office:value-type="string" calcext:value-type="string">
            <text:p>The aim of the experiment was to combine elements to prepare a tin iodide species and then remove the precipitate from the solution and perform a series of tests on it. 1.0g of tin metal and 2.5g of iodine pellets were added to a 100ml round bottom flask with 10 cm3 of toluene and some anti-bumping granules. A reflux condenser was set up, above a heated plate which was on a lab jack, and the round bottom flask placed in position. The solution was purple to begin with and heated steadily until the solution turned orange and the condensation was clear and then cooled until it stopped condensing. The cooling process could be accelerated by lowering the lab jack to remove the heat source. At this point the contents of the round bottomed flask, excluding the tin metal, was added to a conical flak with 10cm3 of petroleum spirit 40/60 and cooled to room temperature before being cooled further in a bowl of ice to encourage precipitate to form. <text:s/>The residual tin metal was rinsed with acetone, left to dry and then weighed. Solution was removed from the ice and filtered using a Buchner funnel. Crystals were then weighed to allow the calculation of percentage recovery. A heaped micro spatula was added to 20cm3 of distilled water and dissolved to form a solution; 1-2mL of the solution was used in each of the following experiments; Combined with 4-5 drops of silver nitrate and shook for 30 seconds Dipped with a red glowing copper wire and held above a Bunsen burner flame Combined with 10 drops of 3% hydrogen peroxide and shook for 30 seconds and then combined with 2-3mL of petrol and swirled. The aim of the experiment was to combine elements to prepare a tin iodide species and then remove the precipitate from the solution and perform a series of tests on it. 1.0g of tin metal and 2.5g of iodine pellets were added to a 100ml round bottom flask with 10 cm3 of toluene and some anti-bumping granules. A reflux condenser was set up, above a heated plate which was on a lab jack, and the round bottom flask placed in position. The solution was purple to begin with and heated steadily until the solution turned orange and the condensation was clear and then cooled until it stopped condensing. The cooling process could be accelerated by lowering the lab jack to remove the heat source. At this point the contents of the round bottomed flask, excluding the tin metal, was added to a conical flak with 10cm3 of petroleum spirit 40/60 and cooled to room temperature before being cooled further in a bowl of ice to encourage precipitate to form. <text:s/>The residual tin metal was rinsed with acetone, left to dry and then weighed. Solution was removed from the ice and filtered using a Buchner funnel. Crystals were then weighed to allow the calculation of percentage recovery. A heaped micro spatula was added to 20cm3 of distilled water and dissolved to form a solution; 1-2mL of the solution was used in each of the following experiments; Combined with 4-5 drops of silver nitrate and shook for 30 seconds Dipped with a red glowing copper wire and held above a Bunsen burner flame</text:p>
          </table:table-cell>
          <table:table-cell office:value-type="float" office:value="0.668337643146515" calcext:value-type="float">
            <text:p>0.668337643146515</text:p>
          </table:table-cell>
          <table:table-cell office:value-type="float" office:value="0.699999988079071" calcext:value-type="float">
            <text:p>0.699999988079071</text:p>
          </table:table-cell>
          <table:table-cell table:number-columns-repeated="5"/>
        </table:table-row>
        <table:table-row table:style-name="ro1">
          <table:table-cell office:value-type="string" calcext:value-type="string">
            <text:p>The aim of the experiment was to prepare the SnI4 from tin and iodine, isolate the product and examine its reactivity. 1g of tin metal, 2.5g of iodine, 10cm3 of toluene and 3 anti-bumping granules were added to a 100cm3 round bottom flask. The flask was then attached to a reflux condenser and placed in a heating mantle set to 100C to be heated until the purple vapour turned clear and the solution changed from purple to orange, the flask was then allowed to cool before the solution was decanted into a 100cm3 conical flask. 10cm3 of petroleum spirit 40/60 was added to the conical flask and left to cool in an ice bath. While the solution was cooling in the ice bath the left-over tin in the round bottom flask was washed with acetone then dried and weighed on a watch glass. The orange crystals formed in the conical flask were filtered and washed with cold petroleum spirit 40/60 under suction. The weight of the dried crystals was then recorded. To test the properties of the new crystals 1 heaped micro-spatula was dissolved in 15-20ml of water and shaken until the orange solid was no longer visible, the pH of the solution was tested using pH paper. The solution was then used in the following three tests. ~2ml of the solution was transferred to a test tube and 5 drops of 0.1M silver nitrate added, the mixture was then gently shaken and any observations recorded. ~2ml of the solution was transferred to a test tube and taken to a fume hood. A copper wire was heated until glowing red in a Bunsen burner and dipped into the solution. The wire was then heated in the Bunsen flame and the colour recorded. ~2ml of the solution was transferred to a test tube and 10 drops of 3% hydrogen peroxide added, the mixture was then gently shaken before ~2.5ml of petrol were added. The biphasic solution was swirled and any changes observed were recorded. The aim of the experiment was to prepare the SnI4 from tin and iodine, isolate the product and examine its reactivity. 1g of tin metal, 2.5g of iodine, 10cm3 of toluene and 3 anti-bumping granules were added to a 100cm3 round bottom flask. The flask was then attached to a reflux condenser and placed in a heating mantle set to 100C to be heated until the purple vapour turned clear and the solution changed from purple to orange, the flask was then allowed to cool before the solution was decanted into a 100cm3 conical flask. 10cm3 of petroleum spirit 40/60 was added to the conical flask and left to cool in an ice bath. While the solution was cooling in the ice bath the left-over tin in the round bottom flask was washed with acetone then dried and weighed on a watch glass. The orange crystals formed in the conical flask were filtered and washed with cold petroleum spirit 40/60 under suction. The weight of the dried crystals was then recorded. To test the properties of the new crystals 1 heaped micro-spatula was dissolved in 15-20ml of water and shaken until the orange solid was no longer visible, the pH of the solution was tested using pH paper. The solution was then used in the following three tests. ~2ml of the solution was transferred to a test tube and 5 drops of 0.1M silver nitrate added, the mixture was then gently shaken and any observations recorded. ~2ml of the solution was transferred to a test tube and taken to a fume hood. A copper wire was heated until glowing red in a Bunsen burner and dipped into the solution. The wire was then heated in the Bunsen flame and the colour recorded.</text:p>
          </table:table-cell>
          <table:table-cell office:value-type="float" office:value="0.733043968677521" calcext:value-type="float">
            <text:p>0.733043968677521</text:p>
          </table:table-cell>
          <table:table-cell office:value-type="float" office:value="0.779999971389771" calcext:value-type="float">
            <text:p>0.779999971389771</text:p>
          </table:table-cell>
          <table:table-cell table:number-columns-repeated="5"/>
        </table:table-row>
        <table:table-row table:style-name="ro1">
          <table:table-cell office:value-type="string" calcext:value-type="string">
            <text:p>This experiment seeks to synthesize and purify tin(IV) iodide from tin metal and iodine, and then conduct three tests on the compound to examine its reactivity. The first test sought to examine tin(IV) iodide�s ability to produce a precipitate with silver nitrate. The second test was a Beilstein test, which was used to test tin(IV) iodide for the presence of an organic halide. The third test sought to examine tin(IV) iodide�s solubility in water and petroleum ether. 1.04 g of tin metal and 2.11 g iodine pellets were dissolved in 10 mL of toluene and heated in a reflux condenser in order to produce tin(IV) iodide. When the solution was allowed to cool, tin(IV) iodide crystals formed in the solution and were extracted using a Buchner funnel.</text:p>
          </table:table-cell>
          <table:table-cell office:value-type="float" office:value="0.65320348739624" calcext:value-type="float">
            <text:p>0.65320348739624</text:p>
          </table:table-cell>
          <table:table-cell office:value-type="float" office:value="0.699999988079071" calcext:value-type="float">
            <text:p>0.699999988079071</text:p>
          </table:table-cell>
          <table:table-cell table:number-columns-repeated="5"/>
        </table:table-row>
        <table:table-row table:style-name="ro1">
          <table:table-cell office:value-type="string" calcext:value-type="string">
            <text:p>The aim of the experiment was to produce and isolate a sample of tin iodide from its elements and then investigate its chemical properties through a series of chemical tests. 1.03g of tin metal was weighed out and 2.5g of Iodine pellets were then added. This was followed by the addition of 10cm3 of toluene and 3 anti-bumping granules. The solution was heated under reflux at approximately 150oC and heating was continued until the purple vapour rising from the solution (and condensing) had become clear. The solution was then allowed to cool until the solvent was all condensed. The hot solution was poured into a 100cm3 conical flask, leaving the residual tin in the flask. 10cm3 of petroleum spirit 40/60 was added to the conical flask and the solution was left to cool to room temperature. The residual tin was washed in the reaction flask with acetone and then left to dry on a watch glass. One dried it was weighed and the mass recorded. The cooled flask was placed in an icebath for approximately 5minutes. The crystals were then filtered out using a Buchner funnel and the dry crystals were weighed. For the chemical tests, a heaped micro spatula of the crystals (SnI4) were dissolved in 15ml of water. The pH of the resulting solution was tested using pH paper. 2mL of the solution was transferred into 3 test tubes. To the first, 4-5 drops of 0.1M silver nitrate were then added and the mixture gently shaken for 30s. Any changes in the solution were noted. For the second test tube, a copper wire was heated in a Bunsen flame and immersed in the solution before being heated again. The change in flame colour was recorded.</text:p>
          </table:table-cell>
          <table:table-cell office:value-type="float" office:value="0.766767978668213" calcext:value-type="float">
            <text:p>0.766767978668213</text:p>
          </table:table-cell>
          <table:table-cell office:value-type="float" office:value="0.779999971389771" calcext:value-type="float">
            <text:p>0.779999971389771</text:p>
          </table:table-cell>
          <table:table-cell table:number-columns-repeated="5"/>
        </table:table-row>
        <table:table-row table:style-name="ro1">
          <table:table-cell office:value-type="string" calcext:value-type="string">
            <text:p>The aim of this experiment was to discover certain properties of SnI4 prepared through condensing and crystallisation. The pH, halide presence, solubility as compared to other salts, and organic solubility of a solution of the crystal were tested. Tin (1.0 g) and iodine (2.5 g) were measured and then placed in a flask for condensing. Toluene (10 mL) and 2-3 anti-bumping granules were added to the flask. This flask was connected to a clamped reflux condenser and heated using a hotplate at 60% power. Once the vapour becomes a vibrant orange and the condensing solvent becomes colourless, the hotplate was switched off. After condensing was complete, the solution was placed in another flask and 40-60 petroleum spirit (10 mL) was added. This flask was placed in an ice bath for approximately 5 minutes to encourage crystallisation. The residual tin in the previously heated flask was rinsed with acetone and weighed. After crystallisation has been completed, the crystals were dried through Buchner funnel and vacuum filtration, using 40-60 petroleum spirit to wash. Once the precipitate was massed, a solution was created using one micro-spatula tip in water (15-20 mL). The pH of this solution was measured using pH paper. The solution (1-2 mL) was mixed for 30 seconds with 0.1 M silver nitrate (4-5 drops) in a test tube and the resultant visual qualities were recorded. A Beilstein test was performed to test for halides by dipping heated copper wire in the solution and then heated again over a Bunsen burner. The flame colour was recorded. The solution (1-2 mL) was mixed for 30 seconds with 3% hydrogen peroxide in a third test tube, and petrol (2-3 mL) was added. The resultant visual qualities were recorded. The aim of this experiment was to discover certain properties of SnI4 prepared through condensing and crystallisation. The pH, halide presence, solubility as compared to other salts, and organic solubility of a solution of the crystal were tested. Tin (1.0 g) and iodine (2.5 g) were measured and then placed in a flask for condensing. Toluene (10 mL) and 2-3 anti-bumping granules were added to the flask. This flask was connected to a clamped reflux condenser and heated using a hotplate at 60% power. Once the vapour becomes a vibrant orange and the condensing solvent becomes colourless, the hotplate was switched off. After condensing was complete, the solution was placed in another flask and 40-60 petroleum spirit (10 mL) was added. This flask was placed in an ice bath for approximately 5 minutes to encourage crystallisation. The residual tin in the previously heated flask was rinsed with acetone and weighed. After crystallisation has been completed, the crystals were dried through Buchner funnel and vacuum filtration, using 40-60 petroleum spirit to wash. Once the precipitate was massed, a solution was created using one micro-spatula tip in water (15-20 mL). The pH of this solution was measured using pH paper. The solution (1-2 mL) was mixed for 30 seconds with 0.1 M silver nitrate (4-5 drops) in a test tube and the resultant visual qualities were recorded. A Beilstein test was performed to test for halides by dipping heated copper wire in the solution and then heated again over a Bunsen burner. The flame colour was recorded.</text:p>
          </table:table-cell>
          <table:table-cell office:value-type="float" office:value="0.69803524017334" calcext:value-type="float">
            <text:p>0.69803524017334</text:p>
          </table:table-cell>
          <table:table-cell office:value-type="float" office:value="0.680000007152557" calcext:value-type="float">
            <text:p>0.680000007152557</text:p>
          </table:table-cell>
          <table:table-cell table:number-columns-repeated="5"/>
        </table:table-row>
        <table:table-row table:style-name="ro1">
          <table:table-cell office:value-type="string" calcext:value-type="string">
            <text:p>The aim of the experiment was <text:s/>to prepare a tin iodine species from its elements, isolate the prepared tin iodine and examine its reactivity via three tests: mixed with silver nitrate, Beilstein test and mixed with hydrogen peroxide and petrol. Solid tin (1.0 g) and iodine (2.5 g) was heated under reflux in a solution of toluene (10 cm3) until the solution turned from violet to orange. The solution was decanted into a conical flask (100 cm3). The remaining tin was washed out with acetone and weighed. Petroleum spirit 40/60 (10 cm3) was added to the conical flask and the conical flask was then cooled in an ice bath. After the crystals (SnI4) had evolved, the crystals were filtered via a Buchner funnel. The dry crystals were then weighed. A micro spatula heap of SnI4 crystals were dissolved in water. Test 1: added 4-5 drops of AgNO3 (0.1 M) to 1-2 cm3 of the dissolved SnI4. Test 2: Beilstein test, heated a copper wire, dipped it in the solution and heated it again under Bunsen flame. Test 3: added 10 drops of 3% hydrogen peroxide and petroleum spirit 40/60 (2-3 cm3). The aim of the experiment was <text:s/>to prepare a tin iodine species from its elements, isolate the prepared tin iodine and examine its reactivity via three tests: mixed with silver nitrate, Beilstein test and mixed with hydrogen peroxide and petrol. Solid tin (1.0 g) and iodine (2.5 g) was heated under reflux in a solution of toluene (10 cm3) until the solution turned from violet to orange. The solution was decanted into a conical flask (100 cm3). The remaining tin was washed out with acetone and weighed. Petroleum spirit 40/60 (10 cm3) was added to the conical flask and the conical flask was then cooled in an ice bath. After the crystals (SnI4) had evolved, the crystals were filtered via a Buchner funnel. The dry crystals were then weighed. A micro spatula heap of SnI4 crystals were dissolved in water. Test 1: added 4-5 drops of AgNO3 (0.1 M) to 1-2 cm3 of the dissolved SnI4. Test 2: Beilstein test, heated a copper wire, dipped it in the solution and heated it again under Bunsen flame.</text:p>
          </table:table-cell>
          <table:table-cell office:value-type="float" office:value="0.781526982784271" calcext:value-type="float">
            <text:p>0.781526982784271</text:p>
          </table:table-cell>
          <table:table-cell office:value-type="float" office:value="0.800000011920929" calcext:value-type="float">
            <text:p>0.800000011920929</text:p>
          </table:table-cell>
          <table:table-cell table:number-columns-repeated="5"/>
        </table:table-row>
        <table:table-row table:style-name="ro1">
          <table:table-cell office:value-type="string" calcext:value-type="string">
            <text:p>Aim: The aim of this experiment was to prepare a tin iodide species, isolate it and examine its reactivity. Three tests were carried out to examine this. Firstly, the glassware was checked to see if it was dry. If it was not, then it was dried using acetone. 1g of tin metal and 2.5g of iodine pellets were then transferred into a 100mL Quickfit round-bottom flask. 10cm3 of toluene was then added with anti-bumping granules and it was then heated using a reflux condenser. Once heated until orange, the solution was decanted and 10cm3 of petroleum 40/60 was added. The residual tin metal was washed and weighed, and the solution was left to cool as orange crystals formed. The solution and crystals were then filtered under reduced pressure using a Buchner funnel. A heaped micro-spatula of SnI4 was dissolved in 15-20mL of water and three chemical tests were carried out: - 1-2mL of the solution was mixed with 5 drops of 0.1M silver nitrate A flame test was carried out using the solution 1-2mL of solution was mixed with 10 drops of 3% hydrogen peroxide and 2-3mL of petrol. Aim: The aim of this experiment was to prepare a tin iodide species, isolate it and examine its reactivity. Three tests were carried out to examine this. Firstly, the glassware was checked to see if it was dry. If it was not, then it was dried using acetone. 1g of tin metal and 2.5g of iodine pellets were then transferred into a 100mL Quickfit round-bottom flask. 10cm3 of toluene was then added with anti-bumping granules and it was then heated using a reflux condenser. Once heated until orange, the solution was decanted and 10cm3 of petroleum 40/60 was added. The residual tin metal was washed and weighed, and the solution was left to cool as orange crystals formed. The solution and crystals were then filtered under reduced pressure using a Buchner funnel. A heaped micro-spatula of SnI4 was dissolved in 15-20mL of water and three chemical tests were carried out: - 1-2mL of the solution was mixed with 5 drops of 0.1M silver nitrate A flame test was carried out using the solution</text:p>
          </table:table-cell>
          <table:table-cell office:value-type="float" office:value="0.60739541053772" calcext:value-type="float">
            <text:p>0.60739541053772</text:p>
          </table:table-cell>
          <table:table-cell office:value-type="float" office:value="0.629999995231628" calcext:value-type="float">
            <text:p>0.629999995231628</text:p>
          </table:table-cell>
          <table:table-cell table:number-columns-repeated="5"/>
        </table:table-row>
        <table:table-row table:style-name="ro1">
          <table:table-cell office:value-type="string" calcext:value-type="string">
            <text:p>The aim of this experiment was to create SnI4 from the reaction between elemental tin and iodine and then to assess its properties by carrying out three tests. 1.0g of tin was added to a 100ml round bottom along with approximately 2.5g of iodine weighed accurately on a watch glass, which should then be added to the flask with a powder funnel. 10cm3 of toluene should be added to the flask along with some anti-bumping granules. The round bottom flask should then be heated under reflux with a heating mantle until the purple vapor turns clear and the solution has turned purple. The flask should then be removed from heat once the solvent stopped condensing the solution should be decanted into a 100ml flask, leaving unreacted tin which should be washed in acetone then dried on a watch glass and weighed. 10cm3 of petroleum spirit 40/60 should be added to the reaction flask and then left to cool to room temperature. Orange crystals should begin to form which once fully recrystallized should be separated from the solution using a Buchner funnel. A heaped microspatula of the crystal should be dissolved in 15ml of water and the pH should be checked. For the first test 2ml of the solution should be added to a test tube and 5 drops of 0.1m of silver nitrate should be added and the result observed and recorded For the second test 2ml of the solution should be added to a test tube and in a fume hood, a copper wire should be heated in a Bunsen until its red hot, placed in the test tube then placed back in the flame. The resulting colour in the flame should be recorded. For the third test 2ml of the solution should be added to another test tube along with 10 drops of 3% hydrogen peroxide and 2ml of petroleum ether and shaken for 30 seconds. The biphasic system that forms should be observed, and notes taken. The aim of this experiment was to create SnI4 from the reaction between elemental tin and iodine and then to assess its properties by carrying out three tests. 1.0g of tin was added to a 100ml round bottom along with approximately 2.5g of iodine weighed accurately on a watch glass, which should then be added to the flask with a powder funnel. 10cm3 of toluene should be added to the flask along with some anti-bumping granules. The round bottom flask should then be heated under reflux with a heating mantle until the purple vapor turns clear and the solution has turned purple. The flask should then be removed from heat once the solvent stopped condensing the solution should be decanted into a 100ml flask, leaving unreacted tin which should be washed in acetone then dried on a watch glass and weighed. 10cm3 of petroleum spirit 40/60 should be added to the reaction flask and then left to cool to room temperature. Orange crystals should begin to form which once fully recrystallized should be separated from the solution using a Buchner funnel. A heaped microspatula of the crystal should be dissolved in 15ml of water and the pH should be checked. For the first test 2ml of the solution should be added to a test tube and 5 drops of 0.1m of silver nitrate should be added and the result observed and recorded For the second test 2ml of the solution should be added to a test tube and in a fume hood, a copper wire should be heated in a Bunsen until its red hot, placed in the test tube then placed back in the flame. The resulting colour in the flame should be recorded.</text:p>
          </table:table-cell>
          <table:table-cell office:value-type="float" office:value="0.765709102153778" calcext:value-type="float">
            <text:p>0.765709102153778</text:p>
          </table:table-cell>
          <table:table-cell office:value-type="float" office:value="0.779999971389771" calcext:value-type="float">
            <text:p>0.779999971389771</text:p>
          </table:table-cell>
          <table:table-cell table:number-columns-repeated="5"/>
        </table:table-row>
        <table:table-row table:style-name="ro1">
          <table:table-cell office:value-type="string" calcext:value-type="string">
            <text:p>The aim of the experiment was to produce Sn(IV) iodide from its constituent elements and perform a series of tests on the end product to examine reactivity. 1.00g of tin and 2.5g of iodine were transferred to a quick fit 100cm3 round-bottom flask, using a plastic funnel. <text:s/>10cm3 of toluene and 2-3 bumping crystals were added. A reflux condenser was attached, and the heating mantle and water was switched on. The solution was heated until the condensing solvent became clear. Solution was decanted into a conical flask, leaving the remaining tin. 10cm3 of petroleum spirit 40/60 was added to the conical flask and cooled to room temperature. The remaining tin was washed with acetone and left to dry on a watch glass after being weighed. Orange crystals in the conical flask were filtered using a Buchner funnel after being washed with petroleum spirit. The crystals were then weighed. A heaped micro spatula of crystals was dissolved in 20ml of water and pH recorded. <text:s/>A series of tests were carried out. 1-2ml of the solution was transferred to 3 test tubes 5 drops of 0.1 M silver nitrate were added The end of a copper wire was heated until red hot in a Bunsen burner, then dipped into the solution and placed back in the flame. The colour was noted. 10 drops of 3% H2O2 was added. The solution was shaken for 30 seconds and 2-3ml of petrol was added. The resulting solution was mixed again.</text:p>
          </table:table-cell>
          <table:table-cell office:value-type="float" office:value="0.656025826931" calcext:value-type="float">
            <text:p>0.656025826931</text:p>
          </table:table-cell>
          <table:table-cell office:value-type="float" office:value="0.699999988079071" calcext:value-type="float">
            <text:p>0.699999988079071</text:p>
          </table:table-cell>
          <table:table-cell table:number-columns-repeated="5"/>
        </table:table-row>
        <table:table-row table:style-name="ro1">
          <table:table-cell office:value-type="string" calcext:value-type="string">
            <text:p>The aim of this experiment was to prepare a tin iodide species from its elements, then isolate it and examine the reactivity of the product by preforming a series of tests. In a 100 mL round-bottom flask, transfer 1.0g of tin metal with a plastic powder funnel, weigh 2.5g of Iodine onto a watch-glass, then carefully transfer the Iodine pellets into the flask containing the tin metal. Add 10 cm3 of Toluene then add 2-3 anti-bumping granules, set up a reflux condenser to the water supply and place it on a hot plate securely with clams. Set the temperature to around 60% until the purple vapor begins to condense in the reflux condenser, the solution should change from violet to orange. When the condensing solvent becomes clear turn the heat off and allow it to cool. Pour the solution into a 100 cm3 conical flask then add 10cm3 of Petroleum 40/60 and allow it to cool to be able to form crystals. Filter off the crystals with Petroleum 40/60 then weigh your dried crystals. Then you will execute a series of tests with a solution of SnI4 with water Test 1 � 4 or 5 drops of <text:s/>0.1 M of silver nitrate with 1-2mL of the solution Test 2 � Using a Bunsen burner immerse a copper wire with the solution onto the flame Test 3 � With 1-2mL of the solution, 10 drops of 3% of hydrogen peroxide were added.</text:p>
          </table:table-cell>
          <table:table-cell office:value-type="float" office:value="0.471709489822388" calcext:value-type="float">
            <text:p>0.471709489822388</text:p>
          </table:table-cell>
          <table:table-cell office:value-type="float" office:value="0.449999988079071" calcext:value-type="float">
            <text:p>0.449999988079071</text:p>
          </table:table-cell>
          <table:table-cell table:number-columns-repeated="5"/>
        </table:table-row>
        <table:table-row table:style-name="ro1">
          <table:table-cell office:value-type="string" calcext:value-type="string">
            <text:p>The aim of this experiment was to form SnI4 from its respected elements, I2 and Sn, and test the resulting product to see its reactive properties. 1g of tin metal and 2.5g of iodine pellets are placed into a round bottom flask. 10cm3 of toluene and 2 to 3 anti-bumping granules are added and a reflux condenser with a water supply is attached to the flask while it sits on top of a hot plate at 150-200C. leave this to condense until the condensing solvent becomes clear and the solution becomes clear from its initial violet. Place the flask into an ice bath to cool then decant the solution a conical flask leaving the residue behind. Add 10cm3 of petroleum spirit 40/60 to the conical flask. Wash the tin with acetone and weigh the dried tin metal. After 5 minutes in the ice bath take the conical flask and filter its contents through Buchner funnel and wash them with 10cm3 of cold petroleum spirit 40/60. Weigh the dry crystals. Take a micro spatula of your tin iodide and dissolve it in 15-20mL of water and test its pH via pH paper, use this as the test solution. Use 1-2mL of the test solution in all tests Test 1: In a test tube with test solution add 4 drops of 0.1M of silver nitrate and shake. Note ehat you see. Test 2: in a test tube with test solution dip a red-hot piece of copper wire heated with a Bunsen burner. Put the wire back into the Bunsen burner and see what colour flame appears. Test 3: in a test tube with test solution add 10 drops of 3% H2O2 and shake. Add 2 to 3mL of petrol and swirl to form a biphasic layer and note what you see. The aim of this experiment was to form SnI4 from its respected elements, I2 and Sn, and test the resulting product to see its reactive properties. 1g of tin metal and 2.5g of iodine pellets are placed into a round bottom flask. 10cm3 of toluene and 2 to 3 anti-bumping granules are added and a reflux condenser with a water supply is attached to the flask while it sits on top of a hot plate at 150-200C. leave this to condense until the condensing solvent becomes clear and the solution becomes clear from its initial violet. Place the flask into an ice bath to cool then decant the solution a conical flask leaving the residue behind. Add 10cm3 of petroleum spirit 40/60 to the conical flask. Wash the tin with acetone and weigh the dried tin metal. After 5 minutes in the ice bath take the conical flask and filter its contents through Buchner funnel and wash them with 10cm3 of cold petroleum spirit 40/60. Weigh the dry crystals. Take a micro spatula of your tin iodide and dissolve it in 15-20mL of water and test its pH via pH paper, use this as the test solution. Use 1-2mL of the test solution in all tests Test 1: In a test tube with test solution add 4 drops of 0.1M of silver nitrate and shake. Note ehat you see. Test 2: in a test tube with test solution dip a red-hot piece of copper wire heated with a Bunsen burner. Put the wire back into the Bunsen burner and see what colour flame appears.</text:p>
          </table:table-cell>
          <table:table-cell office:value-type="float" office:value="0.624443054199219" calcext:value-type="float">
            <text:p>0.624443054199219</text:p>
          </table:table-cell>
          <table:table-cell office:value-type="float" office:value="0.850000023841858" calcext:value-type="float">
            <text:p>0.850000023841858</text:p>
          </table:table-cell>
          <table:table-cell table:number-columns-repeated="5"/>
        </table:table-row>
        <table:table-row table:style-name="ro1">
          <table:table-cell office:value-type="string" calcext:value-type="string">
            <text:p>Aim of this experiment is to synthesise SnI4 from its elements. The product will then be tested with silver nitrate (0.1 M), hydrogen peroxide (3%) and petrol, and the Beilstein test to explore its reactivity. Tin metal (1.0 g), iodine pellets (2.5 g), toluene (10 cm3) and 2 or 3 anti-bumping granules were heated under reflux until a violet vapour started condensing. The solution was allowed to cool until the solvent stopped condensing. The residual tin was then washed with acetone and left to dry. Petroleum spirit (10 cm3, 40/60) was added to the hot solution and left to cool to room temperature and then furthered cooled in an ice bath in order to maximise crystallization. The product was vacuum filtered to separate the crystals from the solution and washed with petroleum spirit (10 cm3, 40/60). The final product, SnI4, was collected and observed as orange crystals. A solution was then made from the synthesized SnI4 (heaped spatula) with water (20 mL). When the orange solid had fully dissolved, the pH of the solution was tested using universal pH paper. Resulting in an orange colour being observed and hence, an acidic solution. Test 1 - Adding the solution prepared above (2 mL) to silver nitrate (5 drops, 0.1 M). Test 2 � End of a copper wire was heated and placed into the prepared solution and then was heated on Bunsen Burner. Test 3 � Hydrogen peroxide (10 drops, 3 %) was added to the prepared solution (2 mL), after 30 seconds of shaking the solution petrol was added (2 mL) Aim of this experiment is to synthesise SnI4 from its elements. The product will then be tested with silver nitrate (0.1 M), hydrogen peroxide (3%) and petrol, and the Beilstein test to explore its reactivity. Tin metal (1.0 g), iodine pellets (2.5 g), toluene (10 cm3) and 2 or 3 anti-bumping granules were heated under reflux until a violet vapour started condensing. The solution was allowed to cool until the solvent stopped condensing. The residual tin was then washed with acetone and left to dry. Petroleum spirit (10 cm3, 40/60) was added to the hot solution and left to cool to room temperature and then furthered cooled in an ice bath in order to maximise crystallization. The product was vacuum filtered to separate the crystals from the solution and washed with petroleum spirit (10 cm3, 40/60). The final product, SnI4, was collected and observed as orange crystals. A solution was then made from the synthesized SnI4 (heaped spatula) with water (20 mL). When the orange solid had fully dissolved, the pH of the solution was tested using universal pH paper. Resulting in an orange colour being observed and hence, an acidic solution. Test 1 - Adding the solution prepared above (2 mL) to silver nitrate (5 drops, 0.1 M). Test 2 � End of a copper wire was heated and placed into the prepared solution and then was heated on Bunsen Burner.</text:p>
          </table:table-cell>
          <table:table-cell office:value-type="float" office:value="0.785499036312103" calcext:value-type="float">
            <text:p>0.785499036312103</text:p>
          </table:table-cell>
          <table:table-cell office:value-type="float" office:value="0.800000011920929" calcext:value-type="float">
            <text:p>0.800000011920929</text:p>
          </table:table-cell>
          <table:table-cell table:number-columns-repeated="5"/>
        </table:table-row>
        <table:table-row table:style-name="ro1">
          <table:table-cell office:value-type="string" calcext:value-type="string">
            <text:p>The experiment aimed to react tin with iodine to create tin (IV) iodide crystals, then test the tin (IV) iodide for its reactivity. To form the tin (IV) iodide, white tin (0.99g) and iodine pellets (2.52g) were heated under reflux in toluene solvent (10ml). Once the solvent had become clear, the reaction mixture was left to cool. Then, the crystals were isolated and dried via vacuum filtration with petroleum 40-60 solvent. To calculate yields, the masses of tin (IV) iodide product and unreacted tin were weighed. Then, a microspatula-tip of the crystals were dissolved in the minimum volume of deionised water to form a solution. For test 1, a sample of the solution (c. 2mL) was mixed with silver (I) nitrate (0.1M, 5 drops), stirred and the change observed. For test 2, a clean copper wire was heated under a Bunsen burner, placed in the solution and then back into the Bunsen burner; the flame colour was then noted. For test 3, a sample of the solution (c. 2mL) was mixed with hydrogen peroxide (3%, 10 drops), stirred and the change observed.</text:p>
          </table:table-cell>
          <table:table-cell office:value-type="float" office:value="0.620470345020294" calcext:value-type="float">
            <text:p>0.620470345020294</text:p>
          </table:table-cell>
          <table:table-cell office:value-type="float" office:value="0.850000023841858" calcext:value-type="float">
            <text:p>0.850000023841858</text:p>
          </table:table-cell>
          <table:table-cell table:number-columns-repeated="5"/>
        </table:table-row>
        <table:table-row table:style-name="ro1">
          <table:table-cell office:value-type="string" calcext:value-type="string">
            <text:p>The aim of the experiment is to determine the reactivity of Sn(II) Iodide through various tests. It is possible to obtain Sn(IV) Iodide however Sn(II) will be used as it does not require an inert atmosphere to be formed. Using a 100mL round-bottom flask, heat 1 gram of tin metal, 2.5 grams of iodine, 10cm3 of toluene, and 2 or 3 anti bumping granules in a heating mantle. Attach a reflux condenser prior to turning on the heat. Turn the heating mantle to about 60% power and allow it to boil until the solution turns orange from its initial violet color. This solution should be decanted into a 100cm3 conical flask keeping the solid tin at the bottom. 10cm3 of petroleum spirit 40/60 should be added into the conical flask and allowed to cool. Weigh the tin metal that remains in the flask and set up a Buchner funnel. Wet the filter paper to be used with cold petroleum spirit, add the solution, and allow crystals to collect. Once thoroughly filtered, weigh the remaining crystals. Using a micro spatula, add one large heap of the crystals into 15-20mL of water and allow to dissolve. Test the pH of the solution using pH paper. Transfer 1-2 ml of the solution into 3 test tubes. In the first test tube, add 5 drops of silver nitrate, swirl the mixture, and record what occurs. In the second test tube, take a heated copper wire and dip it into the solution and record the color of the flame. 10 drops of 3% hydrogen peroxide should be added and mixed, followed by adding 2-3 drops of petrol. Note the observations you observe. The aim of the experiment is to determine the reactivity of Sn(II) Iodide through various tests. It is possible to obtain Sn(IV) Iodide however Sn(II) will be used as it does not require an inert atmosphere to be formed. Using a 100mL round-bottom flask, heat 1 gram of tin metal, 2.5 grams of iodine, 10cm3 of toluene, and 2 or 3 anti bumping granules in a heating mantle. Attach a reflux condenser prior to turning on the heat. Turn the heating mantle to about 60% power and allow it to boil until the solution turns orange from its initial violet color. This solution should be decanted into a 100cm3 conical flask keeping the solid tin at the bottom. 10cm3 of petroleum spirit 40/60 should be added into the conical flask and allowed to cool. Weigh the tin metal that remains in the flask and set up a Buchner funnel. Wet the filter paper to be used with cold petroleum spirit, add the solution, and allow crystals to collect. Once thoroughly filtered, weigh the remaining crystals.</text:p>
          </table:table-cell>
          <table:table-cell office:value-type="float" office:value="0.690998315811157" calcext:value-type="float">
            <text:p>0.690998315811157</text:p>
          </table:table-cell>
          <table:table-cell office:value-type="float" office:value="0.649999976158142" calcext:value-type="float">
            <text:p>0.649999976158142</text:p>
          </table:table-cell>
          <table:table-cell table:number-columns-repeated="5"/>
        </table:table-row>
        <table:table-row table:style-name="ro1">
          <table:table-cell office:value-type="string" calcext:value-type="string">
            <text:p>Name and Group Number Mwawasi Divine Kristy Mkamwasi Group 16 Date Submitted 27/11/2019 Aim This experiment was aimed at preparing a sample of tin iodide (SnI4) from its constituent elements, isolating the product and using chemical tests to investigate its reactivity. Procedure Toluene (10cm3) was added to a mixture of iodine (2.5g) and tin (1.0g). The resultant mixture was heated under reflux until the condensing solvent became clear and the initially purple solution turned orange. The reaction flask was allowed to cool until the solvent stopped condensing. The hot solution was then decanted to separate it from the residual tin metal. Petroleum spirit 40/60 (10cm3) was added to the hot solution before it was allowed to cool to room temperature. The residual tin was washed with acetone, dried and then weighed. When orange crystals began to form in the solution, it was put in an ice bath for 5 minutes to maximise crystallisation. The crystals were filtered out of the solution under suction and then washed using petroleum spirit 40/60 (10cm3). They were then allowed to dry and weighed. The product (heaped microspatula) was dissolved in water (20 mL). The pH of the resulting solution was then tested using pH paper. Three more chemical tests were performed on the resulting solution. In test one, silver nitrate (5 drops, 0.1M) was added to the solution (2mL). Test 2 was the �Beilstein� test where a glowing hot copper rod was immersed into the solution (2mL) and heated to test. In the final test, <text:s/>Hydrogen peroxide (10 drops, 3%w/v) was added to the solution (2mL). It was then shaken and petrol(3mL)</text:p>
          </table:table-cell>
          <table:table-cell office:value-type="float" office:value="0.866988301277161" calcext:value-type="float">
            <text:p>0.866988301277161</text:p>
          </table:table-cell>
          <table:table-cell office:value-type="float" office:value="0.879999995231628" calcext:value-type="float">
            <text:p>0.879999995231628</text:p>
          </table:table-cell>
          <table:table-cell table:number-columns-repeated="5"/>
        </table:table-row>
        <table:table-row table:style-name="ro1">
          <table:table-cell office:value-type="string" calcext:value-type="string">
            <text:p>The aim of this experiment was to produce a tin iodide species derived from its elements whilst isolating it. The reactivity of the final product was also determined by carrying out 3 chemical tests. Tin metal (1.0g) as well as iodine (2.5g) was suspended in toluene (10cm3) and was heated to reflux along with a reasonable number of anti-bumping granules. After the solution turns orange, the solution was cooled until the solution stopped condensing. The solution was decanted. Petroleum spirit 40/60 (10cm3) was added to the solution and it was cooled to room temperature. The dried tin metal was weighed (0.75g). The solution was placed in an ice bath until crystals formed. The product was then filtered and dried under suction to give an orange colored product, which was SnI4. <text:s/>A heaped microspatula tip of SnI4 was dissolved in water (15-20 ml) and the pH of the mixture was determined (pH 2). 3 tests were performed to determine the reactivity of the product which are as follows: Test 1: 4 drops of silver nitrate (0.1 M) was added to the solution (2 mL) and was gently shaken. Test2: 2 mL of the solution was used in the Beilstein�s test. The colour of the flame was observed. Test3: 10 drops of hydrogen peroxide (3%) was added to the solution (2mL) and was gently shaken. 3mL of petrol was then added after followed by a gentle swirl which resulted in a biphasic layer.</text:p>
          </table:table-cell>
          <table:table-cell office:value-type="float" office:value="0.737336337566376" calcext:value-type="float">
            <text:p>0.737336337566376</text:p>
          </table:table-cell>
          <table:table-cell office:value-type="float" office:value="0.75" calcext:value-type="float">
            <text:p>0.75</text:p>
          </table:table-cell>
          <table:table-cell table:number-columns-repeated="5"/>
        </table:table-row>
        <table:table-row table:style-name="ro1">
          <table:table-cell office:value-type="string" calcext:value-type="string">
            <text:p>The experiment aims to form SnI4 using a reflux condenser and test the properties of the compound formed. 1.00g of tin and 2.50g of iodine pellets are placed into a round bottom flask along with 10cm3 of toluene, and anti-bumping granules. The round bottom flask is placed on to a heating mantle and connected to a reflux condenser and the entire set-up is stabilised using clamps. <text:s/>Upon turning on the water for the condenser, the contents of the flask were heated at around 160�C until the condensing solvent turns from purple to a colourless liquid. The mixture was then poured into a conical flask and 10cm3 of petroleum spirit 40/60 was added. A Buchner funnel was set up to obtain crystals from the cooled mixture. 3 different tests were then carried out on the crystals which were dissolved in water. The first test consisted of adding 0.1M of silver nitrate to the solution. The second test is known as the Beilstein test which is carried out by heating a wire copper, immersing the copper in the dissolved crystal solution and heating the wire again over a Bunsen flame. The last test was carried out by first adding 3% hydrogen peroxide and later petrol. The experiment aims to form SnI4 using a reflux condenser and test the properties of the compound formed. 1.00g of tin and 2.50g of iodine pellets are placed into a round bottom flask along with 10cm3 of toluene, and anti-bumping granules. The round bottom flask is placed on to a heating mantle and connected to a reflux condenser and the entire set-up is stabilised using clamps. <text:s/>Upon turning on the water for the condenser, the contents of the flask were heated at around 160�C until the condensing solvent turns from purple to a colourless liquid. The mixture was then poured into a conical flask and 10cm3 of petroleum spirit 40/60 was added. A Buchner funnel was set up to obtain crystals from the cooled mixture. 3 different tests were then carried out on the crystals which were dissolved in water.</text:p>
          </table:table-cell>
          <table:table-cell office:value-type="float" office:value="0.699852049350739" calcext:value-type="float">
            <text:p>0.699852049350739</text:p>
          </table:table-cell>
          <table:table-cell office:value-type="float" office:value="0.550000011920929" calcext:value-type="float">
            <text:p>0.550000011920929</text:p>
          </table:table-cell>
          <table:table-cell table:number-columns-repeated="5"/>
        </table:table-row>
        <table:table-row table:style-name="ro1">
          <table:table-cell office:value-type="string" calcext:value-type="string">
            <text:p>The aim of this experiment was to prepare and analyse SnI4. Procedure: Tin metal (1.0g) and iodine (2.5g) was weighed and transferred to a 100mL round-bottom flask. Toluene (10cm3) and 3 bumping granules were added and connected to a reflux condenser. The mantel was set to 60% power and left to heat until there was a clear colour change from violet to orange. The hot solution was decanted into a 100cm3 conical flask leaving the tin metal in the reaction flask. The tin was dried, weighed and recorded. The conical flask was left to cool with petroleum (10cm3) added to the flask. The crystalised orange solution was filtered and weighed. <text:s/>A spatula of SnI4 crystals was transferred to a beaker of water (15-20mL) and stirred until completely dissolved. pH paper was used to test the solution. SnI4 solution (1-2mL) was transferred to three test tubes. The first test tube was gentle shaken with 5 drops of 0.1 M silver nitrate added. The second test heated the end of a copper wire until red then transferred it to the solution of SnI4 in the second test tube before returning it to the Bunsen flame. The third test tube added 10 drops of 3% hydrogen peroxide and shaken. After 30 seconds, petrol (3mL) was added. In all three tests the results were</text:p>
          </table:table-cell>
          <table:table-cell office:value-type="float" office:value="0.632212340831757" calcext:value-type="float">
            <text:p>0.632212340831757</text:p>
          </table:table-cell>
          <table:table-cell office:value-type="float" office:value="0.629999995231628" calcext:value-type="float">
            <text:p>0.629999995231628</text:p>
          </table:table-cell>
          <table:table-cell table:number-columns-repeated="5"/>
        </table:table-row>
        <table:table-row table:style-name="ro1">
          <table:table-cell office:value-type="string" calcext:value-type="string">
            <text:p>The aim of the experiment was form crystallised SnI4 from its constituent elements and perform 3 simple tests to examine it�s reactivity. Solid tin (1.01g) and iodine pellets (2.50g) formed a purple solution with 10cm3 of toluene and was heated under reflux until the solution turned orange and the condensing liquid was colourless. The solution was cooled and transferred into a conical flask to isolate the unreacted tin (0.43g). 10cm3 petroleum 40/60 was added to the orange solution in the conical flask. The conical flask was placed in an ice bath to maximise crystallisation. The solution was filtered under reduced pressure to form a bright orange crystal powder. 2.15g of pure SnI4 crystals was collected. A heaped micro spatula of my orange crystals was dissolved in enough distilled water to dissolve all the crystals (approx. 20cm3) The first chemical test involved adding 4-5 drops of 0.1M silver nitrate to 1.6ml of my solution, and my pale yellow solution turned cloudy. The second test was the �Beilstein test� where a hot copper wire was submerged in 1.32ml of my solution and held over a Bunsen burner. A bright green flame was observed. The third test involved adding 10 drops of 3% hydrogen peroxide and 2.4ml of petroleum 40/60 to 1.36ml of my solution. After the addition of H2O2, the solution turned darker yellow and on standing turned brown. After the addition of the petrol, 2 immiscible layers formed with the top layer being a bright pink (turned purple on standing) and the bottom layer a brown/red colour. The aim of the experiment was form crystallised SnI4 from its constituent elements and perform 3 simple tests to examine it�s reactivity. Solid tin (1.01g) and iodine pellets (2.50g) formed a purple solution with 10cm3 of toluene and was heated under reflux until the solution turned orange and the condensing liquid was colourless. The solution was cooled and transferred into a conical flask to isolate the unreacted tin (0.43g). 10cm3 petroleum 40/60 was added to the orange solution in the conical flask. The conical flask was placed in an ice bath to maximise crystallisation. The solution was filtered under reduced pressure to form a bright orange crystal powder. 2.15g of pure SnI4 crystals was collected. A heaped micro spatula of my orange crystals was dissolved in enough distilled water to dissolve all the crystals (approx. 20cm3) The first chemical test involved adding 4-5 drops of 0.1M silver nitrate to 1.6ml of my solution, and my pale yellow solution turned cloudy. The second test was the �Beilstein test� where a hot copper wire was submerged in 1.32ml of my solution and held over a Bunsen burner. A bright green flame was observed.</text:p>
          </table:table-cell>
          <table:table-cell office:value-type="float" office:value="0.747223138809204" calcext:value-type="float">
            <text:p>0.747223138809204</text:p>
          </table:table-cell>
          <table:table-cell office:value-type="float" office:value="0.779999971389771" calcext:value-type="float">
            <text:p>0.779999971389771</text:p>
          </table:table-cell>
          <table:table-cell table:number-columns-repeated="5"/>
        </table:table-row>
        <table:table-row table:style-name="ro1">
          <table:table-cell office:value-type="string" calcext:value-type="string">
            <text:p>The desired outcome of this experiment was to produce tin iodide from its constituent elements and analyse its reactivity. This was done by heating iodine pellets and tin together under reflux with toluene. The solution changed from purple to orange once the iodine fully reacted. The leftover tin was removed and weighed and then 40/60 petroleum was added to the orange solution which was allowed to cool enabling recrystallisation. The orange crystals were extracted using reduced pressure filtration, washed with cold solvent and then weighed. A series of analytical tests were performed on the tin iodide once dissolved in water; positive results ensured the compound had been formed and tested reactivity.</text:p>
          </table:table-cell>
          <table:table-cell office:value-type="float" office:value="0.741481959819794" calcext:value-type="float">
            <text:p>0.741481959819794</text:p>
          </table:table-cell>
          <table:table-cell office:value-type="float" office:value="0.779999971389771" calcext:value-type="float">
            <text:p>0.779999971389771</text:p>
          </table:table-cell>
          <table:table-cell table:number-columns-repeated="5"/>
        </table:table-row>
        <table:table-row table:style-name="ro1">
          <table:table-cell office:value-type="string" calcext:value-type="string">
            <text:p>The aim of the experiment was to prepare a tin iodide species from its elements and isolate it, then to test its reactivity. Tin metal (1.01 g) and iodine (2.49 g) were refluxed with toluene (10 cm3) until the vapor turned from violet to orange to colourless. The solution was decanted and petroleum 40/60 (10 cm3) was added. The residual tin was washed and weighed (0.49 g). The crystals were recrystallized and filtered through a B�chner funnel; the crystals obtained were orange (2.29 g). The aim of the experiment was to prepare a tin iodide species from its elements and isolate it, then to test its reactivity.</text:p>
          </table:table-cell>
          <table:table-cell office:value-type="float" office:value="0.668086707592011" calcext:value-type="float">
            <text:p>0.668086707592011</text:p>
          </table:table-cell>
          <table:table-cell office:value-type="float" office:value="0.649999976158142" calcext:value-type="float">
            <text:p>0.649999976158142</text:p>
          </table:table-cell>
          <table:table-cell table:number-columns-repeated="5"/>
        </table:table-row>
        <table:table-row table:style-name="ro1">
          <table:table-cell office:value-type="string" calcext:value-type="string">
            <text:p>The aim of the experiment is to prepare SnI4 from its elements by heating through reflux and then to determine its reactivity through a series of tests. Adding together, 1g of tin, 2.5g of iodine and 10cm3 of toluene, and refluxing until the condensation became colourless, did this. The solution is then left to cool and transferred to a conical flask where 10cm3 of petroleum spirit 40/60 was added, the residual tin was washed with acetone and left to dry. The crystal solution should be put into an ice bath for 5 minutes and then filtered under reduced pressure. Once dried a small sample of the crystals is dissolved in 15-20cm3 of water and this solution is then split into 3 test tubes. In one test tube 0.1M of silver nitrate is added, in another 3% of hydrogen peroxide and petrol are added and in the final one, the Beilstein test was carried out. The observations of all of these tests are recorded.</text:p>
          </table:table-cell>
          <table:table-cell office:value-type="float" office:value="0.658448696136475" calcext:value-type="float">
            <text:p>0.658448696136475</text:p>
          </table:table-cell>
          <table:table-cell office:value-type="float" office:value="0.75" calcext:value-type="float">
            <text:p>0.75</text:p>
          </table:table-cell>
          <table:table-cell table:number-columns-repeated="5"/>
        </table:table-row>
        <table:table-row table:style-name="ro1">
          <table:table-cell office:value-type="string" calcext:value-type="string">
            <text:p>This experiment aimed to prepare tin iodide (SnI4) from tin and iodine. The product could then be�isolated�and tests performed to determine its reactivity. 1.0g of tin was transferred to�an�100 ml�Quickfit�round-bottom flask. 2.5g of iodine pellets were then added, as well as 10 ml of toluene and 2-3 anti-bumping granules. A reflux condenser was then set up over the flask, and set to 60% power at roughly 160�C. The solution was heated until it changed�colour�from a violet�vapour�to orange, and the condensing solvent was�colourless. The flask was then cooled until condensation had stopped and the solution transferred to�an�100 ml conical flask, leaving the tin in the original flask. 10 ml of petroleum spirit 40/60 was then added and the flask cooled to room temperature, allowing orange crystals to form. Cooling in an ice bath for 5 minutes increased crystal production. The residual tin was then rinsed in acetone and left to dry before being weighed. Vacuum filtration was performed on the orange solution, rinsing with cold petroleum spirit 40/60. The resulting SnI4�crystals were then weighed. To make up a solution for the reactivity tests, a heaped�microspatula�tip of the SnI4 crystals was dissolved in 20 ml of water by shaking. 2 ml of this solution was then transferred to 3 test tubes.� To test tube 1, 4 or 5 drops of silver nitrate were added. To test tube 2, a�red hot�copper wire was immersed into the solution and then reheated in a Bunsen flame. For test tube 3, 10 drops of 3% hydrogen peroxide were added and shaken before adding 3 ml of petroleum spirt 40/60. All observations from the tests were recorded. This experiment aimed to prepare tin iodide (SnI4) from tin and iodine. The product could then be�isolated�and tests performed to determine its reactivity.</text:p>
          </table:table-cell>
          <table:table-cell office:value-type="float" office:value="0.75616979598999" calcext:value-type="float">
            <text:p>0.75616979598999</text:p>
          </table:table-cell>
          <table:table-cell office:value-type="float" office:value="0.779999971389771" calcext:value-type="float">
            <text:p>0.779999971389771</text:p>
          </table:table-cell>
          <table:table-cell table:number-columns-repeated="5"/>
        </table:table-row>
        <table:table-row table:style-name="ro1">
          <table:table-cell office:value-type="string" calcext:value-type="string">
            <text:p>Aim: - To find out the percentage yield which is mass of SnI4 obtained and the amount of tin which is isolated. To find out the rough pH of the solution SnI4 in water that is produced from the experiment. To find out what happens when the SnI4 in water reacts with 0.1M silver nitrate. To find out what happens when a hot copper wire coated with SnI4 in water what happens put under the Bunsen burner. To find out what happens when 3% hydrogen peroxide added to SnI4 in water, then 30s later petrol is added. Procedure: - Reaction of tin metal with elemental iodine Weigh 1.0g of Tin metal with a weighing scale and transfer to conical flask. Weigh 2.5g of iodine into a watchglass using a weighing scale, make sure that none of iodine pellets is spilled while getting dispense into the watchglass. If any is spilled while doing this report member staff, dispose into aqueous solution of Sodium metabisulfite. Transfer contents from watchglass to the Quickfit flask. Using a measure 10cm3 of toluene then transfer to Quickfit round-bottom and adding in 2 or 3 anti-bumping granules. Now set up a reflex condenser, put the Quickfit round-bottom flask in a heating mantle. Turn on the heating mantle to 60% power which has the violet vapor. Keep heating the solution until reaction proceeds and changes to orange. When changes colour to orange then switch off the heating mantle and leave the solution to cool until it stops condensing. Manipulate the clamp and pour the solution and leaving the residual tin in the Quickfit round-bottom. Put into the conical flask petroleum spirit 40/60 and leave it to cool to room temperature. To maximise the product ice bath could be used to help to cool down the solution. <text:s/>Leftover tin wash it out with acetone putting the residual into the correct bottle and when weigh the dried tin. Keep heating the solution until reaction proceeds and changes to orange. When changes colour to orange then switch off the heating mantle and leave the solution to cool until it stops condensing. Manipulate the clamp and pour the solution and leaving the residual tin in the Quickfit round-bottom. Add petroleum spirit 40/60 and leave it to cool to room temperature. To maximise the product ice bath could be used to help to cool down the solution. Leftover tin wash it out with acetone putting the residual into the correct bottle and when weigh the dried tin. Now set up a Buncher funnel and using filter paper. Switch on the vacuum and put down the conical flask and let the solution to filter. Measure 10cm3 of petroleum spirit 40/60 and then put the measuring cylinder into an ice bath and leave it to cool. Clean the conical flask with the cooled measuring cylinder and transfer it into the Buncher Funnel. Transfer the crystals from the conical flask to a wathchglass when weigh the weight of the dried crystals. Using a micro spatula get a lot of crystals and transfer it into beaker. Measure out 15-20 mL of water and transfer to the beaker and swirl the solution until the orange solid is no longer visible. Now using pH paper measure the pH of the solution in the beaker. Test 1: - Get the test tube and using a pipette measure out 1-2mL of the solution in the beaker. Now add in 4 or 5 drops of 0.1 M silver nitrate. Gently shake the solution for 30s and see the results of what happens. Test 2: - Get the test tube and using a pipette measure out 1-2mL of the solution in the beaker. Make sure that the rest of this reaction is taken place into fumehood. Set up a Bunsen flame and heat up a copper wire until it starts to glow red. Dip in the glowing red copper wire into the test tube. When put the copper wire back under the Bunsen burner again and note the colour change. Test 3: -</text:p>
          </table:table-cell>
          <table:table-cell office:value-type="float" office:value="0.497722506523132" calcext:value-type="float">
            <text:p>0.497722506523132</text:p>
          </table:table-cell>
          <table:table-cell office:value-type="float" office:value="0.5" calcext:value-type="float">
            <text:p>0.5</text:p>
          </table:table-cell>
          <table:table-cell table:number-columns-repeated="5"/>
        </table:table-row>
        <table:table-row table:style-name="ro1">
          <table:table-cell office:value-type="string" calcext:value-type="string">
            <text:p>Aim The aim of the experiment was to prepare SnI4 from its elements and to test its reactivity. Procedure 1.0g of tin was transferred into a 100ml round bottom flask with the aid of a powder funnel to ensure none of the metal spilled on the bench. 2.5g of iodine pellets were also weighed and transferred to the flask. If the iodine pellets were spilled a member of staff was notified and the remains were disposed of in an aqueous solution of sodium metabisulphite. 10 cm3 of toluene was measured using a measuring cylinder and transferred into the round bottom flask along with 2 or three anti-bumping granules and a condenser was set up and turned on with the flask at the bottom and a heating mantle turned on to 60% power. The reaction was heated until the condensing liquid turned from violet to colourless. The flask was allowed to cool until the solvent stopped condensing. The solvent was decanted into a 100ml conical flask ensuring the residual tin was left in the flask. 10cm3 of petroleum 40/60 was added to the conical flask and allowed to cool to room temperature. The residual tin was then washed with acetone and weighed. The conical flask was placed in an ice bath and allowed to cool for 5 minutes to allow orange crystals to form. The crystals were then filtered using a Buchner funnel and washed with roughly 10cm3 petroleum 60/40 and weighed. A heaped microspatula of SnI4 was dissolved in roughly 15ml of water and the ph was tested using pH paper. The reactivity of SnI4 was tested using the following methods; Test 1: roughly 1 ml of SnI4 solution was transferred into a test tube and four drops of silver nitrate were added and shook gently for 30 seconds, the colour change was recorded. Test 2: roughly 1 ml of the solution was transferred into a different test tube and a copper wire was heated until it was glowing red. The wire was then immersed into the solution and the wire was then heated again, the colour of the flame was recorded.</text:p>
          </table:table-cell>
          <table:table-cell office:value-type="float" office:value="0.642741203308106" calcext:value-type="float">
            <text:p>0.642741203308106</text:p>
          </table:table-cell>
          <table:table-cell office:value-type="float" office:value="0.629999995231628" calcext:value-type="float">
            <text:p>0.629999995231628</text:p>
          </table:table-cell>
          <table:table-cell table:number-columns-repeated="5"/>
        </table:table-row>
        <table:table-row table:style-name="ro1">
          <table:table-cell office:value-type="string" calcext:value-type="string">
            <text:p>Aim: To prepare tin (IV) iodide through refluxing and examine its reactivity through a series of tests Procedure: 1.0g of tin metal and 2.5g of iodine pellets was suspended in 10 cm3 <text:s/>of toluene with 4 granules of anti-bumping granules and connected to a reflux condenser. Once heated and the vapour had turned from violet, to orange, to clear, the hot solution was transferred to another reaction vessel and 10cm3 of petroleum spirit 40-60 was added. It was left to cool to room temperature then placed in an ice bath. Once crystals had formed, they were transferred to a Buchner funnel and flask to undergo filtration with suction and then weighed. The residual tin from the condenser reaction vessel was washed with acetone and then weighed. Three tests were carried out, reacting tin (iv) iodide with silver nitrate, hydrogen peroxide and petroleum ether, and preforming the Beilstein test. Aim: To prepare tin (IV) iodide through refluxing and examine its reactivity through a series of tests Procedure:</text:p>
          </table:table-cell>
          <table:table-cell office:value-type="float" office:value="0.630778729915619" calcext:value-type="float">
            <text:p>0.630778729915619</text:p>
          </table:table-cell>
          <table:table-cell office:value-type="float" office:value="0.800000011920929" calcext:value-type="float">
            <text:p>0.800000011920929</text:p>
          </table:table-cell>
          <table:table-cell table:number-columns-repeated="5"/>
        </table:table-row>
        <table:table-row table:style-name="ro1">
          <table:table-cell office:value-type="string" calcext:value-type="string">
            <text:p>Aim The aim of this experiment is to synthesise, isolate and examine the reactivity of a sample of Sn(IV) iodide. Method Tin metal (1.0 g), iodine pellets (2.5 g) and toluene (10 cm3) were mixed. Anti-bumping granules (2 to 3) were added and the resultant solution was refluxed until the violet mixture turned orange and the condensing solvent became clear. The solution was decanted, and the mass of the residual tin recorded. Petroleum spirit (40/60, 10 cm3) was added to the mixture. The solution was allowed to cool to room temperature (to precipitate out the product) and subsequently filtered under reduced pressure. The purified SnI4, a crystalline solid (1.85 g), was obtained.1 SnI4 (heaped micro-spatula tip) was dissolved in water (15-20 mL) and shaken. The pH (2) of the resultant solution was measured. A series of chemical tests were carried out on the solution (1-2 mL) and observations recorded. In test one, silver nitrate (0.1M, 4-5 drops) was added to the solution and mixed. Secondly, the �Beilstein� test was carried out. In test three, hydrogen peroxide (3%, 10 drops) was transferred to the solution and the mixture shaken, before adding petrol (2-3 mL). A biphasic solution was formed.1</text:p>
          </table:table-cell>
          <table:table-cell office:value-type="float" office:value="0.733359217643738" calcext:value-type="float">
            <text:p>0.733359217643738</text:p>
          </table:table-cell>
          <table:table-cell office:value-type="float" office:value="0.779999971389771" calcext:value-type="float">
            <text:p>0.779999971389771</text:p>
          </table:table-cell>
          <table:table-cell table:number-columns-repeated="5"/>
        </table:table-row>
        <table:table-row table:style-name="ro1">
          <table:table-cell office:value-type="string" calcext:value-type="string">
            <text:p>Aim: The aim of this experiment was to produce tin iodide from its elements by heating under reflux technique and to investigate the reactivity of the tin iodide formed by preforming three chemical tests. Procedure: Tin metal (1.0g) and Iodine (2.5g) were added to a dry 100ml round bottom flask. Toluene (10cm3) and 2 or 3 anti-bumping granules were then added to the flask which was heated under reflux at around 150oC where the solution is violet. The solution was heated until it turned an orange colour and the condensing solvent was clear. The solution was transferred to a 100cm3 conical flask (leaving the tin) along with Petroleum spirit 40/60 (10cm3) and allowed to cool. The tin was then washed with acetone, dried and weighed. Orange crystals formed in the conical flask and were filtered using a Buchner funnel. The filtered crystals were then washed with petrol, dried and weighed. Chemical Tests: The observations of each test were recorded. A heaped micro spatula of SnI4 (orange crystal) was dissolved fully in water (15-20mL), its pH was tested using pH paper and the solution was used in the following tests. Test 1: 1-2mL of solution was added to a test tube along with 4 or 5 drops of silver nitrate (0.1M) and gently shaken. Test 2: 1-2mL of solution was added to a test tube and used in a flame test. Test 3: 1-2mL solution was added to a test tube with 10 drops of 3% hydrogen peroxide, shaken for 30 seconds before 2-3mL of petrol was added. Aim: The aim of this experiment was to produce tin iodide from its elements by heating under reflux technique and to investigate the reactivity of the tin iodide formed by preforming three chemical tests. Procedure: Tin metal (1.0g) and Iodine (2.5g) were added to a dry 100ml round bottom flask. Toluene (10cm3) and 2 or 3 anti-bumping granules were then added to the flask which was heated under reflux at around 150oC where the solution is violet. The solution was heated until it turned an orange colour and the condensing solvent was clear. The solution was transferred to a 100cm3 conical flask (leaving the tin) along with Petroleum spirit 40/60 (10cm3) and allowed to cool. The tin was then washed with acetone, dried and weighed. Orange crystals formed in the conical flask and were filtered using a Buchner funnel. The filtered crystals were then washed with petrol, dried and weighed. Chemical Tests: The observations of each test were recorded. A heaped micro spatula of SnI4 (orange crystal) was dissolved fully in water (15-20mL), its pH was tested using pH paper and the solution was used in the following tests. Test 1: 1-2mL of solution was added to a test tube along with 4 or 5 drops of silver nitrate (0.1M) and gently shaken. Test 2: 1-2mL of solution was added to a test tube and used in a flame test. Test 3:</text:p>
          </table:table-cell>
          <table:table-cell office:value-type="float" office:value="0.709897220134735" calcext:value-type="float">
            <text:p>0.709897220134735</text:p>
          </table:table-cell>
          <table:table-cell office:value-type="float" office:value="0.730000019073486" calcext:value-type="float">
            <text:p>0.730000019073486</text:p>
          </table:table-cell>
          <table:table-cell table:number-columns-repeated="5"/>
        </table:table-row>
        <table:table-row table:style-name="ro1">
          <table:table-cell office:value-type="string" calcext:value-type="string">
            <text:p>The aim of this experiment was to create and recrystallize SnI4 and then perform various chemical tests with a solution of the resulting crystals. Tin metal (1g) and iodine pellets (2.5g) were weighed and transferred to a 100ml round-bottom flask, before toluene (10cm3) and anti-bumping granules (3) were added. The solution was then heated under reflux, until the vapours turned from purple to clear and the solution turned from purple to orange. The solution was then transferred to a 100ml conical flask, leaving the remaining tin metal in the reaction flask, and petroleum spirit 40/60 (10cm3) was added. It was then placed in an ice bath and cooled until crystals had formed. These crystals were filtered and then weighed. The tin metal was rinsed with acetone, allowed to dry and was then weighed. A heaped spatula of the crystals were dissolved in 20mL of water, and the solution formed used in the chemical tests. The aim of this experiment was to create and recrystallize SnI4 and then perform various chemical tests with a solution of the resulting crystals. Tin metal (1g) and iodine pellets (2.5g) were weighed and transferred to a 100ml round-bottom flask, before toluene (10cm3) and anti-bumping granules (3) were added. The solution was then heated under reflux, until the vapours turned from purple to clear and the solution turned from purple to orange. The solution was then transferred to a 100ml conical flask, leaving the remaining tin metal in the reaction flask, and petroleum spirit 40/60 (10cm3) was added. It was then placed in an ice bath and cooled until crystals had formed. These crystals were filtered and then weighed. The tin metal was rinsed with acetone, allowed to dry and was then weighed.</text:p>
          </table:table-cell>
          <table:table-cell office:value-type="float" office:value="0.782346308231354" calcext:value-type="float">
            <text:p>0.782346308231354</text:p>
          </table:table-cell>
          <table:table-cell office:value-type="float" office:value="0.779999971389771" calcext:value-type="float">
            <text:p>0.779999971389771</text:p>
          </table:table-cell>
          <table:table-cell table:number-columns-repeated="5"/>
        </table:table-row>
        <table:table-row table:style-name="ro1">
          <table:table-cell office:value-type="string" calcext:value-type="string">
            <text:p>Aim: Examine the reactivity of Tin Iodide g of Tin and 2.5g Iodine was weighed and put in a 100ml round bottom flask 10cm of toluene was added with 3 anti-bumping granules. <text:s/>A reflux condenser was set up and the round bottom flask was placed in a heating mantle. This was set to 60% power and the solution was heated till it turned orange. the solution was then transfered to a concial flask and 10cm3 of 40/60 petrol was added then the solution was allowed to cool. The unreacted tin was left in the original flask. The remaining tin was washed in acetone and weighed. Crystals formed in the cooling flask and were then vacuum filtrated into a buncher flask A heaped micro spatula of the crystals was dissolved in 15-20ml of water and 1-2ml was placed in 3 separate test tubes One of the test tubes had 5 drops of 0.1 m Silver Nitrate added and was shook for 30 seconds One had a heated copper wire dipped in it then placed in a busen flame and a colour change was observed The last one had 10 drops of 3% hydroden peroxide added and was shook for 30 seconds then 3 drops of petrol were added Aim: Examine the reactivity of Tin Iodide g of Tin and 2.5g Iodine was weighed and put in a 100ml round bottom flask 10cm of toluene was added with 3 anti-bumping granules. <text:s/>A reflux condenser was set up and the round bottom flask was placed in a heating mantle. This was set to 60% power and the solution was heated till it turned orange. the solution was then transfered to a concial flask and 10cm3 of 40/60 petrol was added then the solution was allowed to cool. The unreacted tin was left in the original flask. The remaining tin was washed in acetone and weighed. Crystals formed in the cooling flask and were then vacuum filtrated into a buncher flask A heaped micro spatula of the crystals was dissolved in 15-20ml of water and 1-2ml was placed in 3 separate test tubes One of the test tubes had 5 drops of 0.1 m Silver Nitrate added and was shook for 30 seconds One had a heated copper wire dipped in it then placed in a busen flame and a colour change was observed</text:p>
          </table:table-cell>
          <table:table-cell office:value-type="float" office:value="0.365206837654114" calcext:value-type="float">
            <text:p>0.365206837654114</text:p>
          </table:table-cell>
          <table:table-cell office:value-type="float" office:value="0.379999995231628" calcext:value-type="float">
            <text:p>0.379999995231628</text:p>
          </table:table-cell>
          <table:table-cell table:number-columns-repeated="5"/>
        </table:table-row>
        <table:table-row table:style-name="ro1">
          <table:table-cell office:value-type="string" calcext:value-type="string">
            <text:p>The aim of this experiment was to form Snl4 and to perform three tests. To see how it reacts with silver nitrate, to see how it reacts when it is heated in a flame on a copper wire and to observe what happens when it is added to 3% hydrogen peroxide. Tin metal (1g), Iodine (2.5) and toluene (10 cm3) were heated in a reflux condenser with anti-bumping granules at approximately 60% power until the condensing solvent turned clear. The solution was decanted and petroleum 40/60 spirit (10cm3) was added and the solution was left to cool. The residual tin metal was washed out with acetone and weighed. The solution was cooled in an ice bath for five minutes. The crystals were filtered off and washed with cold petroleum spirit 40/60 (10 cm3) and weighed. A heaped micro spatula of Snl4 was dissolved in water (15-20mL) and three tests were carried out. Silver nitrate ( 0.1M, 5 drops) was added to the solution (1-2mL) and was gently shaken for 30 seconds. A wire was dipped into the solution (1-2mL) and held in a flame allowing the flame colour to be observed. 3% hydrogen peroxide (10 drops) was added to the solution (1-2mL) and shaken for 30 seconds. Petrol (3 drops) was added to this new solution and changes were observed. The aim of this experiment was to form Snl4 and to perform three tests. To see how it reacts with silver nitrate, to see how it reacts when it is heated in a flame on a copper wire and to observe what happens when it is added to 3% hydrogen peroxide. Tin metal (1g), Iodine (2.5) and toluene (10 cm3) were heated in a reflux condenser with anti-bumping granules at approximately 60% power until the condensing solvent turned clear. The solution was decanted and petroleum 40/60 spirit (10cm3) was added and the solution was left to cool. The residual tin metal was washed out with acetone and weighed. The solution was cooled in an ice bath for five minutes. The crystals were filtered off and washed with cold petroleum spirit 40/60 (10 cm3) and weighed. A heaped micro spatula of Snl4 was dissolved in water (15-20mL) and three tests were carried out. Silver nitrate ( 0.1M, 5 drops) was added to the solution (1-2mL) and was gently shaken for 30 seconds. A wire was dipped into the solution (1-2mL) and held in a flame allowing the flame colour to be observed.</text:p>
          </table:table-cell>
          <table:table-cell office:value-type="float" office:value="0.742857933044434" calcext:value-type="float">
            <text:p>0.742857933044434</text:p>
          </table:table-cell>
          <table:table-cell office:value-type="float" office:value="0.600000023841858" calcext:value-type="float">
            <text:p>0.600000023841858</text:p>
          </table:table-cell>
          <table:table-cell table:number-columns-repeated="5"/>
        </table:table-row>
        <table:table-row table:style-name="ro1">
          <table:table-cell office:value-type="string" calcext:value-type="string">
            <text:p>The aim of this experiment is to prepare SnI4 from its elements and isolate it in order to exploit its reactivity to examine whether it is SnI4 by Using a plastic filter funnel, transfer 1.0g of tin metal into a 100mL Quickfit round-bottom flask, then add 2.5g of iodine pellets. Add 10 cm3 of toluene along with 3 anti-bumping granules and connect a reflux condenser to the water supply. Place the flask in a heating mantle and clamp it to secure it and connect to the reflux condenser. Heat the solution until a violet vapor begins to condense until the condensing solution becomes clear, then switch off the mantle. Decant the hot solution into a 100 cm3 conical flask, ensuring the residual tin remains in the reaction flask. Add 10 cm3 of petroleum spirit 40-60 and allow it to cool. Orange crystals should begin to form, filter them off using a Buchner funnel and wash them with 10cm3 of cold petroleum spirit 40/60, then weigh the dried crystals.</text:p>
          </table:table-cell>
          <table:table-cell office:value-type="float" office:value="0.646562993526459" calcext:value-type="float">
            <text:p>0.646562993526459</text:p>
          </table:table-cell>
          <table:table-cell office:value-type="float" office:value="0.680000007152557" calcext:value-type="float">
            <text:p>0.680000007152557</text:p>
          </table:table-cell>
          <table:table-cell table:number-columns-repeated="5"/>
        </table:table-row>
        <table:table-row table:style-name="ro1">
          <table:table-cell office:value-type="string" calcext:value-type="string">
            <text:p>Aim- The purpose of this experiment was to prepare a tin iodide species through heating of tin and iodine in toluene, then to investigate how SnI4 reacts with different tests. Experimental Procedure- 1g of tin metal and 2.5g of iodine were transferred into a round bottom reaction flask, along with 10 mL of toluene and a few anti-bumping granules. A reflex condenser was attached and the flask heated with a hot plate until the vapor being produced changed from violet to clear. The solution was then decanted into a conical flask and 10 mL of petroleum spirit 40/60 was added, then placed in an ice bath. The leftover tin was washed with acetone, dried, and weighed. The solution was then filtered with a Buchner funnel and weighed. A micro spatula tip of dried crystals were dissolved in water, and the solution used in three tests. The first test was to add silver nitrate. The second test was to immerse a hot wire in the solution to see what color it would burn after put back over a Bunsen burner flame. The third test was to mix the solution with hydrogen peroxide and petrol. Aim- The purpose of this experiment was to prepare a tin iodide species through heating of tin and iodine in toluene, then to investigate how SnI4 reacts with different tests.</text:p>
          </table:table-cell>
          <table:table-cell office:value-type="float" office:value="0.516607642173767" calcext:value-type="float">
            <text:p>0.516607642173767</text:p>
          </table:table-cell>
          <table:table-cell office:value-type="float" office:value="0.5" calcext:value-type="float">
            <text:p>0.5</text:p>
          </table:table-cell>
          <table:table-cell table:number-columns-repeated="5"/>
        </table:table-row>
        <table:table-row table:style-name="ro1">
          <table:table-cell office:value-type="string" calcext:value-type="string">
            <text:p>The aim of the experiment was to synthesize the compound Tin (IV) Iodide from its base components of pure tin metal and iodine pellets. Once the synthesis was complete, the next step was to test the resultant substance on various chemical characteristics. First, 1.00 g of tin and 2.53 g of iodine were added to a flask containing 10 cm3 toluene. The resultant solution was heated using a heating mantle and reflux condenser, until the resultant concentration from the solution�s boiling was became clear. At this point, the solution was cooled, and the resultant orange solution was decanted, with the residual tin massed. 10 cm3 Petroleum spirit 40/60 was then added to the orange solution, and then the solution was cooled in an ice bath until orange crystals were elucidated. These crystals were then filtered using a Buchner funnel and washed with 10 cm3 of cold petroleum spirit 40/60. At this point, the orange crystals were dissolved in water and three tests were performed: Test 1: <text:s/>A small amount of 0.1 M silver nitrate was added to a portion of the solution and mixed. Test 2: A copper wire was coated with the solution and heated using a Bunsen flame. Test 3: 3% hydrogen peroxide was added to a portion of the solution and mixed. Then, a small amount of petrol was added, and the solution was mixed once more. The aim of the experiment was to synthesize the compound Tin (IV) Iodide from its base components of pure tin metal and iodine pellets. Once the synthesis was complete, the next step was to test the resultant substance on various chemical characteristics. First, 1.00 g of tin and 2.53 g of iodine were added to a flask containing 10 cm3 toluene. The resultant solution was heated using a heating mantle and reflux condenser, until the resultant concentration from the solution�s boiling was became clear. At this point, the solution was cooled, and the resultant orange solution was decanted, with the residual tin massed. 10 cm3 Petroleum spirit 40/60 was then added to the orange solution, and then the solution was cooled in an ice bath until orange crystals were elucidated. These crystals were then filtered using a Buchner funnel and washed with 10 cm3 of cold petroleum spirit 40/60. At this point, the orange crystals were dissolved in water and three tests were performed: Test 1: <text:s/>A small amount of 0.1 M silver nitrate was added to a portion of the solution and mixed. Test 2: A copper wire was coated with the solution and heated using a Bunsen flame.</text:p>
          </table:table-cell>
          <table:table-cell office:value-type="float" office:value="0.730327308177948" calcext:value-type="float">
            <text:p>0.730327308177948</text:p>
          </table:table-cell>
          <table:table-cell office:value-type="float" office:value="0.779999971389771" calcext:value-type="float">
            <text:p>0.779999971389771</text:p>
          </table:table-cell>
          <table:table-cell table:number-columns-repeated="5"/>
        </table:table-row>
        <table:table-row table:style-name="ro1">
          <table:table-cell office:value-type="string" calcext:value-type="string">
            <text:p>The aim of this experiment was to prepare a tin iodine species, Sn(IV) iodide, from its elements tin and iodine, as well as to test the reactivity of the resulting product by performing a series of tests. Preparing Sn(IV) iodide: Tin metal (1.0g), iodine pellets (2.5g), and toluene (10 cm3) were added to a 100mL round-bottom flask along 2 or 3 anti-bumping granules. The reaction flask was connected to a reflux condenser and clamped in a heating mantle. The solution was heated to the point where violet vapor became clear and the solution became orange. The solution was decanted into a 100 cm3 conical flask then left to cool at room temperature. The tin residue left in the reaction flask was washed with petroleum spirit 40/60 and cooled, then washed with acetone and dried. The crystallized solution in the conical flask was filtered off with a Buchner funnel and washed with cold petroleum spirit 40/60. Both the tin residue and dried crystals were weighed. Chemical tests: The SnI4 crystals were mixed in water (15~20 mL) and shaken until the solid was no longer visible. The pH was checked by dipping a glass rod in the flask and spotting onto pH paper. For Test 1, 1~2 mL of the solution was transferred to a test tune and mixed with silver nitrate (4~5 drops, 0.1M). The mixture was gently shaken and observed. For Test 2, 1~2mL of the solution was transferred to a test tube. A heated copper wire was immersed in the solution and then heated in a Bunsen flame. For Test 3, 1~2 mL of the solution was transferred to a test tube and mixed with hydrogen peroxide (10 drops, 3%). The solution was shaken for 30 seconds and mixed with petrol (2~3 mL). The biphasic solution was gently swirled. The aim of this experiment was to prepare a tin iodine species, Sn(IV) iodide, from its elements tin and iodine, as well as to test the reactivity of the resulting product by performing a series of tests. Preparing Sn(IV) iodide: Tin metal (1.0g), iodine pellets (2.5g), and toluene (10 cm3) were added to a 100mL round-bottom flask along 2 or 3 anti-bumping granules. The reaction flask was connected to a reflux condenser and clamped in a heating mantle. The solution was heated to the point where violet vapor became clear and the solution became orange. The solution was decanted into a 100 cm3 conical flask then left to cool at room temperature. The tin residue left in the reaction flask was washed with petroleum spirit 40/60 and cooled, then washed with acetone and dried. The crystallized solution in the conical flask was filtered off with a Buchner funnel and washed with cold petroleum spirit 40/60. Both the tin residue and dried crystals were weighed. Chemical tests:</text:p>
          </table:table-cell>
          <table:table-cell office:value-type="float" office:value="0.784447491168976" calcext:value-type="float">
            <text:p>0.784447491168976</text:p>
          </table:table-cell>
          <table:table-cell office:value-type="float" office:value="0.779999971389771" calcext:value-type="float">
            <text:p>0.779999971389771</text:p>
          </table:table-cell>
          <table:table-cell table:number-columns-repeated="5"/>
        </table:table-row>
        <table:table-row table:style-name="ro1">
          <table:table-cell office:value-type="string" calcext:value-type="string">
            <text:p>The aim of the experiment was to react elemental iodine and tin metal to form the new compound, Tin iodide (snI4) and then test the compound to confirm the presence of iodine. We conducted the experiment by putting close to 1g of tin in a round bottom flask before adding 2.5g of elemental iodine. We then added a solvent, in this case the solvent was toluene. We boiled this mixture with a reflux condenser until the reflux was completely clear. We then decanted the liquid into a sperate container and weighed the remaining tin to compute our percentage loss. We allowed time for SnI4 crystals to form in the container before filtering the crystals out of the solution using a B�chner filtration. We then massed these crystals and mixed them with water to perform our 3 tests. We did an acidity test, a flame test and finally a test with sodium hydroxide and petroleum spirit.</text:p>
          </table:table-cell>
          <table:table-cell office:value-type="float" office:value="0.536245405673981" calcext:value-type="float">
            <text:p>0.536245405673981</text:p>
          </table:table-cell>
          <table:table-cell office:value-type="float" office:value="0.529999971389771" calcext:value-type="float">
            <text:p>0.529999971389771</text:p>
          </table:table-cell>
          <table:table-cell table:number-columns-repeated="5"/>
        </table:table-row>
        <table:table-row table:style-name="ro1">
          <table:table-cell office:value-type="string" calcext:value-type="string">
            <text:p>The aim of this experiment was to carry out the reaction between tin and iodine to form tin (IV) iodide, isolate the product formed and determine its reactivity by performing three chemical tests. Toluene (10cm3) was added to tin (1.0g) and iodine (2.5g). Three anti-bumping granules were then added, and the mixture was heated under reflux. After refluxing was complete, the solution was decanted, petroleum spirit 40/60 (10cm3) was added and was then placed in an ice bath to facilitate crystallisation. The unreacted tin was washed with acetone and weighed (0.21g). The crystals were filtered off by Buchner filtration, washed with cold petroleum spirit 40/60 (10cm3) and weighed (0.70g). In order to perform the chemical tests, a micro spatula tip of the SnI4 product was dissolved in water (20cm3). For test 1, 5 drops of silver nitrate (0.1M) were added to the solution (2cm3) and the mixture was gently shaken. For test 2, a copper wire was dipped in the solution and the Beilstein flame test was carried out. For test 3, 10 drops of 3% hydrogen peroxide were added to the solution (2cm3). The solution was gently shaken and petrol (3cm3) was added. The aim of this experiment was to carry out the reaction between tin and iodine to form tin (IV) iodide, isolate the product formed and determine its reactivity by performing three chemical tests. Toluene (10cm3) was added to tin (1.0g) and iodine (2.5g). Three anti-bumping granules were then added, and the mixture was heated under reflux. After refluxing was complete, the solution was decanted, petroleum spirit 40/60 (10cm3) was added and was then placed in an ice bath to facilitate crystallisation. The unreacted tin was washed with acetone and weighed (0.21g). The crystals were filtered off by Buchner filtration, washed with cold petroleum spirit 40/60 (10cm3) and weighed (0.70g). In order to perform the chemical tests, a micro spatula tip of the SnI4 product was dissolved in water (20cm3). For test 1, 5 drops of silver nitrate (0.1M) were added to the solution (2cm3) and the mixture was gently shaken. For test 2, a copper wire was dipped in the solution and the Beilstein flame test was carried out.</text:p>
          </table:table-cell>
          <table:table-cell office:value-type="float" office:value="0.814875245094299" calcext:value-type="float">
            <text:p>0.814875245094299</text:p>
          </table:table-cell>
          <table:table-cell office:value-type="float" office:value="0.829999983310699" calcext:value-type="float">
            <text:p>0.829999983310699</text:p>
          </table:table-cell>
          <table:table-cell table:number-columns-repeated="5"/>
        </table:table-row>
        <table:table-row table:style-name="ro1">
          <table:table-cell office:value-type="string" calcext:value-type="string">
            <text:p>Aim: To synthesise SnI4 from tin metal and iodine pellets, calculate the % yield and to examine the product made through chemical tests to determine its chemical properties. Procedure: 1.01g of tin metal and 2.56g of iodine pellets was placed in a round bottomed flask. Around 10cm3 of toluene was then added and the mixture was heated over a hot plate with a condenser attached at approximately 200oC until the condensing solvent is clear. The reaction was allowed to cool until the vapours stopped condensing and the solvent was poured into a conical flask leaving the excess tin behind. The tin was washed with acetone and weighed. 10cm3 of petroleum spirit 40/60 was added to the conical flask and left to cool in an ice bath. The crystals that formed were then filtered off, dried and weighed. The crystals were dissolved into approximately 20ml of water and around 2ml was added to three test tubes. A series of chemical tests where then performed on this solution. Test 1: A few drops of silver nitrate was added. Test 2: A copperwire was heated in a Bunsen burner and then added to the solution. The wire was then heated in the flame again and the flame colour observed.</text:p>
          </table:table-cell>
          <table:table-cell office:value-type="float" office:value="0.683876514434814" calcext:value-type="float">
            <text:p>0.683876514434814</text:p>
          </table:table-cell>
          <table:table-cell office:value-type="float" office:value="0.699999988079071" calcext:value-type="float">
            <text:p>0.699999988079071</text:p>
          </table:table-cell>
          <table:table-cell table:number-columns-repeated="5"/>
        </table:table-row>
        <table:table-row table:style-name="ro1">
          <table:table-cell office:value-type="string" calcext:value-type="string">
            <text:p>The aim of this experiment is to prepare a tin iodide (SnI4) solution from its original elements and interpreting the reactivity of the isolated solution through numerous trials. A 100ml Quickfit round-bottom flask was connected with a plastic powder funnel and then 1g of tin and 2.5g of iodine pellets was transferred to the flask and mixed with 10cm3 of toluene and a few anti-bumping granules. A reflux condenser was attached, and the mixture was heated (60% power) until purple vapor formed and began to condense and the solution color changed from purple to orange. After condensation stopped, the liquid solution was transferred to a conical flask and the tin residue left behind to dry. The solution was then given a few minutes to cool to form the orange crystals. Next, using a Buchner Funnel, the crystals are filtered out and weighed. A sample of the orange crystals was mixed with water and the resulting solution was placed into three testing tubes. The first test conducted was adding a few drops of silver nitrate and then record the reactivity. The second experiment conducted was a Beinstein Flame test where a copper wire was soaked in the solution and placed over a flame to reveal a distinct color. The final test conducted was adding a few drops of hydrogen peroxide and 2-3mL of petroleum to observe the changes that occur.</text:p>
          </table:table-cell>
          <table:table-cell office:value-type="float" office:value="0.547764837741852" calcext:value-type="float">
            <text:p>0.547764837741852</text:p>
          </table:table-cell>
          <table:table-cell office:value-type="float" office:value="0.529999971389771" calcext:value-type="float">
            <text:p>0.529999971389771</text:p>
          </table:table-cell>
          <table:table-cell table:number-columns-repeated="5"/>
        </table:table-row>
        <table:table-row table:style-name="ro1">
          <table:table-cell office:value-type="string" calcext:value-type="string">
            <text:p>Aims: The aims of the experiment were to synthesize and isolate SnI4 from its respective elements, and to investigate the compound�s reactivity and chemical behavior with tests. Procedure: Tin metal (1g) was added to a flask along with iodine pellets (2.5g), toluene (10cm3) and a few anti-bumping granules. This mixture was heated under reflux until the condensing solvent ran clear. The solvent in the flask was allowed to cool to the point where the solvent stopped condensing, and then was decanted. Petroleum spirit 40-60 (10cm3) was then added to the refluxed solvent. The residual tin metal left in the reaction flask was washed with acetone and then weighed. The solution in the flask was allowed to cool fully, and the crystals that formed were then filtered using vacuum filtration � the crystals were washed with cold petroleum spirit 40-60 throughout. Once the crystals were washed and dried, they were weighed. A solution was then made; a combination of the crystals (micro-spatula tip) and water (15mL). A sequence of tests was then carried out on the solution (1-2mL for each test); first being the addition of silver nitrate (0.1M, 4-5 drops). Then, for the second test, a copper wire was heated in a Bunsen flame, dipped into the solution, then placed back into the flame. For the last test, hydrogen peroxide (3%, 10 drops) and petroleum spirit 40-60 (2-3mL) were added to the solution. Aims: The aims of the experiment were to synthesize and isolate SnI4 from its respective elements, and to investigate the compound�s reactivity and chemical behavior with tests. Procedure: Tin metal (1g) was added to a flask along with iodine pellets (2.5g), toluene (10cm3) and a few anti-bumping granules. This mixture was heated under reflux until the condensing solvent ran clear. The solvent in the flask was allowed to cool to the point where the solvent stopped condensing, and then was decanted. Petroleum spirit 40-60 (10cm3) was then added to the refluxed solvent. The residual tin metal left in the reaction flask was washed with acetone and then weighed. The solution in the flask was allowed to cool fully, and the crystals that formed were then filtered using vacuum filtration � the crystals were washed with cold petroleum spirit 40-60 throughout. Once the crystals were washed and dried, they were weighed.</text:p>
          </table:table-cell>
          <table:table-cell office:value-type="float" office:value="0.690072476863861" calcext:value-type="float">
            <text:p>0.690072476863861</text:p>
          </table:table-cell>
          <table:table-cell office:value-type="float" office:value="0.730000019073486" calcext:value-type="float">
            <text:p>0.730000019073486</text:p>
          </table:table-cell>
          <table:table-cell table:number-columns-repeated="5"/>
        </table:table-row>
        <table:table-row table:style-name="ro1">
          <table:table-cell office:value-type="string" calcext:value-type="string">
            <text:p>The aim of this experiment was to prepare tin iodide from its elements through recrystallisation, the resulting crystals then went through a number of tests to examine the reactivity. Tin and iodine were weighed. Tin (0.99g) was added to a flask along with of iodine(2.49g). Toluene(10cm3) was also added. The mixture was then set up for reflux. The heating mantle was then removed when the solution had finished refluxing. This was indicated by the solution changing colour from violet to orange and the condensing solvent turned clear. The solution was then decanted into a flask and 40/60 petroleum spirit (10cm3) was added. The flask was the added to an ice bath to allow to cool to recrystalise. The remaining tin and reaction flask was washed with acetone. The tin was then left to dry and weighed obtaining a measurement of 0.52g of dried tin. Orange crystals started to form in the flask. The contents of the flask were then filtered and washed with 40/60 petroleum spirit. The dried crystals were then weighed, and the mass was recorded to be 1.96g. A micro spatula tip of dried crystals was added to water (20cm3) to dissolve. The solution was shaken until there was no more traces of dried crystals. The pH was tested, and the solution had a pH of 1. A set of tests were then carried out on the solution. Test 1 � The solution(2cm3) was added to a test tube with silver nitrate (0.1M, 5 drops). The test tube was shaken gently for roughly 30seconds. Test 2 � The solution(2cm3) was added to a test tube. A copper wire was then heated until it was glowing red. At this point it was dipped into the test tube and then returned to the flame. Test 3 � The solution(2cm3) was added to a test tube. Hydrogen peroxide (3%, 10 drops) was then added and shaken gently for 30 seconds. 40/60 petroleum spirit (3 drops) was added to the test tube and swirled gently. The aim of this experiment was to prepare tin iodide from its elements through recrystallisation, the resulting crystals then went through a number of tests to examine the reactivity. Tin and iodine were weighed. Tin (0.99g) was added to a flask along with of iodine(2.49g). Toluene(10cm3) was also added. The mixture was then set up for reflux. The heating mantle was then removed when the solution had finished refluxing. This was indicated by the solution changing colour from violet to orange and the condensing solvent turned clear. The solution was then decanted into a flask and 40/60 petroleum spirit (10cm3) was added. The flask was the added to an ice bath to allow to cool to recrystalise. The remaining tin and reaction flask was washed with acetone. The tin was then left to dry and weighed obtaining a measurement of 0.52g of dried tin. Orange crystals started to form in the flask. The contents of the flask were then filtered and washed with 40/60 petroleum spirit. The dried crystals were then weighed, and the mass was recorded to be 1.96g. A micro spatula tip of dried crystals was added to water (20cm3) to dissolve. The solution was shaken until there was no more traces of dried crystals. The pH was tested, and the solution had a pH of 1. A set of tests were then carried out on the solution. Test 1 � The solution(2cm3) was added to a test tube with silver nitrate (0.1M, 5 drops). The test tube was shaken gently for roughly 30seconds. Test 2 � The solution(2cm3) was added to a test tube. A copper wire was then heated until it was glowing red. At this point it was dipped into the test tube and then returned to the flame.</text:p>
          </table:table-cell>
          <table:table-cell office:value-type="float" office:value="0.726167619228363" calcext:value-type="float">
            <text:p>0.726167619228363</text:p>
          </table:table-cell>
          <table:table-cell office:value-type="float" office:value="0.629999995231628" calcext:value-type="float">
            <text:p>0.629999995231628</text:p>
          </table:table-cell>
          <table:table-cell table:number-columns-repeated="5"/>
        </table:table-row>
        <table:table-row table:style-name="ro1">
          <table:table-cell office:value-type="string" calcext:value-type="string">
            <text:p>The main aim of this experiment was to create a sample of Tin (IV) Iodide by reacting 1.04g (8.76mmol) with 2.49g (9.81mmol) of Iodine pellets. The reactants were reacted in a round-bottom flask with 10cm3 of toluene and some anti-bumping granules and heated under reflux. Crystals were obtained by allowing the end-product to cool naturally and then was recrystallized with petroleum spirit 40/60, filtering the crystals under pressure with a vacuum. The second aim of the investigation was to create an aqueous solution of Tin Iodide and carry out a series of 3 chemical tests to determine its properties. In test 1, silver nitrate drops were added to a sample of SnI4(aq) and the solution shaken. In test 2, a copper wire was dipped in a second aqueous tin iodide sample and heated in a Bunsen flame.</text:p>
          </table:table-cell>
          <table:table-cell office:value-type="float" office:value="0.703934550285339" calcext:value-type="float">
            <text:p>0.703934550285339</text:p>
          </table:table-cell>
          <table:table-cell office:value-type="float" office:value="0.779999971389771" calcext:value-type="float">
            <text:p>0.779999971389771</text:p>
          </table:table-cell>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1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10T12:25:47.831702690</dc:date>
    <meta:editing-duration>PT1H28M19S</meta:editing-duration>
    <meta:editing-cycles>1</meta:editing-cycles>
    <meta:generator>LibreOffice/7.3.3.2$Linux_X86_64 LibreOffice_project/30$Build-2</meta:generator>
    <meta:document-statistic meta:table-count="1" meta:cell-count="294" meta:object-count="1"/>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1"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aximum="1"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x"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1cm" svg:height="9.013cm" xlink:href=".." xlink:type="simple" chart:class="chart:scatter" chart:style-name="ch1">
        <chart:plot-area chart:style-name="ch2" table:cell-range-address="results2.B1:results2.C97 results2.H2:results2.H3" chart:data-source-has-labels="row" svg:x="1.331cm" svg:y="0.18cm" svg:width="14.35cm" svg:height="7.672cm">
          <chart:coordinate-region svg:x="2.058cm" svg:y="0.379cm" svg:width="13.529cm" svg:height="6.826cm"/>
          <chart:axis chart:dimension="x" chart:name="primary-x" chart:style-name="ch3">
            <chart:title svg:x="7.523cm" svg:y="8.032cm" chart:style-name="ch4">
              <text:p>Human Mark</text:p>
            </chart:title>
          </chart:axis>
          <chart:axis chart:dimension="y" chart:name="primary-y" chart:style-name="ch5">
            <chart:title svg:x="0.451cm" svg:y="5.158cm" chart:style-name="ch6">
              <text:p>Predicted Mark</text:p>
            </chart:title>
            <chart:grid chart:style-name="ch7" chart:class="major"/>
          </chart:axis>
          <chart:series chart:style-name="ch8" chart:values-cell-range-address="results2.B2:results2.B97" chart:label-cell-address="results2.C1:results2.C1" chart:class="chart:scatter">
            <chart:domain table:cell-range-address="results2.C2:results2.C97"/>
            <chart:data-point chart:repeated="96"/>
          </chart:series>
          <chart:series chart:style-name="ch9" chart:values-cell-range-address="results2.H2:results2.H3" chart:class="chart:scatter">
            <chart:domain table:cell-range-address="results2.H2:results2.H3"/>
            <chart:data-point chart:repeated="2"/>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C</text:p>
              </table:table-cell>
              <table:table-cell office:value-type="string">
                <text:p>true</text:p>
                <draw:g>
                  <svg:desc>results2.C1:results2.C1</svg:desc>
                </draw:g>
              </table:table-cell>
              <table:table-cell office:value-type="string">
                <text:p>Column H</text:p>
              </table:table-cell>
              <table:table-cell office:value-type="string">
                <text:p>Column H</text:p>
              </table:table-cell>
            </table:table-row>
          </table:table-header-rows>
          <table:table-rows>
            <table:table-row>
              <table:table-cell office:value-type="string">
                <text:p>1</text:p>
              </table:table-cell>
              <table:table-cell office:value-type="float" office:value="0.75">
                <text:p>0.75</text:p>
                <draw:g>
                  <svg:desc>results2.C2:results2.C97</svg:desc>
                </draw:g>
              </table:table-cell>
              <table:table-cell office:value-type="float" office:value="0.718836724758148">
                <text:p>0.718836724758148</text:p>
                <draw:g>
                  <svg:desc>results2.B2:results2.B97</svg:desc>
                </draw:g>
              </table:table-cell>
              <table:table-cell office:value-type="float" office:value="1">
                <text:p>1</text:p>
                <draw:g>
                  <svg:desc>results2.H2:results2.H3</svg:desc>
                </draw:g>
              </table:table-cell>
              <table:table-cell office:value-type="float" office:value="1">
                <text:p>1</text:p>
                <draw:g>
                  <svg:desc>results2.H2:results2.H3</svg:desc>
                </draw:g>
              </table:table-cell>
            </table:table-row>
            <table:table-row>
              <table:table-cell office:value-type="string">
                <text:p>2</text:p>
              </table:table-cell>
              <table:table-cell office:value-type="float" office:value="0.779999971389771">
                <text:p>0.779999971389771</text:p>
              </table:table-cell>
              <table:table-cell office:value-type="float" office:value="0.638083279132843">
                <text:p>0.638083279132843</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680000007152557">
                <text:p>0.680000007152557</text:p>
              </table:table-cell>
              <table:table-cell office:value-type="float" office:value="0.647408485412598">
                <text:p>0.647408485412598</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0.699999988079071">
                <text:p>0.699999988079071</text:p>
              </table:table-cell>
              <table:table-cell office:value-type="float" office:value="0.715227067470551">
                <text:p>0.715227067470551</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0.680000007152557">
                <text:p>0.680000007152557</text:p>
              </table:table-cell>
              <table:table-cell office:value-type="float" office:value="0.681625127792358">
                <text:p>0.681625127792358</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829999983310699">
                <text:p>0.829999983310699</text:p>
              </table:table-cell>
              <table:table-cell office:value-type="float" office:value="0.591301679611206">
                <text:p>0.59130167961120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0.899999976158142">
                <text:p>0.899999976158142</text:p>
              </table:table-cell>
              <table:table-cell office:value-type="float" office:value="0.881598949432373">
                <text:p>0.881598949432373</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0.649999976158142">
                <text:p>0.649999976158142</text:p>
              </table:table-cell>
              <table:table-cell office:value-type="float" office:value="0.601599335670471">
                <text:p>0.601599335670471</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0.75">
                <text:p>0.75</text:p>
              </table:table-cell>
              <table:table-cell office:value-type="float" office:value="0.74146431684494">
                <text:p>0.74146431684494</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0.649999976158142">
                <text:p>0.649999976158142</text:p>
              </table:table-cell>
              <table:table-cell office:value-type="float" office:value="0.634974896907806">
                <text:p>0.634974896907806</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730000019073486">
                <text:p>0.730000019073486</text:p>
              </table:table-cell>
              <table:table-cell office:value-type="float" office:value="0.706662595272064">
                <text:p>0.706662595272064</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0.829999983310699">
                <text:p>0.829999983310699</text:p>
              </table:table-cell>
              <table:table-cell office:value-type="float" office:value="0.781229257583618">
                <text:p>0.781229257583618</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0.850000023841858">
                <text:p>0.850000023841858</text:p>
              </table:table-cell>
              <table:table-cell office:value-type="float" office:value="0.642548263072968">
                <text:p>0.642548263072968</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0.280000001192093">
                <text:p>0.280000001192093</text:p>
              </table:table-cell>
              <table:table-cell office:value-type="float" office:value="0.291472285985947">
                <text:p>0.291472285985947</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0.779999971389771">
                <text:p>0.779999971389771</text:p>
              </table:table-cell>
              <table:table-cell office:value-type="float" office:value="0.65798032283783">
                <text:p>0.65798032283783</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0.449999988079071">
                <text:p>0.449999988079071</text:p>
              </table:table-cell>
              <table:table-cell office:value-type="float" office:value="0.464142233133316">
                <text:p>0.4641422331333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0.649999976158142">
                <text:p>0.649999976158142</text:p>
              </table:table-cell>
              <table:table-cell office:value-type="float" office:value="0.763202726840973">
                <text:p>0.763202726840973</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0.649999976158142">
                <text:p>0.649999976158142</text:p>
              </table:table-cell>
              <table:table-cell office:value-type="float" office:value="0.631255865097046">
                <text:p>0.631255865097046</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0.649999976158142">
                <text:p>0.649999976158142</text:p>
              </table:table-cell>
              <table:table-cell office:value-type="float" office:value="0.717103064060211">
                <text:p>0.717103064060211</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0.550000011920929">
                <text:p>0.550000011920929</text:p>
              </table:table-cell>
              <table:table-cell office:value-type="float" office:value="0.556610345840454">
                <text:p>0.556610345840454</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0.779999971389771">
                <text:p>0.779999971389771</text:p>
              </table:table-cell>
              <table:table-cell office:value-type="float" office:value="0.77986490726471">
                <text:p>0.77986490726471</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0.699999988079071">
                <text:p>0.699999988079071</text:p>
              </table:table-cell>
              <table:table-cell office:value-type="float" office:value="0.738204956054688">
                <text:p>0.738204956054688</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0.800000011920929">
                <text:p>0.800000011920929</text:p>
              </table:table-cell>
              <table:table-cell office:value-type="float" office:value="0.785445392131805">
                <text:p>0.785445392131805</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0.649999976158142">
                <text:p>0.649999976158142</text:p>
              </table:table-cell>
              <table:table-cell office:value-type="float" office:value="0.687813937664032">
                <text:p>0.687813937664032</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0.75">
                <text:p>0.75</text:p>
              </table:table-cell>
              <table:table-cell office:value-type="float" office:value="0.644482135772705">
                <text:p>0.644482135772705</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0.629999995231628">
                <text:p>0.629999995231628</text:p>
              </table:table-cell>
              <table:table-cell office:value-type="float" office:value="0.735107958316803">
                <text:p>0.735107958316803</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0.829999983310699">
                <text:p>0.829999983310699</text:p>
              </table:table-cell>
              <table:table-cell office:value-type="float" office:value="0.819341063499451">
                <text:p>0.819341063499451</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0.779999971389771">
                <text:p>0.779999971389771</text:p>
              </table:table-cell>
              <table:table-cell office:value-type="float" office:value="0.675118088722229">
                <text:p>0.675118088722229</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0.779999971389771">
                <text:p>0.779999971389771</text:p>
              </table:table-cell>
              <table:table-cell office:value-type="float" office:value="0.768409669399262">
                <text:p>0.768409669399262</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0.980000019073486">
                <text:p>0.980000019073486</text:p>
              </table:table-cell>
              <table:table-cell office:value-type="float" office:value="0.971789360046387">
                <text:p>0.971789360046387</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0.730000019073486">
                <text:p>0.730000019073486</text:p>
              </table:table-cell>
              <table:table-cell office:value-type="float" office:value="0.653553247451782">
                <text:p>0.653553247451782</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0.600000023841858">
                <text:p>0.600000023841858</text:p>
              </table:table-cell>
              <table:table-cell office:value-type="float" office:value="0.76027375459671">
                <text:p>0.76027375459671</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0.649999976158142">
                <text:p>0.649999976158142</text:p>
              </table:table-cell>
              <table:table-cell office:value-type="float" office:value="0.585129141807556">
                <text:p>0.585129141807556</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0.449999988079071">
                <text:p>0.449999988079071</text:p>
              </table:table-cell>
              <table:table-cell office:value-type="float" office:value="0.914878726005554">
                <text:p>0.914878726005554</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0.779999971389771">
                <text:p>0.779999971389771</text:p>
              </table:table-cell>
              <table:table-cell office:value-type="float" office:value="0.702350318431854">
                <text:p>0.702350318431854</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0.5">
                <text:p>0.5</text:p>
              </table:table-cell>
              <table:table-cell office:value-type="float" office:value="0.522402346134186">
                <text:p>0.522402346134186</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0.879999995231628">
                <text:p>0.879999995231628</text:p>
              </table:table-cell>
              <table:table-cell office:value-type="float" office:value="0.854930222034454">
                <text:p>0.854930222034454</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0.479999989271164">
                <text:p>0.479999989271164</text:p>
              </table:table-cell>
              <table:table-cell office:value-type="float" office:value="0.796099603176117">
                <text:p>0.796099603176117</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0.629999995231628">
                <text:p>0.629999995231628</text:p>
              </table:table-cell>
              <table:table-cell office:value-type="float" office:value="0.619261980056763">
                <text:p>0.619261980056763</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0.75">
                <text:p>0.75</text:p>
              </table:table-cell>
              <table:table-cell office:value-type="float" office:value="0.74484658241272">
                <text:p>0.74484658241272</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0.600000023841858">
                <text:p>0.600000023841858</text:p>
              </table:table-cell>
              <table:table-cell office:value-type="float" office:value="0.713124871253967">
                <text:p>0.713124871253967</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0.75">
                <text:p>0.75</text:p>
              </table:table-cell>
              <table:table-cell office:value-type="float" office:value="0.774337589740753">
                <text:p>0.774337589740753</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0.680000007152557">
                <text:p>0.680000007152557</text:p>
              </table:table-cell>
              <table:table-cell office:value-type="float" office:value="0.61992359161377">
                <text:p>0.61992359161377</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0.829999983310699">
                <text:p>0.829999983310699</text:p>
              </table:table-cell>
              <table:table-cell office:value-type="float" office:value="0.774309098720551">
                <text:p>0.774309098720551</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0.379999995231628">
                <text:p>0.379999995231628</text:p>
              </table:table-cell>
              <table:table-cell office:value-type="float" office:value="0.380253493785858">
                <text:p>0.380253493785858</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0.550000011920929">
                <text:p>0.550000011920929</text:p>
              </table:table-cell>
              <table:table-cell office:value-type="float" office:value="0.732665598392487">
                <text:p>0.732665598392487</text:p>
              </table:table-cell>
              <table:table-cell office:value-type="float" office:value="NaN">
                <text:p>NaN</text:p>
              </table:table-cell>
              <table:table-cell office:value-type="float" office:value="NaN">
                <text:p>NaN</text:p>
              </table:table-cell>
            </table:table-row>
            <table:table-row>
              <table:table-cell office:value-type="string">
                <text:p>47</text:p>
              </table:table-cell>
              <table:table-cell office:value-type="float" office:value="0.779999971389771">
                <text:p>0.779999971389771</text:p>
              </table:table-cell>
              <table:table-cell office:value-type="float" office:value="0.731932938098908">
                <text:p>0.731932938098908</text:p>
              </table:table-cell>
              <table:table-cell office:value-type="float" office:value="NaN">
                <text:p>NaN</text:p>
              </table:table-cell>
              <table:table-cell office:value-type="float" office:value="NaN">
                <text:p>NaN</text:p>
              </table:table-cell>
            </table:table-row>
            <table:table-row>
              <table:table-cell office:value-type="string">
                <text:p>48</text:p>
              </table:table-cell>
              <table:table-cell office:value-type="float" office:value="0.629999995231628">
                <text:p>0.629999995231628</text:p>
              </table:table-cell>
              <table:table-cell office:value-type="float" office:value="0.660450220108032">
                <text:p>0.660450220108032</text:p>
              </table:table-cell>
              <table:table-cell office:value-type="float" office:value="NaN">
                <text:p>NaN</text:p>
              </table:table-cell>
              <table:table-cell office:value-type="float" office:value="NaN">
                <text:p>NaN</text:p>
              </table:table-cell>
            </table:table-row>
            <table:table-row>
              <table:table-cell office:value-type="string">
                <text:p>49</text:p>
              </table:table-cell>
              <table:table-cell office:value-type="float" office:value="0.600000023841858">
                <text:p>0.600000023841858</text:p>
              </table:table-cell>
              <table:table-cell office:value-type="float" office:value="0.607223331928253">
                <text:p>0.607223331928253</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0.649999976158142">
                <text:p>0.649999976158142</text:p>
              </table:table-cell>
              <table:table-cell office:value-type="float" office:value="0.671336770057678">
                <text:p>0.671336770057678</text:p>
              </table:table-cell>
              <table:table-cell office:value-type="float" office:value="NaN">
                <text:p>NaN</text:p>
              </table:table-cell>
              <table:table-cell office:value-type="float" office:value="NaN">
                <text:p>NaN</text:p>
              </table:table-cell>
            </table:table-row>
            <table:table-row>
              <table:table-cell office:value-type="string">
                <text:p>51</text:p>
              </table:table-cell>
              <table:table-cell office:value-type="float" office:value="0.479999989271164">
                <text:p>0.479999989271164</text:p>
              </table:table-cell>
              <table:table-cell office:value-type="float" office:value="0.469971030950546">
                <text:p>0.469971030950546</text:p>
              </table:table-cell>
              <table:table-cell office:value-type="float" office:value="NaN">
                <text:p>NaN</text:p>
              </table:table-cell>
              <table:table-cell office:value-type="float" office:value="NaN">
                <text:p>NaN</text:p>
              </table:table-cell>
            </table:table-row>
            <table:table-row>
              <table:table-cell office:value-type="string">
                <text:p>52</text:p>
              </table:table-cell>
              <table:table-cell office:value-type="float" office:value="0.550000011920929">
                <text:p>0.550000011920929</text:p>
              </table:table-cell>
              <table:table-cell office:value-type="float" office:value="0.729613542556763">
                <text:p>0.729613542556763</text:p>
              </table:table-cell>
              <table:table-cell office:value-type="float" office:value="NaN">
                <text:p>NaN</text:p>
              </table:table-cell>
              <table:table-cell office:value-type="float" office:value="NaN">
                <text:p>NaN</text:p>
              </table:table-cell>
            </table:table-row>
            <table:table-row>
              <table:table-cell office:value-type="string">
                <text:p>53</text:p>
              </table:table-cell>
              <table:table-cell office:value-type="float" office:value="0.800000011920929">
                <text:p>0.800000011920929</text:p>
              </table:table-cell>
              <table:table-cell office:value-type="float" office:value="0.786785066127777">
                <text:p>0.786785066127777</text:p>
              </table:table-cell>
              <table:table-cell office:value-type="float" office:value="NaN">
                <text:p>NaN</text:p>
              </table:table-cell>
              <table:table-cell office:value-type="float" office:value="NaN">
                <text:p>NaN</text:p>
              </table:table-cell>
            </table:table-row>
            <table:table-row>
              <table:table-cell office:value-type="string">
                <text:p>54</text:p>
              </table:table-cell>
              <table:table-cell office:value-type="float" office:value="0.649999976158142">
                <text:p>0.649999976158142</text:p>
              </table:table-cell>
              <table:table-cell office:value-type="float" office:value="0.652454257011414">
                <text:p>0.652454257011414</text:p>
              </table:table-cell>
              <table:table-cell office:value-type="float" office:value="NaN">
                <text:p>NaN</text:p>
              </table:table-cell>
              <table:table-cell office:value-type="float" office:value="NaN">
                <text:p>NaN</text:p>
              </table:table-cell>
            </table:table-row>
            <table:table-row>
              <table:table-cell office:value-type="string">
                <text:p>55</text:p>
              </table:table-cell>
              <table:table-cell office:value-type="float" office:value="0.699999988079071">
                <text:p>0.699999988079071</text:p>
              </table:table-cell>
              <table:table-cell office:value-type="float" office:value="0.668337643146515">
                <text:p>0.668337643146515</text:p>
              </table:table-cell>
              <table:table-cell office:value-type="float" office:value="NaN">
                <text:p>NaN</text:p>
              </table:table-cell>
              <table:table-cell office:value-type="float" office:value="NaN">
                <text:p>NaN</text:p>
              </table:table-cell>
            </table:table-row>
            <table:table-row>
              <table:table-cell office:value-type="string">
                <text:p>56</text:p>
              </table:table-cell>
              <table:table-cell office:value-type="float" office:value="0.779999971389771">
                <text:p>0.779999971389771</text:p>
              </table:table-cell>
              <table:table-cell office:value-type="float" office:value="0.733043968677521">
                <text:p>0.733043968677521</text:p>
              </table:table-cell>
              <table:table-cell office:value-type="float" office:value="NaN">
                <text:p>NaN</text:p>
              </table:table-cell>
              <table:table-cell office:value-type="float" office:value="NaN">
                <text:p>NaN</text:p>
              </table:table-cell>
            </table:table-row>
            <table:table-row>
              <table:table-cell office:value-type="string">
                <text:p>57</text:p>
              </table:table-cell>
              <table:table-cell office:value-type="float" office:value="0.699999988079071">
                <text:p>0.699999988079071</text:p>
              </table:table-cell>
              <table:table-cell office:value-type="float" office:value="0.65320348739624">
                <text:p>0.65320348739624</text:p>
              </table:table-cell>
              <table:table-cell office:value-type="float" office:value="NaN">
                <text:p>NaN</text:p>
              </table:table-cell>
              <table:table-cell office:value-type="float" office:value="NaN">
                <text:p>NaN</text:p>
              </table:table-cell>
            </table:table-row>
            <table:table-row>
              <table:table-cell office:value-type="string">
                <text:p>58</text:p>
              </table:table-cell>
              <table:table-cell office:value-type="float" office:value="0.779999971389771">
                <text:p>0.779999971389771</text:p>
              </table:table-cell>
              <table:table-cell office:value-type="float" office:value="0.766767978668213">
                <text:p>0.766767978668213</text:p>
              </table:table-cell>
              <table:table-cell office:value-type="float" office:value="NaN">
                <text:p>NaN</text:p>
              </table:table-cell>
              <table:table-cell office:value-type="float" office:value="NaN">
                <text:p>NaN</text:p>
              </table:table-cell>
            </table:table-row>
            <table:table-row>
              <table:table-cell office:value-type="string">
                <text:p>59</text:p>
              </table:table-cell>
              <table:table-cell office:value-type="float" office:value="0.680000007152557">
                <text:p>0.680000007152557</text:p>
              </table:table-cell>
              <table:table-cell office:value-type="float" office:value="0.69803524017334">
                <text:p>0.69803524017334</text:p>
              </table:table-cell>
              <table:table-cell office:value-type="float" office:value="NaN">
                <text:p>NaN</text:p>
              </table:table-cell>
              <table:table-cell office:value-type="float" office:value="NaN">
                <text:p>NaN</text:p>
              </table:table-cell>
            </table:table-row>
            <table:table-row>
              <table:table-cell office:value-type="string">
                <text:p>60</text:p>
              </table:table-cell>
              <table:table-cell office:value-type="float" office:value="0.800000011920929">
                <text:p>0.800000011920929</text:p>
              </table:table-cell>
              <table:table-cell office:value-type="float" office:value="0.781526982784271">
                <text:p>0.781526982784271</text:p>
              </table:table-cell>
              <table:table-cell office:value-type="float" office:value="NaN">
                <text:p>NaN</text:p>
              </table:table-cell>
              <table:table-cell office:value-type="float" office:value="NaN">
                <text:p>NaN</text:p>
              </table:table-cell>
            </table:table-row>
            <table:table-row>
              <table:table-cell office:value-type="string">
                <text:p>61</text:p>
              </table:table-cell>
              <table:table-cell office:value-type="float" office:value="0.629999995231628">
                <text:p>0.629999995231628</text:p>
              </table:table-cell>
              <table:table-cell office:value-type="float" office:value="0.60739541053772">
                <text:p>0.60739541053772</text:p>
              </table:table-cell>
              <table:table-cell office:value-type="float" office:value="NaN">
                <text:p>NaN</text:p>
              </table:table-cell>
              <table:table-cell office:value-type="float" office:value="NaN">
                <text:p>NaN</text:p>
              </table:table-cell>
            </table:table-row>
            <table:table-row>
              <table:table-cell office:value-type="string">
                <text:p>62</text:p>
              </table:table-cell>
              <table:table-cell office:value-type="float" office:value="0.779999971389771">
                <text:p>0.779999971389771</text:p>
              </table:table-cell>
              <table:table-cell office:value-type="float" office:value="0.765709102153778">
                <text:p>0.765709102153778</text:p>
              </table:table-cell>
              <table:table-cell office:value-type="float" office:value="NaN">
                <text:p>NaN</text:p>
              </table:table-cell>
              <table:table-cell office:value-type="float" office:value="NaN">
                <text:p>NaN</text:p>
              </table:table-cell>
            </table:table-row>
            <table:table-row>
              <table:table-cell office:value-type="string">
                <text:p>63</text:p>
              </table:table-cell>
              <table:table-cell office:value-type="float" office:value="0.699999988079071">
                <text:p>0.699999988079071</text:p>
              </table:table-cell>
              <table:table-cell office:value-type="float" office:value="0.656025826931">
                <text:p>0.656025826931</text:p>
              </table:table-cell>
              <table:table-cell office:value-type="float" office:value="NaN">
                <text:p>NaN</text:p>
              </table:table-cell>
              <table:table-cell office:value-type="float" office:value="NaN">
                <text:p>NaN</text:p>
              </table:table-cell>
            </table:table-row>
            <table:table-row>
              <table:table-cell office:value-type="string">
                <text:p>64</text:p>
              </table:table-cell>
              <table:table-cell office:value-type="float" office:value="0.449999988079071">
                <text:p>0.449999988079071</text:p>
              </table:table-cell>
              <table:table-cell office:value-type="float" office:value="0.471709489822388">
                <text:p>0.471709489822388</text:p>
              </table:table-cell>
              <table:table-cell office:value-type="float" office:value="NaN">
                <text:p>NaN</text:p>
              </table:table-cell>
              <table:table-cell office:value-type="float" office:value="NaN">
                <text:p>NaN</text:p>
              </table:table-cell>
            </table:table-row>
            <table:table-row>
              <table:table-cell office:value-type="string">
                <text:p>65</text:p>
              </table:table-cell>
              <table:table-cell office:value-type="float" office:value="0.850000023841858">
                <text:p>0.850000023841858</text:p>
              </table:table-cell>
              <table:table-cell office:value-type="float" office:value="0.624443054199219">
                <text:p>0.624443054199219</text:p>
              </table:table-cell>
              <table:table-cell office:value-type="float" office:value="NaN">
                <text:p>NaN</text:p>
              </table:table-cell>
              <table:table-cell office:value-type="float" office:value="NaN">
                <text:p>NaN</text:p>
              </table:table-cell>
            </table:table-row>
            <table:table-row>
              <table:table-cell office:value-type="string">
                <text:p>66</text:p>
              </table:table-cell>
              <table:table-cell office:value-type="float" office:value="0.800000011920929">
                <text:p>0.800000011920929</text:p>
              </table:table-cell>
              <table:table-cell office:value-type="float" office:value="0.785499036312103">
                <text:p>0.785499036312103</text:p>
              </table:table-cell>
              <table:table-cell office:value-type="float" office:value="NaN">
                <text:p>NaN</text:p>
              </table:table-cell>
              <table:table-cell office:value-type="float" office:value="NaN">
                <text:p>NaN</text:p>
              </table:table-cell>
            </table:table-row>
            <table:table-row>
              <table:table-cell office:value-type="string">
                <text:p>67</text:p>
              </table:table-cell>
              <table:table-cell office:value-type="float" office:value="0.850000023841858">
                <text:p>0.850000023841858</text:p>
              </table:table-cell>
              <table:table-cell office:value-type="float" office:value="0.620470345020294">
                <text:p>0.620470345020294</text:p>
              </table:table-cell>
              <table:table-cell office:value-type="float" office:value="NaN">
                <text:p>NaN</text:p>
              </table:table-cell>
              <table:table-cell office:value-type="float" office:value="NaN">
                <text:p>NaN</text:p>
              </table:table-cell>
            </table:table-row>
            <table:table-row>
              <table:table-cell office:value-type="string">
                <text:p>68</text:p>
              </table:table-cell>
              <table:table-cell office:value-type="float" office:value="0.649999976158142">
                <text:p>0.649999976158142</text:p>
              </table:table-cell>
              <table:table-cell office:value-type="float" office:value="0.690998315811157">
                <text:p>0.690998315811157</text:p>
              </table:table-cell>
              <table:table-cell office:value-type="float" office:value="NaN">
                <text:p>NaN</text:p>
              </table:table-cell>
              <table:table-cell office:value-type="float" office:value="NaN">
                <text:p>NaN</text:p>
              </table:table-cell>
            </table:table-row>
            <table:table-row>
              <table:table-cell office:value-type="string">
                <text:p>69</text:p>
              </table:table-cell>
              <table:table-cell office:value-type="float" office:value="0.879999995231628">
                <text:p>0.879999995231628</text:p>
              </table:table-cell>
              <table:table-cell office:value-type="float" office:value="0.866988301277161">
                <text:p>0.866988301277161</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0.75">
                <text:p>0.75</text:p>
              </table:table-cell>
              <table:table-cell office:value-type="float" office:value="0.737336337566376">
                <text:p>0.737336337566376</text:p>
              </table:table-cell>
              <table:table-cell office:value-type="float" office:value="NaN">
                <text:p>NaN</text:p>
              </table:table-cell>
              <table:table-cell office:value-type="float" office:value="NaN">
                <text:p>NaN</text:p>
              </table:table-cell>
            </table:table-row>
            <table:table-row>
              <table:table-cell office:value-type="string">
                <text:p>71</text:p>
              </table:table-cell>
              <table:table-cell office:value-type="float" office:value="0.550000011920929">
                <text:p>0.550000011920929</text:p>
              </table:table-cell>
              <table:table-cell office:value-type="float" office:value="0.699852049350739">
                <text:p>0.699852049350739</text:p>
              </table:table-cell>
              <table:table-cell office:value-type="float" office:value="NaN">
                <text:p>NaN</text:p>
              </table:table-cell>
              <table:table-cell office:value-type="float" office:value="NaN">
                <text:p>NaN</text:p>
              </table:table-cell>
            </table:table-row>
            <table:table-row>
              <table:table-cell office:value-type="string">
                <text:p>72</text:p>
              </table:table-cell>
              <table:table-cell office:value-type="float" office:value="0.629999995231628">
                <text:p>0.629999995231628</text:p>
              </table:table-cell>
              <table:table-cell office:value-type="float" office:value="0.632212340831757">
                <text:p>0.632212340831757</text:p>
              </table:table-cell>
              <table:table-cell office:value-type="float" office:value="NaN">
                <text:p>NaN</text:p>
              </table:table-cell>
              <table:table-cell office:value-type="float" office:value="NaN">
                <text:p>NaN</text:p>
              </table:table-cell>
            </table:table-row>
            <table:table-row>
              <table:table-cell office:value-type="string">
                <text:p>73</text:p>
              </table:table-cell>
              <table:table-cell office:value-type="float" office:value="0.779999971389771">
                <text:p>0.779999971389771</text:p>
              </table:table-cell>
              <table:table-cell office:value-type="float" office:value="0.747223138809204">
                <text:p>0.747223138809204</text:p>
              </table:table-cell>
              <table:table-cell office:value-type="float" office:value="NaN">
                <text:p>NaN</text:p>
              </table:table-cell>
              <table:table-cell office:value-type="float" office:value="NaN">
                <text:p>NaN</text:p>
              </table:table-cell>
            </table:table-row>
            <table:table-row>
              <table:table-cell office:value-type="string">
                <text:p>74</text:p>
              </table:table-cell>
              <table:table-cell office:value-type="float" office:value="0.779999971389771">
                <text:p>0.779999971389771</text:p>
              </table:table-cell>
              <table:table-cell office:value-type="float" office:value="0.741481959819794">
                <text:p>0.741481959819794</text:p>
              </table:table-cell>
              <table:table-cell office:value-type="float" office:value="NaN">
                <text:p>NaN</text:p>
              </table:table-cell>
              <table:table-cell office:value-type="float" office:value="NaN">
                <text:p>NaN</text:p>
              </table:table-cell>
            </table:table-row>
            <table:table-row>
              <table:table-cell office:value-type="string">
                <text:p>75</text:p>
              </table:table-cell>
              <table:table-cell office:value-type="float" office:value="0.649999976158142">
                <text:p>0.649999976158142</text:p>
              </table:table-cell>
              <table:table-cell office:value-type="float" office:value="0.668086707592011">
                <text:p>0.668086707592011</text:p>
              </table:table-cell>
              <table:table-cell office:value-type="float" office:value="NaN">
                <text:p>NaN</text:p>
              </table:table-cell>
              <table:table-cell office:value-type="float" office:value="NaN">
                <text:p>NaN</text:p>
              </table:table-cell>
            </table:table-row>
            <table:table-row>
              <table:table-cell office:value-type="string">
                <text:p>76</text:p>
              </table:table-cell>
              <table:table-cell office:value-type="float" office:value="0.75">
                <text:p>0.75</text:p>
              </table:table-cell>
              <table:table-cell office:value-type="float" office:value="0.658448696136475">
                <text:p>0.658448696136475</text:p>
              </table:table-cell>
              <table:table-cell office:value-type="float" office:value="NaN">
                <text:p>NaN</text:p>
              </table:table-cell>
              <table:table-cell office:value-type="float" office:value="NaN">
                <text:p>NaN</text:p>
              </table:table-cell>
            </table:table-row>
            <table:table-row>
              <table:table-cell office:value-type="string">
                <text:p>77</text:p>
              </table:table-cell>
              <table:table-cell office:value-type="float" office:value="0.779999971389771">
                <text:p>0.779999971389771</text:p>
              </table:table-cell>
              <table:table-cell office:value-type="float" office:value="0.75616979598999">
                <text:p>0.75616979598999</text:p>
              </table:table-cell>
              <table:table-cell office:value-type="float" office:value="NaN">
                <text:p>NaN</text:p>
              </table:table-cell>
              <table:table-cell office:value-type="float" office:value="NaN">
                <text:p>NaN</text:p>
              </table:table-cell>
            </table:table-row>
            <table:table-row>
              <table:table-cell office:value-type="string">
                <text:p>78</text:p>
              </table:table-cell>
              <table:table-cell office:value-type="float" office:value="0.5">
                <text:p>0.5</text:p>
              </table:table-cell>
              <table:table-cell office:value-type="float" office:value="0.497722506523132">
                <text:p>0.497722506523132</text:p>
              </table:table-cell>
              <table:table-cell office:value-type="float" office:value="NaN">
                <text:p>NaN</text:p>
              </table:table-cell>
              <table:table-cell office:value-type="float" office:value="NaN">
                <text:p>NaN</text:p>
              </table:table-cell>
            </table:table-row>
            <table:table-row>
              <table:table-cell office:value-type="string">
                <text:p>79</text:p>
              </table:table-cell>
              <table:table-cell office:value-type="float" office:value="0.629999995231628">
                <text:p>0.629999995231628</text:p>
              </table:table-cell>
              <table:table-cell office:value-type="float" office:value="0.642741203308106">
                <text:p>0.642741203308106</text:p>
              </table:table-cell>
              <table:table-cell office:value-type="float" office:value="NaN">
                <text:p>NaN</text:p>
              </table:table-cell>
              <table:table-cell office:value-type="float" office:value="NaN">
                <text:p>NaN</text:p>
              </table:table-cell>
            </table:table-row>
            <table:table-row>
              <table:table-cell office:value-type="string">
                <text:p>80</text:p>
              </table:table-cell>
              <table:table-cell office:value-type="float" office:value="0.800000011920929">
                <text:p>0.800000011920929</text:p>
              </table:table-cell>
              <table:table-cell office:value-type="float" office:value="0.630778729915619">
                <text:p>0.630778729915619</text:p>
              </table:table-cell>
              <table:table-cell office:value-type="float" office:value="NaN">
                <text:p>NaN</text:p>
              </table:table-cell>
              <table:table-cell office:value-type="float" office:value="NaN">
                <text:p>NaN</text:p>
              </table:table-cell>
            </table:table-row>
            <table:table-row>
              <table:table-cell office:value-type="string">
                <text:p>81</text:p>
              </table:table-cell>
              <table:table-cell office:value-type="float" office:value="0.779999971389771">
                <text:p>0.779999971389771</text:p>
              </table:table-cell>
              <table:table-cell office:value-type="float" office:value="0.733359217643738">
                <text:p>0.733359217643738</text:p>
              </table:table-cell>
              <table:table-cell office:value-type="float" office:value="NaN">
                <text:p>NaN</text:p>
              </table:table-cell>
              <table:table-cell office:value-type="float" office:value="NaN">
                <text:p>NaN</text:p>
              </table:table-cell>
            </table:table-row>
            <table:table-row>
              <table:table-cell office:value-type="string">
                <text:p>82</text:p>
              </table:table-cell>
              <table:table-cell office:value-type="float" office:value="0.730000019073486">
                <text:p>0.730000019073486</text:p>
              </table:table-cell>
              <table:table-cell office:value-type="float" office:value="0.709897220134735">
                <text:p>0.709897220134735</text:p>
              </table:table-cell>
              <table:table-cell office:value-type="float" office:value="NaN">
                <text:p>NaN</text:p>
              </table:table-cell>
              <table:table-cell office:value-type="float" office:value="NaN">
                <text:p>NaN</text:p>
              </table:table-cell>
            </table:table-row>
            <table:table-row>
              <table:table-cell office:value-type="string">
                <text:p>83</text:p>
              </table:table-cell>
              <table:table-cell office:value-type="float" office:value="0.779999971389771">
                <text:p>0.779999971389771</text:p>
              </table:table-cell>
              <table:table-cell office:value-type="float" office:value="0.782346308231354">
                <text:p>0.782346308231354</text:p>
              </table:table-cell>
              <table:table-cell office:value-type="float" office:value="NaN">
                <text:p>NaN</text:p>
              </table:table-cell>
              <table:table-cell office:value-type="float" office:value="NaN">
                <text:p>NaN</text:p>
              </table:table-cell>
            </table:table-row>
            <table:table-row>
              <table:table-cell office:value-type="string">
                <text:p>84</text:p>
              </table:table-cell>
              <table:table-cell office:value-type="float" office:value="0.379999995231628">
                <text:p>0.379999995231628</text:p>
              </table:table-cell>
              <table:table-cell office:value-type="float" office:value="0.365206837654114">
                <text:p>0.365206837654114</text:p>
              </table:table-cell>
              <table:table-cell office:value-type="float" office:value="NaN">
                <text:p>NaN</text:p>
              </table:table-cell>
              <table:table-cell office:value-type="float" office:value="NaN">
                <text:p>NaN</text:p>
              </table:table-cell>
            </table:table-row>
            <table:table-row>
              <table:table-cell office:value-type="string">
                <text:p>85</text:p>
              </table:table-cell>
              <table:table-cell office:value-type="float" office:value="0.600000023841858">
                <text:p>0.600000023841858</text:p>
              </table:table-cell>
              <table:table-cell office:value-type="float" office:value="0.742857933044434">
                <text:p>0.742857933044434</text:p>
              </table:table-cell>
              <table:table-cell office:value-type="float" office:value="NaN">
                <text:p>NaN</text:p>
              </table:table-cell>
              <table:table-cell office:value-type="float" office:value="NaN">
                <text:p>NaN</text:p>
              </table:table-cell>
            </table:table-row>
            <table:table-row>
              <table:table-cell office:value-type="string">
                <text:p>86</text:p>
              </table:table-cell>
              <table:table-cell office:value-type="float" office:value="0.680000007152557">
                <text:p>0.680000007152557</text:p>
              </table:table-cell>
              <table:table-cell office:value-type="float" office:value="0.646562993526459">
                <text:p>0.646562993526459</text:p>
              </table:table-cell>
              <table:table-cell office:value-type="float" office:value="NaN">
                <text:p>NaN</text:p>
              </table:table-cell>
              <table:table-cell office:value-type="float" office:value="NaN">
                <text:p>NaN</text:p>
              </table:table-cell>
            </table:table-row>
            <table:table-row>
              <table:table-cell office:value-type="string">
                <text:p>87</text:p>
              </table:table-cell>
              <table:table-cell office:value-type="float" office:value="0.5">
                <text:p>0.5</text:p>
              </table:table-cell>
              <table:table-cell office:value-type="float" office:value="0.516607642173767">
                <text:p>0.516607642173767</text:p>
              </table:table-cell>
              <table:table-cell office:value-type="float" office:value="NaN">
                <text:p>NaN</text:p>
              </table:table-cell>
              <table:table-cell office:value-type="float" office:value="NaN">
                <text:p>NaN</text:p>
              </table:table-cell>
            </table:table-row>
            <table:table-row>
              <table:table-cell office:value-type="string">
                <text:p>88</text:p>
              </table:table-cell>
              <table:table-cell office:value-type="float" office:value="0.779999971389771">
                <text:p>0.779999971389771</text:p>
              </table:table-cell>
              <table:table-cell office:value-type="float" office:value="0.730327308177948">
                <text:p>0.730327308177948</text:p>
              </table:table-cell>
              <table:table-cell office:value-type="float" office:value="NaN">
                <text:p>NaN</text:p>
              </table:table-cell>
              <table:table-cell office:value-type="float" office:value="NaN">
                <text:p>NaN</text:p>
              </table:table-cell>
            </table:table-row>
            <table:table-row>
              <table:table-cell office:value-type="string">
                <text:p>89</text:p>
              </table:table-cell>
              <table:table-cell office:value-type="float" office:value="0.779999971389771">
                <text:p>0.779999971389771</text:p>
              </table:table-cell>
              <table:table-cell office:value-type="float" office:value="0.784447491168976">
                <text:p>0.784447491168976</text:p>
              </table:table-cell>
              <table:table-cell office:value-type="float" office:value="NaN">
                <text:p>NaN</text:p>
              </table:table-cell>
              <table:table-cell office:value-type="float" office:value="NaN">
                <text:p>NaN</text:p>
              </table:table-cell>
            </table:table-row>
            <table:table-row>
              <table:table-cell office:value-type="string">
                <text:p>90</text:p>
              </table:table-cell>
              <table:table-cell office:value-type="float" office:value="0.529999971389771">
                <text:p>0.529999971389771</text:p>
              </table:table-cell>
              <table:table-cell office:value-type="float" office:value="0.536245405673981">
                <text:p>0.536245405673981</text:p>
              </table:table-cell>
              <table:table-cell office:value-type="float" office:value="NaN">
                <text:p>NaN</text:p>
              </table:table-cell>
              <table:table-cell office:value-type="float" office:value="NaN">
                <text:p>NaN</text:p>
              </table:table-cell>
            </table:table-row>
            <table:table-row>
              <table:table-cell office:value-type="string">
                <text:p>91</text:p>
              </table:table-cell>
              <table:table-cell office:value-type="float" office:value="0.829999983310699">
                <text:p>0.829999983310699</text:p>
              </table:table-cell>
              <table:table-cell office:value-type="float" office:value="0.814875245094299">
                <text:p>0.814875245094299</text:p>
              </table:table-cell>
              <table:table-cell office:value-type="float" office:value="NaN">
                <text:p>NaN</text:p>
              </table:table-cell>
              <table:table-cell office:value-type="float" office:value="NaN">
                <text:p>NaN</text:p>
              </table:table-cell>
            </table:table-row>
            <table:table-row>
              <table:table-cell office:value-type="string">
                <text:p>92</text:p>
              </table:table-cell>
              <table:table-cell office:value-type="float" office:value="0.699999988079071">
                <text:p>0.699999988079071</text:p>
              </table:table-cell>
              <table:table-cell office:value-type="float" office:value="0.683876514434814">
                <text:p>0.683876514434814</text:p>
              </table:table-cell>
              <table:table-cell office:value-type="float" office:value="NaN">
                <text:p>NaN</text:p>
              </table:table-cell>
              <table:table-cell office:value-type="float" office:value="NaN">
                <text:p>NaN</text:p>
              </table:table-cell>
            </table:table-row>
            <table:table-row>
              <table:table-cell office:value-type="string">
                <text:p>93</text:p>
              </table:table-cell>
              <table:table-cell office:value-type="float" office:value="0.529999971389771">
                <text:p>0.529999971389771</text:p>
              </table:table-cell>
              <table:table-cell office:value-type="float" office:value="0.547764837741852">
                <text:p>0.547764837741852</text:p>
              </table:table-cell>
              <table:table-cell office:value-type="float" office:value="NaN">
                <text:p>NaN</text:p>
              </table:table-cell>
              <table:table-cell office:value-type="float" office:value="NaN">
                <text:p>NaN</text:p>
              </table:table-cell>
            </table:table-row>
            <table:table-row>
              <table:table-cell office:value-type="string">
                <text:p>94</text:p>
              </table:table-cell>
              <table:table-cell office:value-type="float" office:value="0.730000019073486">
                <text:p>0.730000019073486</text:p>
              </table:table-cell>
              <table:table-cell office:value-type="float" office:value="0.690072476863861">
                <text:p>0.690072476863861</text:p>
              </table:table-cell>
              <table:table-cell office:value-type="float" office:value="NaN">
                <text:p>NaN</text:p>
              </table:table-cell>
              <table:table-cell office:value-type="float" office:value="NaN">
                <text:p>NaN</text:p>
              </table:table-cell>
            </table:table-row>
            <table:table-row>
              <table:table-cell office:value-type="string">
                <text:p>95</text:p>
              </table:table-cell>
              <table:table-cell office:value-type="float" office:value="0.629999995231628">
                <text:p>0.629999995231628</text:p>
              </table:table-cell>
              <table:table-cell office:value-type="float" office:value="0.726167619228363">
                <text:p>0.726167619228363</text:p>
              </table:table-cell>
              <table:table-cell office:value-type="float" office:value="NaN">
                <text:p>NaN</text:p>
              </table:table-cell>
              <table:table-cell office:value-type="float" office:value="NaN">
                <text:p>NaN</text:p>
              </table:table-cell>
            </table:table-row>
            <table:table-row>
              <table:table-cell office:value-type="string">
                <text:p>96</text:p>
              </table:table-cell>
              <table:table-cell office:value-type="float" office:value="0.779999971389771">
                <text:p>0.779999971389771</text:p>
              </table:table-cell>
              <table:table-cell office:value-type="float" office:value="0.703934550285339">
                <text:p>0.703934550285339</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